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bd33e"/>
    </style:style>
    <style:style style:name="P2" style:family="paragraph" style:parent-style-name="Standard">
      <style:text-properties officeooo:paragraph-rsid="001c785a"/>
    </style:style>
    <style:style style:name="P3" style:family="paragraph" style:parent-style-name="Standard">
      <style:text-properties fo:font-weight="bold" officeooo:paragraph-rsid="001c785a" style:font-weight-asian="bold" style:font-weight-complex="bold"/>
    </style:style>
    <style:style style:name="P4" style:family="paragraph" style:parent-style-name="Standard">
      <style:text-properties fo:font-weight="bold" officeooo:paragraph-rsid="001bd33e" style:font-weight-asian="bold" style:font-weight-complex="bold"/>
    </style:style>
    <style:style style:name="P5" style:family="paragraph" style:parent-style-name="Standard">
      <style:text-properties fo:font-weight="bold" officeooo:paragraph-rsid="001e0fe6" style:font-weight-asian="bold" style:font-weight-complex="bold"/>
    </style:style>
    <style:style style:name="P6" style:family="paragraph" style:parent-style-name="Standard">
      <style:text-properties fo:font-weight="bold" officeooo:paragraph-rsid="001f4bd0" style:font-weight-asian="bold" style:font-weight-complex="bold"/>
    </style:style>
    <style:style style:name="P7" style:family="paragraph" style:parent-style-name="Standard">
      <style:text-properties fo:font-weight="bold" officeooo:paragraph-rsid="00239e69" style:font-weight-asian="bold" style:font-weight-complex="bold"/>
    </style:style>
    <style:style style:name="P8" style:family="paragraph" style:parent-style-name="Standard">
      <style:text-properties fo:font-weight="bold" officeooo:paragraph-rsid="00248564" style:font-weight-asian="bold" style:font-weight-complex="bold"/>
    </style:style>
    <style:style style:name="P9" style:family="paragraph" style:parent-style-name="Standard">
      <style:text-properties fo:font-weight="bold" officeooo:paragraph-rsid="0022d4e8" style:font-weight-asian="bold" style:font-weight-complex="bold"/>
    </style:style>
    <style:style style:name="P10" style:family="paragraph" style:parent-style-name="Standard">
      <style:text-properties fo:font-weight="bold" officeooo:rsid="00248564" officeooo:paragraph-rsid="00248564" style:font-weight-asian="bold" style:font-weight-complex="bold"/>
    </style:style>
    <style:style style:name="P11" style:family="paragraph" style:parent-style-name="Standard">
      <style:text-properties fo:font-weight="bold" officeooo:paragraph-rsid="0025ed8b" style:font-weight-asian="bold" style:font-weight-complex="bold"/>
    </style:style>
    <style:style style:name="P12" style:family="paragraph" style:parent-style-name="Standard">
      <style:text-properties fo:font-weight="bold" officeooo:rsid="0025ed8b" officeooo:paragraph-rsid="0025ed8b" style:font-weight-asian="bold" style:font-weight-complex="bold"/>
    </style:style>
    <style:style style:name="P13" style:family="paragraph" style:parent-style-name="Standard">
      <style:text-properties fo:font-weight="bold" officeooo:paragraph-rsid="0027bd11" style:font-weight-asian="bold" style:font-weight-complex="bold"/>
    </style:style>
    <style:style style:name="P14" style:family="paragraph" style:parent-style-name="Standard">
      <style:text-properties fo:font-weight="bold" officeooo:paragraph-rsid="002a4946" style:font-weight-asian="bold" style:font-weight-complex="bold"/>
    </style:style>
    <style:style style:name="P15" style:family="paragraph" style:parent-style-name="Standard">
      <style:text-properties fo:font-weight="bold" officeooo:rsid="001bd33e" officeooo:paragraph-rsid="001bd33e" style:font-weight-asian="bold" style:font-weight-complex="bold"/>
    </style:style>
    <style:style style:name="P16" style:family="paragraph" style:parent-style-name="Standard">
      <style:text-properties fo:font-weight="bold" officeooo:rsid="001e0fe6" officeooo:paragraph-rsid="001e0fe6" style:font-weight-asian="bold" style:font-weight-complex="bold"/>
    </style:style>
    <style:style style:name="P17" style:family="paragraph" style:parent-style-name="Standard">
      <style:text-properties fo:font-weight="bold" officeooo:rsid="001f4bd0" officeooo:paragraph-rsid="001f4bd0" style:font-weight-asian="bold" style:font-weight-complex="bold"/>
    </style:style>
    <style:style style:name="P18" style:family="paragraph" style:parent-style-name="Standard">
      <style:text-properties fo:font-weight="bold" officeooo:rsid="00239e69" officeooo:paragraph-rsid="00239e69" style:font-weight-asian="bold" style:font-weight-complex="bold"/>
    </style:style>
    <style:style style:name="P19" style:family="paragraph" style:parent-style-name="Standard">
      <style:text-properties fo:font-weight="bold" officeooo:rsid="0022d4e8" officeooo:paragraph-rsid="00248564" style:font-weight-asian="bold" style:font-weight-complex="bold"/>
    </style:style>
    <style:style style:name="P20" style:family="paragraph" style:parent-style-name="Standard">
      <style:text-properties fo:font-weight="bold" officeooo:rsid="0027bd11" officeooo:paragraph-rsid="001bd33e" style:font-weight-asian="bold" style:font-weight-complex="bold"/>
    </style:style>
    <style:style style:name="P21" style:family="paragraph" style:parent-style-name="Standard">
      <style:text-properties officeooo:paragraph-rsid="001e0fe6"/>
    </style:style>
    <style:style style:name="P22" style:family="paragraph" style:parent-style-name="Standard">
      <style:text-properties officeooo:paragraph-rsid="00248564"/>
    </style:style>
    <style:style style:name="P23" style:family="paragraph" style:parent-style-name="Standard">
      <style:text-properties officeooo:rsid="00248564" officeooo:paragraph-rsid="00248564"/>
    </style:style>
    <style:style style:name="P24" style:family="paragraph" style:parent-style-name="Standard">
      <style:text-properties officeooo:rsid="00248564" officeooo:paragraph-rsid="001c785a"/>
    </style:style>
    <style:style style:name="P25" style:family="paragraph" style:parent-style-name="Standard">
      <style:text-properties fo:font-style="italic" officeooo:rsid="00248564" officeooo:paragraph-rsid="00248564" style:font-style-asian="italic" style:font-style-complex="italic"/>
    </style:style>
    <style:style style:name="P26" style:family="paragraph" style:parent-style-name="Standard">
      <style:text-properties fo:font-style="italic" officeooo:rsid="00248564" officeooo:paragraph-rsid="0024cbc7" style:font-style-asian="italic" style:font-style-complex="italic"/>
    </style:style>
    <style:style style:name="P27" style:family="paragraph" style:parent-style-name="Standard">
      <style:text-properties fo:font-style="italic" officeooo:rsid="00248564" officeooo:paragraph-rsid="0024fa77" style:font-style-asian="italic" style:font-style-complex="italic"/>
    </style:style>
    <style:style style:name="P28" style:family="paragraph" style:parent-style-name="Standard">
      <style:text-properties fo:font-style="italic" officeooo:rsid="00248564" officeooo:paragraph-rsid="0025ed8b" style:font-style-asian="italic" style:font-style-complex="italic"/>
    </style:style>
    <style:style style:name="P29" style:family="paragraph" style:parent-style-name="Standard">
      <style:text-properties fo:font-style="italic" officeooo:rsid="00248564" officeooo:paragraph-rsid="0027bd11" style:font-style-asian="italic" style:font-style-complex="italic"/>
    </style:style>
    <style:style style:name="P30" style:family="paragraph" style:parent-style-name="Standard">
      <style:text-properties fo:font-style="italic" officeooo:rsid="00248564" officeooo:paragraph-rsid="0029a4c4" style:font-style-asian="italic" style:font-style-complex="italic"/>
    </style:style>
    <style:style style:name="P31" style:family="paragraph" style:parent-style-name="Standard">
      <style:text-properties fo:font-style="italic" officeooo:rsid="00248564" officeooo:paragraph-rsid="002a4946" style:font-style-asian="italic" style:font-style-complex="italic"/>
    </style:style>
    <style:style style:name="P32" style:family="paragraph" style:parent-style-name="Standard">
      <style:text-properties officeooo:rsid="0024cbc7" officeooo:paragraph-rsid="0024cbc7"/>
    </style:style>
    <style:style style:name="P33" style:family="paragraph" style:parent-style-name="Standard">
      <style:text-properties officeooo:paragraph-rsid="0024cbc7"/>
    </style:style>
    <style:style style:name="P34" style:family="paragraph" style:parent-style-name="Standard">
      <style:text-properties officeooo:rsid="0024fa77" officeooo:paragraph-rsid="0024fa77"/>
    </style:style>
    <style:style style:name="P35" style:family="paragraph" style:parent-style-name="Standard">
      <style:text-properties officeooo:paragraph-rsid="0024fa77"/>
    </style:style>
    <style:style style:name="P36" style:family="paragraph" style:parent-style-name="Standard">
      <style:text-properties officeooo:paragraph-rsid="0025ed8b"/>
    </style:style>
    <style:style style:name="P37" style:family="paragraph" style:parent-style-name="Standard">
      <style:text-properties officeooo:rsid="0025ed8b" officeooo:paragraph-rsid="0025ed8b"/>
    </style:style>
    <style:style style:name="P38" style:family="paragraph" style:parent-style-name="Standard">
      <style:text-properties officeooo:rsid="0025ed8b" officeooo:paragraph-rsid="0027bd11"/>
    </style:style>
    <style:style style:name="P39" style:family="paragraph" style:parent-style-name="Standard">
      <style:text-properties officeooo:paragraph-rsid="0027bd11"/>
    </style:style>
    <style:style style:name="P40" style:family="paragraph" style:parent-style-name="Standard">
      <style:text-properties officeooo:rsid="0027bd11" officeooo:paragraph-rsid="0027bd11"/>
    </style:style>
    <style:style style:name="P41" style:family="paragraph" style:parent-style-name="Standard">
      <style:text-properties officeooo:rsid="0029a4c4" officeooo:paragraph-rsid="0029a4c4"/>
    </style:style>
    <style:style style:name="P42" style:family="paragraph" style:parent-style-name="Standard">
      <style:text-properties officeooo:rsid="002a4946" officeooo:paragraph-rsid="002a4946"/>
    </style:style>
    <style:style style:name="P43" style:family="paragraph" style:parent-style-name="Standard">
      <style:text-properties fo:font-style="normal" fo:font-weight="bold" officeooo:rsid="002a4946" officeooo:paragraph-rsid="002a4946" style:font-style-asian="normal" style:font-weight-asian="bold" style:font-style-complex="normal" style:font-weight-complex="bold"/>
    </style:style>
    <style:style style:name="P44" style:family="paragraph" style:parent-style-name="Standard">
      <style:text-properties officeooo:rsid="001bd33e" officeooo:paragraph-rsid="001bd33e"/>
    </style:style>
    <style:style style:name="P45" style:family="paragraph" style:parent-style-name="Standard">
      <style:text-properties officeooo:rsid="001c785a" officeooo:paragraph-rsid="001c785a"/>
    </style:style>
    <style:style style:name="P46" style:family="paragraph" style:parent-style-name="Standard">
      <style:text-properties officeooo:rsid="001e0fe6" officeooo:paragraph-rsid="001e0fe6"/>
    </style:style>
    <style:style style:name="P47" style:family="paragraph" style:parent-style-name="Standard">
      <style:text-properties officeooo:rsid="0022d4e8" officeooo:paragraph-rsid="0022d4e8"/>
    </style:style>
    <style:style style:name="P4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3a31c4"/>
    </style:style>
    <style:style style:name="P4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6bc175"/>
    </style:style>
    <style:style style:name="P5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6c3d6e"/>
    </style:style>
    <style:style style:name="P5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italic" officeooo:rsid="00248564" officeooo:paragraph-rsid="00557e85" style:font-style-asian="italic" style:font-style-complex="italic"/>
    </style:style>
    <style:style style:name="P5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48564"/>
    </style:style>
    <style:style style:name="P5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4cbc7"/>
    </style:style>
    <style:style style:name="P5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4fa77"/>
    </style:style>
    <style:style style:name="P5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5ed8b"/>
    </style:style>
    <style:style style:name="P5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7bd11"/>
    </style:style>
    <style:style style:name="P5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5c4e93"/>
    </style:style>
    <style:style style:name="P5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66f5af"/>
    </style:style>
    <style:style style:name="P5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688faa"/>
    </style:style>
    <style:style style:name="P6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6bc175"/>
    </style:style>
    <style:style style:name="P6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79bd58"/>
    </style:style>
    <style:style style:name="P6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6c3d6e"/>
    </style:style>
    <style:style style:name="P6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6e1ee2"/>
    </style:style>
    <style:style style:name="P6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70efb6"/>
    </style:style>
    <style:style style:name="P6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7b62e6"/>
    </style:style>
    <style:style style:name="P6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8da173"/>
    </style:style>
    <style:style style:name="P6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9457cc"/>
    </style:style>
    <style:style style:name="P6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9c1d4e"/>
    </style:style>
    <style:style style:name="P6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a0251d"/>
    </style:style>
    <style:style style:name="P7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a23436"/>
    </style:style>
    <style:style style:name="P7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style="normal" officeooo:rsid="00acb8c9" officeooo:paragraph-rsid="002e36e7" style:font-style-asian="normal" style:font-style-complex="normal"/>
    </style:style>
    <style:style style:name="P7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style="normal" officeooo:rsid="00acb8c9" officeooo:paragraph-rsid="00acb8c9" style:font-style-asian="normal" style:font-style-complex="normal"/>
    </style:style>
    <style:style style:name="P7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style="normal" officeooo:rsid="00ae7ce1" officeooo:paragraph-rsid="00ae7ce1" style:font-style-asian="normal" style:font-style-complex="normal"/>
    </style:style>
    <style:style style:name="P7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style="normal" officeooo:rsid="00b06ee5" officeooo:paragraph-rsid="00b06ee5" style:font-style-asian="normal" style:font-style-complex="normal"/>
    </style:style>
    <style:style style:name="P7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style="normal" officeooo:rsid="00b18ba1" officeooo:paragraph-rsid="00b18ba1" style:font-style-asian="normal" style:font-style-complex="normal"/>
    </style:style>
    <style:style style:name="P7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style="normal" officeooo:rsid="00b566a1" officeooo:paragraph-rsid="00b566a1" style:font-style-asian="normal" style:font-style-complex="normal"/>
    </style:style>
    <style:style style:name="P7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bfd660" officeooo:paragraph-rsid="00bfd660"/>
    </style:style>
    <style:style style:name="P7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1494b" officeooo:paragraph-rsid="00bfd660"/>
    </style:style>
    <style:style style:name="P7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1494b" officeooo:paragraph-rsid="00c1494b"/>
    </style:style>
    <style:style style:name="P8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5d28b" officeooo:paragraph-rsid="00c5d28b"/>
    </style:style>
    <style:style style:name="P8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7c95c" officeooo:paragraph-rsid="00c7c95c"/>
    </style:style>
    <style:style style:name="P8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aabb4" officeooo:paragraph-rsid="00c8a00d"/>
    </style:style>
    <style:style style:name="P8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aabb4" officeooo:paragraph-rsid="00caabb4"/>
    </style:style>
    <style:style style:name="P8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bold" officeooo:rsid="00caabb4" officeooo:paragraph-rsid="00caabb4" style:font-weight-asian="bold" style:font-weight-complex="bold"/>
    </style:style>
    <style:style style:name="P8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bold" officeooo:rsid="00f933f4" officeooo:paragraph-rsid="00f933f4" style:font-weight-asian="bold" style:font-weight-complex="bold"/>
    </style:style>
    <style:style style:name="P8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bold" officeooo:rsid="01238ade" officeooo:paragraph-rsid="01238ade" style:font-weight-asian="bold" style:font-weight-complex="bold"/>
    </style:style>
    <style:style style:name="P8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ded07" officeooo:paragraph-rsid="00cded07"/>
    </style:style>
    <style:style style:name="P8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53aaa" officeooo:paragraph-rsid="00e53aaa"/>
    </style:style>
    <style:style style:name="P8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680de" officeooo:paragraph-rsid="00e680de"/>
    </style:style>
    <style:style style:name="P9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84360" officeooo:paragraph-rsid="00e84360"/>
    </style:style>
    <style:style style:name="P9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89e96" officeooo:paragraph-rsid="00e89e96"/>
    </style:style>
    <style:style style:name="P9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93fd0" officeooo:paragraph-rsid="00e93fd0"/>
    </style:style>
    <style:style style:name="P9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e8b1c" officeooo:paragraph-rsid="00ee8b1c"/>
    </style:style>
    <style:style style:name="P9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eccd4" officeooo:paragraph-rsid="00eeccd4"/>
    </style:style>
    <style:style style:name="P9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fcb46" officeooo:paragraph-rsid="00efcb46"/>
    </style:style>
    <style:style style:name="P9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087c4" officeooo:paragraph-rsid="00f087c4"/>
    </style:style>
    <style:style style:name="P9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2add5" officeooo:paragraph-rsid="00f2add5"/>
    </style:style>
    <style:style style:name="P9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4f819" officeooo:paragraph-rsid="00f2add5"/>
    </style:style>
    <style:style style:name="P9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4f819" officeooo:paragraph-rsid="00f4f819"/>
    </style:style>
    <style:style style:name="P10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5bf87" officeooo:paragraph-rsid="00f5bf87"/>
    </style:style>
    <style:style style:name="P10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6bd0d" officeooo:paragraph-rsid="00f6bd0d"/>
    </style:style>
    <style:style style:name="P10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style="italic" officeooo:rsid="00f7b9ea" officeooo:paragraph-rsid="00f7b9ea" style:font-style-asian="italic" style:font-style-complex="italic"/>
    </style:style>
    <style:style style:name="P10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style="italic" officeooo:rsid="00f933f4" officeooo:paragraph-rsid="00f933f4" style:font-style-asian="italic" style:font-style-complex="italic"/>
    </style:style>
    <style:style style:name="P10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933f4" officeooo:paragraph-rsid="00f933f4"/>
    </style:style>
    <style:style style:name="P10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b3aad" officeooo:paragraph-rsid="00fb3aad"/>
    </style:style>
    <style:style style:name="P10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c41b3" officeooo:paragraph-rsid="00fc41b3"/>
    </style:style>
    <style:style style:name="P10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de908" officeooo:paragraph-rsid="00fc41b3"/>
    </style:style>
    <style:style style:name="P10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e4017" officeooo:paragraph-rsid="00fe4017"/>
    </style:style>
    <style:style style:name="P10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03af56" officeooo:paragraph-rsid="0103af56"/>
    </style:style>
    <style:style style:name="P11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047624" officeooo:paragraph-rsid="01047624"/>
    </style:style>
    <style:style style:name="P11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05dfe6" officeooo:paragraph-rsid="0105dfe6"/>
    </style:style>
    <style:style style:name="P11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086db6" officeooo:paragraph-rsid="01086db6"/>
    </style:style>
    <style:style style:name="P11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089b13" officeooo:paragraph-rsid="01089b13"/>
    </style:style>
    <style:style style:name="P11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0ff929" officeooo:paragraph-rsid="010ff929"/>
    </style:style>
    <style:style style:name="P11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12349f" officeooo:paragraph-rsid="0112349f"/>
    </style:style>
    <style:style style:name="P11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1355b2" officeooo:paragraph-rsid="011355b2"/>
    </style:style>
    <style:style style:name="P11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152af1" officeooo:paragraph-rsid="01152af1"/>
    </style:style>
    <style:style style:name="P11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16ae62" officeooo:paragraph-rsid="0116ae62"/>
    </style:style>
    <style:style style:name="P11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189ae5" officeooo:paragraph-rsid="01189ae5"/>
    </style:style>
    <style:style style:name="P12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normal" officeooo:rsid="011a3f8e" officeooo:paragraph-rsid="011a3f8e" style:font-weight-asian="normal" style:font-weight-complex="normal"/>
    </style:style>
    <style:style style:name="P12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normal" officeooo:rsid="011b6178" officeooo:paragraph-rsid="011b6178" style:font-weight-asian="normal" style:font-weight-complex="normal"/>
    </style:style>
    <style:style style:name="P12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238ade" officeooo:paragraph-rsid="01238ade"/>
    </style:style>
    <style:style style:name="P12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24a9cc" officeooo:paragraph-rsid="0070efb6"/>
    </style:style>
    <style:style style:name="P12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24a9cc" officeooo:paragraph-rsid="0124a9cc"/>
    </style:style>
    <style:style style:name="P12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254ad2" officeooo:paragraph-rsid="01254ad2"/>
    </style:style>
    <style:style style:name="P12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26f499" officeooo:paragraph-rsid="0126f499"/>
    </style:style>
    <style:style style:name="P12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271e15" officeooo:paragraph-rsid="01271e15"/>
    </style:style>
    <style:style style:name="P12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27e068" officeooo:paragraph-rsid="0127e068"/>
    </style:style>
    <style:style style:name="P12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291bc6" officeooo:paragraph-rsid="01291bc6"/>
    </style:style>
    <style:style style:name="P13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2a29a5" officeooo:paragraph-rsid="012a29a5"/>
    </style:style>
    <style:style style:name="P13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2bf763" officeooo:paragraph-rsid="012bf763"/>
    </style:style>
    <style:style style:name="P13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2cd282" officeooo:paragraph-rsid="012cd282"/>
    </style:style>
    <style:style style:name="P13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2eefe2" officeooo:paragraph-rsid="012eefe2"/>
    </style:style>
    <style:style style:name="P13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normal" officeooo:rsid="002e36e7" officeooo:paragraph-rsid="002e36e7" style:font-style-asian="normal" style:font-style-complex="normal"/>
    </style:style>
    <style:style style:name="P13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31dfce"/>
    </style:style>
    <style:style style:name="P13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1c785a"/>
    </style:style>
    <style:style style:name="P13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6c3d6e"/>
    </style:style>
    <style:style style:name="P13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style="normal" officeooo:rsid="00b06ee5" officeooo:paragraph-rsid="00b06ee5" style:font-style-asian="normal" style:font-style-complex="normal"/>
    </style:style>
    <style:style style:name="P13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style="normal" officeooo:rsid="00b50efd" officeooo:paragraph-rsid="00b50efd" style:font-style-asian="normal" style:font-style-complex="normal"/>
    </style:style>
    <style:style style:name="P14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style="normal" officeooo:rsid="00b6f51b" officeooo:paragraph-rsid="00b6f51b" style:font-style-asian="normal" style:font-style-complex="normal"/>
    </style:style>
    <style:style style:name="P14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ba0a49" officeooo:paragraph-rsid="0031dfce"/>
    </style:style>
    <style:style style:name="P14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ba0a49" officeooo:paragraph-rsid="00ba0a49"/>
    </style:style>
    <style:style style:name="P14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bfd660" officeooo:paragraph-rsid="00bfd660"/>
    </style:style>
    <style:style style:name="P14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c16f12" officeooo:paragraph-rsid="00c16f12"/>
    </style:style>
    <style:style style:name="P14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c44f44" officeooo:paragraph-rsid="00c44f44"/>
    </style:style>
    <style:style style:name="P14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c5d28b" officeooo:paragraph-rsid="00c5d28b"/>
    </style:style>
    <style:style style:name="P14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c8a00d" officeooo:paragraph-rsid="00c8a00d"/>
    </style:style>
    <style:style style:name="P14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ceb58c" officeooo:paragraph-rsid="00ceb58c"/>
    </style:style>
    <style:style style:name="P14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cf7cdf" officeooo:paragraph-rsid="00cf7cdf"/>
    </style:style>
    <style:style style:name="P15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d102a4" officeooo:paragraph-rsid="00cf7cdf"/>
    </style:style>
    <style:style style:name="P15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d19fa3" officeooo:paragraph-rsid="00d19fa3"/>
    </style:style>
    <style:style style:name="P15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d2f97d" officeooo:paragraph-rsid="00d2f97d"/>
    </style:style>
    <style:style style:name="P15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d32ddd" officeooo:paragraph-rsid="00d32ddd"/>
    </style:style>
    <style:style style:name="P15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d4d18a" officeooo:paragraph-rsid="00d4d18a"/>
    </style:style>
    <style:style style:name="P15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d5e011" officeooo:paragraph-rsid="00d5e011"/>
    </style:style>
    <style:style style:name="P15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d9342f" officeooo:paragraph-rsid="00d9342f"/>
    </style:style>
    <style:style style:name="P15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dd8243" officeooo:paragraph-rsid="00dd8243"/>
    </style:style>
    <style:style style:name="P15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e1452e" officeooo:paragraph-rsid="00e1452e"/>
    </style:style>
    <style:style style:name="P15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e164de" officeooo:paragraph-rsid="00e164de"/>
    </style:style>
    <style:style style:name="P16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e19252" officeooo:paragraph-rsid="00e19252"/>
    </style:style>
    <style:style style:name="P16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e4717b" officeooo:paragraph-rsid="00e4717b"/>
    </style:style>
    <style:style style:name="P16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e53aaa" officeooo:paragraph-rsid="00e53aaa"/>
    </style:style>
    <style:style style:name="P16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ea3510" officeooo:paragraph-rsid="00ea3510"/>
    </style:style>
    <style:style style:name="P16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ec1cf9" officeooo:paragraph-rsid="00ec1cf9"/>
    </style:style>
    <style:style style:name="P16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ed0265" officeooo:paragraph-rsid="00ed0265"/>
    </style:style>
    <style:style style:name="P16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f6f888" officeooo:paragraph-rsid="00f6bd0d"/>
    </style:style>
    <style:style style:name="P16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style="italic" officeooo:rsid="00f933f4" officeooo:paragraph-rsid="00f933f4" style:font-style-asian="italic" style:font-style-complex="italic"/>
    </style:style>
    <style:style style:name="P16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f9bb4b" officeooo:paragraph-rsid="00f9bb4b"/>
    </style:style>
    <style:style style:name="P16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fde908" officeooo:paragraph-rsid="00fde908"/>
    </style:style>
    <style:style style:name="P17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ff4c07" officeooo:paragraph-rsid="00ff4c07"/>
    </style:style>
    <style:style style:name="P17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10110f3" officeooo:paragraph-rsid="010110f3"/>
    </style:style>
    <style:style style:name="P17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102c64b" officeooo:paragraph-rsid="0102c64b"/>
    </style:style>
    <style:style style:name="P17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104e659" officeooo:paragraph-rsid="0104e659"/>
    </style:style>
    <style:style style:name="P17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104f9fb" officeooo:paragraph-rsid="0104f9fb"/>
    </style:style>
    <style:style style:name="P17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1089b13" officeooo:paragraph-rsid="01089b13"/>
    </style:style>
    <style:style style:name="P17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10b269b" officeooo:paragraph-rsid="010b269b"/>
    </style:style>
    <style:style style:name="P17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1116415" officeooo:paragraph-rsid="01116415"/>
    </style:style>
    <style:style style:name="P17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weight="normal" officeooo:rsid="011c75f8" officeooo:paragraph-rsid="011c75f8" style:font-weight-asian="normal" style:font-weight-complex="normal"/>
    </style:style>
    <style:style style:name="P17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weight="normal" officeooo:rsid="011e60a6" officeooo:paragraph-rsid="011c75f8" style:font-weight-asian="normal" style:font-weight-complex="normal"/>
    </style:style>
    <style:style style:name="P18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weight="normal" officeooo:rsid="011e60a6" officeooo:paragraph-rsid="011e60a6" style:font-weight-asian="normal" style:font-weight-complex="normal"/>
    </style:style>
    <style:style style:name="P18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weight="normal" officeooo:rsid="0120389b" officeooo:paragraph-rsid="0120389b" style:font-weight-asian="normal" style:font-weight-complex="normal"/>
    </style:style>
    <style:style style:name="P18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weight="normal" officeooo:rsid="012174f2" officeooo:paragraph-rsid="012174f2" style:font-weight-asian="normal" style:font-weight-complex="normal"/>
    </style:style>
    <style:style style:name="P18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weight="normal" officeooo:rsid="012243f5" officeooo:paragraph-rsid="012243f5" style:font-weight-asian="normal" style:font-weight-complex="normal"/>
    </style:style>
    <style:style style:name="P18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weight="normal" officeooo:rsid="012252f8" officeooo:paragraph-rsid="012252f8" style:font-weight-asian="normal" style:font-weight-complex="normal"/>
    </style:style>
    <style:style style:name="P18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weight="bold" officeooo:rsid="011e60a6" officeooo:paragraph-rsid="011e60a6" style:font-weight-asian="bold" style:font-weight-complex="bold"/>
    </style:style>
    <style:style style:name="P18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weight="bold" officeooo:rsid="0132815d" officeooo:paragraph-rsid="0132815d" style:font-weight-asian="bold" style:font-weight-complex="bold"/>
    </style:style>
    <style:style style:name="P18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12ef958" officeooo:paragraph-rsid="012ef958"/>
    </style:style>
    <style:style style:name="P18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12fd2fa" officeooo:paragraph-rsid="012fd2fa"/>
    </style:style>
    <style:style style:name="P18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13082f3" officeooo:paragraph-rsid="013082f3"/>
    </style:style>
    <style:style style:name="P19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132815d" officeooo:paragraph-rsid="0132815d"/>
    </style:style>
    <style:style style:name="P19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fo:font-style="normal" officeooo:rsid="00b8eeec" officeooo:paragraph-rsid="00b8eeec" style:font-style-asian="normal" style:font-style-complex="normal"/>
    </style:style>
    <style:style style:name="P19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0bf0cbd" officeooo:paragraph-rsid="00bf0cbd"/>
    </style:style>
    <style:style style:name="P19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0c35b63" officeooo:paragraph-rsid="00c16f12"/>
    </style:style>
    <style:style style:name="P19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0d76ef7" officeooo:paragraph-rsid="00d76ef7"/>
    </style:style>
    <style:style style:name="P19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0d9342f" officeooo:paragraph-rsid="00d9342f"/>
    </style:style>
    <style:style style:name="P19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0dafbd8" officeooo:paragraph-rsid="00d9342f"/>
    </style:style>
    <style:style style:name="P19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107bdca" officeooo:paragraph-rsid="0107bdca"/>
    </style:style>
    <style:style style:name="P19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1097d8b" officeooo:paragraph-rsid="01097d8b"/>
    </style:style>
    <style:style style:name="P19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10a96ec" officeooo:paragraph-rsid="010a96ec"/>
    </style:style>
    <style:style style:name="P20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10bd7e0" officeooo:paragraph-rsid="010b269b"/>
    </style:style>
    <style:style style:name="P20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10bd7e0" officeooo:paragraph-rsid="010bd7e0"/>
    </style:style>
    <style:style style:name="P20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10bef76" officeooo:paragraph-rsid="010bef76"/>
    </style:style>
    <style:style style:name="P20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10ca04a" officeooo:paragraph-rsid="010ca04a"/>
    </style:style>
    <style:style style:name="P20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10e45d4" officeooo:paragraph-rsid="010ca04a"/>
    </style:style>
    <style:style style:name="P20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10e45d4" officeooo:paragraph-rsid="010e45d4"/>
    </style:style>
    <style:style style:name="P20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10f9944" officeooo:paragraph-rsid="010f9944"/>
    </style:style>
    <style:style style:name="P20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10ff929" officeooo:paragraph-rsid="010ff929"/>
    </style:style>
    <style:style style:name="P20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a29a5" officeooo:paragraph-rsid="012a29a5" style:font-weight-asian="normal" style:font-weight-complex="normal"/>
    </style:style>
    <style:style style:name="P20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238ade" officeooo:paragraph-rsid="01238ade"/>
    </style:style>
    <style:style style:name="P21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70efb6"/>
    </style:style>
    <style:style style:name="P21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126f499"/>
    </style:style>
    <style:style style:name="P21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a23436"/>
    </style:style>
    <style:style style:name="P21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2a29a5" officeooo:paragraph-rsid="012a29a5"/>
    </style:style>
    <style:style style:name="P21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bold" officeooo:rsid="012a29a5" officeooo:paragraph-rsid="012a29a5" style:font-weight-asian="bold" style:font-weight-complex="bold"/>
    </style:style>
    <style:style style:name="P21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2cd282" officeooo:paragraph-rsid="012cd282"/>
    </style:style>
    <style:style style:name="P21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2eb917" officeooo:paragraph-rsid="012eb917"/>
    </style:style>
    <style:style style:name="P217" style:family="paragraph" style:parent-style-name="Standard">
      <style:text-properties fo:font-weight="normal" officeooo:paragraph-rsid="001bd33e" style:font-weight-asian="normal" style:font-weight-complex="normal"/>
    </style:style>
    <style:style style:name="T1" style:family="text">
      <style:text-properties officeooo:rsid="001bd33e"/>
    </style:style>
    <style:style style:name="T2" style:family="text">
      <style:text-properties officeooo:rsid="001c785a"/>
    </style:style>
    <style:style style:name="T3" style:family="text">
      <style:text-properties officeooo:rsid="001e0fe6"/>
    </style:style>
    <style:style style:name="T4" style:family="text">
      <style:text-properties officeooo:rsid="001f4bd0"/>
    </style:style>
    <style:style style:name="T5" style:family="text">
      <style:text-properties officeooo:rsid="00239e69"/>
    </style:style>
    <style:style style:name="T6" style:family="text">
      <style:text-properties officeooo:rsid="00248564"/>
    </style:style>
    <style:style style:name="T7" style:family="text">
      <style:text-properties officeooo:rsid="0024fa77"/>
    </style:style>
    <style:style style:name="T8" style:family="text">
      <style:text-properties officeooo:rsid="0025ed8b"/>
    </style:style>
    <style:style style:name="T9" style:family="text">
      <style:text-properties officeooo:rsid="0027bd11"/>
    </style:style>
    <style:style style:name="T10" style:family="text">
      <style:text-properties officeooo:rsid="0029a4c4"/>
    </style:style>
    <style:style style:name="T11" style:family="text">
      <style:text-properties officeooo:rsid="002a4946"/>
    </style:style>
    <style:style style:name="T12" style:family="text">
      <style:text-properties officeooo:rsid="002a4cf3"/>
    </style:style>
    <style:style style:name="T13" style:family="text">
      <style:text-properties fo:language="en" fo:country="US"/>
    </style:style>
    <style:style style:name="T14" style:family="text">
      <style:text-properties fo:language="en" fo:country="US" officeooo:rsid="00b33410"/>
    </style:style>
    <style:style style:name="T15" style:family="text">
      <style:text-properties fo:language="en" fo:country="US" officeooo:rsid="00df2220"/>
    </style:style>
    <style:style style:name="T16" style:family="text">
      <style:text-properties fo:language="en" fo:country="US" officeooo:rsid="00e117b5"/>
    </style:style>
    <style:style style:name="T17" style:family="text">
      <style:text-properties fo:language="uk" fo:country="UA"/>
    </style:style>
    <style:style style:name="T18" style:family="text">
      <style:text-properties fo:language="uk" fo:country="UA" officeooo:rsid="00b06ee5"/>
    </style:style>
    <style:style style:name="T19" style:family="text">
      <style:text-properties fo:language="uk" fo:country="UA" officeooo:rsid="00b33410"/>
    </style:style>
    <style:style style:name="T20" style:family="text">
      <style:text-properties fo:language="uk" fo:country="UA" officeooo:rsid="00dbb643"/>
    </style:style>
    <style:style style:name="T21" style:family="text">
      <style:text-properties fo:language="uk" fo:country="UA" officeooo:rsid="01074d6e"/>
    </style:style>
    <style:style style:name="T22" style:family="text">
      <style:text-properties fo:language="ru" fo:country="RU"/>
    </style:style>
    <style:style style:name="T23" style:family="text">
      <style:text-properties fo:language="ru" fo:country="RU" officeooo:rsid="00c2088e"/>
    </style:style>
    <style:style style:name="T24" style:family="text">
      <style:text-properties fo:language="ru" fo:country="RU" officeooo:rsid="00c4e9b0"/>
    </style:style>
    <style:style style:name="T25" style:family="text">
      <style:text-properties fo:language="ru" fo:country="RU" officeooo:rsid="00ca51eb"/>
    </style:style>
    <style:style style:name="T26" style:family="text">
      <style:text-properties fo:language="ru" fo:country="RU" officeooo:rsid="00d19fa3"/>
    </style:style>
    <style:style style:name="T27" style:family="text">
      <style:text-properties fo:language="ru" fo:country="RU" officeooo:rsid="00d4d18a"/>
    </style:style>
    <style:style style:name="T28" style:family="text">
      <style:text-properties fo:language="ru" fo:country="RU" officeooo:rsid="00dbb643"/>
    </style:style>
    <style:style style:name="T29" style:family="text">
      <style:text-properties fo:language="ru" fo:country="RU" officeooo:rsid="00e164de"/>
    </style:style>
    <style:style style:name="T30" style:family="text">
      <style:text-properties fo:language="ru" fo:country="RU" officeooo:rsid="00e355fc"/>
    </style:style>
    <style:style style:name="T31" style:family="text">
      <style:text-properties fo:language="ru" fo:country="RU" officeooo:rsid="00e4f75f"/>
    </style:style>
    <style:style style:name="T32" style:family="text">
      <style:text-properties fo:language="ru" fo:country="RU" officeooo:rsid="00ed0265"/>
    </style:style>
    <style:style style:name="T33" style:family="text">
      <style:text-properties fo:language="ru" fo:country="RU" officeooo:rsid="00f7ae88"/>
    </style:style>
    <style:style style:name="T34" style:family="text">
      <style:text-properties fo:language="ru" fo:country="RU" fo:font-weight="bold" style:font-weight-asian="bold" style:font-weight-complex="bold"/>
    </style:style>
    <style:style style:name="T35" style:family="text">
      <style:text-properties fo:language="ru" fo:country="RU" officeooo:rsid="010bef76"/>
    </style:style>
    <style:style style:name="T36" style:family="text">
      <style:text-properties fo:language="ru" fo:country="RU" officeooo:rsid="0132815d"/>
    </style:style>
    <style:style style:name="T37" style:family="text">
      <style:text-properties officeooo:rsid="00b06ee5"/>
    </style:style>
    <style:style style:name="T38" style:family="text">
      <style:text-properties officeooo:rsid="00b33410"/>
    </style:style>
    <style:style style:name="T39" style:family="text">
      <style:text-properties officeooo:rsid="00c0b431"/>
    </style:style>
    <style:style style:name="T40" style:family="text">
      <style:text-properties officeooo:rsid="00c1494b"/>
    </style:style>
    <style:style style:name="T41" style:family="text">
      <style:text-properties officeooo:rsid="00df2220"/>
    </style:style>
    <style:style style:name="T42" style:family="text">
      <style:text-properties officeooo:rsid="00e117b5"/>
    </style:style>
    <style:style style:name="T43" style:family="text">
      <style:text-properties officeooo:rsid="00eeccd4"/>
    </style:style>
    <style:style style:name="T44" style:family="text">
      <style:text-properties officeooo:rsid="00f26aa8"/>
    </style:style>
    <style:style style:name="T45" style:family="text">
      <style:text-properties fo:font-weight="bold" style:font-weight-asian="bold" style:font-weight-complex="bold"/>
    </style:style>
    <style:style style:name="T46" style:family="text">
      <style:text-properties officeooo:rsid="0106c622"/>
    </style:style>
    <style:style style:name="T47" style:family="text">
      <style:text-properties officeooo:rsid="01074d6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Вопрос №1.</text:p>
      <text:p text:style-name="P4"><text:span text:style-name="T1">С</text:span>кажи себе что ты молодец что ты за это взялся</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1">так. мне нужен компьютер. денег нет вообще.</text:p>
      <text:p text:style-name="P72">задачи такие: рендер видео (маленькие компоненты + композиция), майндмапы (т.е. дохера оперативки) и ...</text:p>
      <text:p text:style-name="P72">я хз. куча памяти (раз видео и карты). не хочу ничего больше терять. никаких данных. никогда.</text:p>
      <text:p text:style-name="P72">и... программировать я ещё хочу. на андроиде. на рельсе. на джаваскрипте. на руби.</text:p>
      <text:p text:style-name="P72">и ещё хочу.... сука как много я хочу блин. технически это пара винтов наверно. грузишься то с одного то с другого. но памяти обьективно надо пару терабайт. вероятно даже на вырост.</text:p>
      <text:p text:style-name="P134"/>
      <text:p text:style-name="P73">т.е. что-то должно быть на <text:span text:style-name="T13">SSD</text:span><text:span text:style-name="T17">шках, что-то - на </text:span><text:span text:style-name="T13">HDD</text:span><text:span text:style-name="T17">, при том что диски котор</text:span>ые рядом друг с другом могут глючить. типа надо брать серверные сигейты. а они хз сколько сотен баксов стоят. </text:p>
      <text:p text:style-name="P73">в общем. это куча денег. даже если это <text:span text:style-name="T13">SSD</text:span><text:span text:style-name="T17">шки. даже если по 20 баксов. вс</text:span>ё равно. короче сторедж это большая проблема когда речь заходит за видео. терабайтовые диски не бесплатны. явно. мне надо стартовый комп который я смогу по мере поступления дохода апгрейдить. или по крайней мере не затупить с инвестициями. и уж явно комп после 2010 года и с графлом. чтобы хоть блендер запустить если я захочу таки сделать свою инфографику.</text:p>
      <text:p text:style-name="P73">порты... я не знаю. все мои фотокамеры на <text:span text:style-name="T13">USB</text:span><text:span text:style-name="T17">. есть </text:span><text:span text:style-name="T13">SD</text:span><text:span text:style-name="T17"> карт</text:span>ы. т.е. тандерболт и <text:span text:style-name="T13">HDMI</text:span><text:span text:style-name="T17"> </text:span>это конечно круто, но... у меня нечго в них воткнуть. пока что. <text:span text:style-name="T17">ЮСБ </text:span>мне нужны явно. все ктоорые есть.</text:p>
      <text:p text:style-name="P73">ах да. и мне надо место где его ставить. не буду же я на полу. и это инфоцентр. и я напомню что туда вероятно будет подключаться плоттер, принтеры, вероятно будет сетевой принтер у меня - хз. куча всего. </text:p>
      <text:p text:style-name="P73">я путаюсь короче.</text:p>
      <text:p text:style-name="P73">мне надо как минимум куча оперативы (для карт) и мощные графические карты (для рендера). а там посмотрим. процом я заебусь рендерить. и <text:span text:style-name="T13">HDD</text:span><text:span text:style-name="T17">хи (потому что </text:span><text:span text:style-name="T13">SSD</text:span><text:span text:style-name="T17">хи я ... угроблю... </text:span>этими рендерами). пусть диск будет медленный зато долговременный. вероятно два - <text:span text:style-name="T13">SSD + HDD. </text:span><text:span text:style-name="T17">не знаю короче.</text:span><text:span text:style-name="T18"> ещ</text:span><text:span text:style-name="T37">ё и прогать хочу. соц сети, консольные проги и т.п. которые вроде как простаивают, но простаивают лишь до первой нагрузки. а как только компайл джаваскрипта включу так сразу я не хочу ждать 5 минут пока он загрузится. херак и всё.</text:span></text:p>
      <text:p text:style-name="P74">мгновенно.</text:p>
      <text:p text:style-name="P74"/>
      <text:p text:style-name="P74">я понял. ладно. </text:p>
      <text:p text:style-name="P138"><text:s/></text:p>
      <text:p text:style-name="P75">короче. твоя первая цель сэкономить. аукционные лоты. так?</text:p>
      <text:p text:style-name="P75">и бабки у тебя мамины. т.е. денег нет вообще</text:p>
      <text:p text:style-name="P75"/>
      <text:p text:style-name="P75">угу</text:p>
      <text:p text:style-name="P75"/>
      <text:p text:style-name="P75">и твой системник на пентиуме ты угробил. и вероятно ты первым делом воткнёшь свои возможно портящие материнку процы.</text:p>
      <text:p text:style-name="P75"/>
      <text:p text:style-name="P75">угу</text:p>
      <text:p text:style-name="P75"/>
      <text:p text:style-name="P75">давай так. по мере возможности бери всё что понравилось. в Интернете. и втыкай в свой системный блок.</text:p>
      <text:p text:style-name="P75"/>
      <text:p text:style-name="P75">надо блоки спланировать. потому что может быть такое что я возьму а потом хер я воткну в него что-то. читай блок на 300 ватт 2005 года это херня. он не потянет карты.</text:p>
      <text:p text:style-name="P75"/>
      <text:p text:style-name="P75">потянет.<text:span text:style-name="T14"> </text:span><text:span text:style-name="T19">короче т</text:span><text:span text:style-name="T38">ы не разбираешься. чего куда втыкать. ладно. пока отметим. что ты... молодец что ты за это взялся. тебе надо комп. я согласен. ты без компа как без рук. и можешь много пользы принести. но 2 тыщи долларов у тебя нету. а если б были ты б купил в магазине (что довольно тупо если можешь из аукционных лотов собрать). подумаем короче.</text:span></text:p>
      <text:p text:style-name="P139">а карт<text:span text:style-name="T22">ы блин бэкапить надо. а не попадать в такую позицию мол херак и всё, некуда вокнуть. иди. переходник это трата денег. возьми блок. корпус. может он тебе ещё и станет блоком для новых внутренностей.</text:span></text:p>
      <text:p text:style-name="P76">что с твоим системником кстати? ты так и не понял?</text:p>
      <text:p text:style-name="P76"/>
      <text:p text:style-name="P76">нет.</text:p>
      <text:p text:style-name="P76"/>
      <text:p text:style-name="P76">выключай то один то другой компонент. и щёлкай.</text:p>
      <text:p text:style-name="P76"/>
      <text:p text:style-name="P76">к</text:p>
      <text:p text:style-name="P76"/>
      <text:p text:style-name="P76">сделай так потом вернёшься</text:p>
      <text:p text:style-name="P76"/>
      <text:p text:style-name="P76">ну уж нет. спасибо. вначале ты потом буду что-то делать.</text:p>
      <text:p text:style-name="P140">ладно короче. т<text:span text:style-name="T22">ы молодец. всё. ты меня задолбал. ещё монитор тебе надо огромный. современный. </text:span><text:span text:style-name="T13">VGA</text:span> имеет ограничение в количестве точек. <text:span text:style-name="T22">Надо </text:span><text:span text:style-name="T13">HDMI</text:span>. <text:s/><text:span text:style-name="T22">т.е. мы делаем ресёрч и девелопмент машину + рендерер презентаций. два в одном. может разбить? дешевле будет. </text:span></text:p>
      <text:p text:style-name="P140"><text:span text:style-name="T22"/></text:p>
      <text:p text:style-name="P140"><text:span text:style-name="T22">что?</text:span></text:p>
      <text:p text:style-name="P140"><text:span text:style-name="T22"/></text:p>
      <text:p text:style-name="P140"><text:span text:style-name="T22">серьёзно. может разбить? ты вообще в курсе что для того чтоб запускать графические карты на рендер не обязательно их втыкать все в одну материнку?</text:span></text:p>
      <text:p text:style-name="P140"><text:span text:style-name="T22">рендер центр не хочешь себе?</text:span></text:p>
      <text:p text:style-name="P140"><text:span text:style-name="T22"/></text:p>
      <text:p text:style-name="P140"><text:span text:style-name="T22">эм.... </text:span></text:p>
      <text:p text:style-name="P140"><text:span text:style-name="T22"/></text:p>
      <text:p text:style-name="P140"><text:span text:style-name="T22">погугли</text:span></text:p>
      <text:p text:style-name="P191">External GPU. <text:span text:style-name="T17">Офигеешь.</text:span></text:p>
      <text:p text:style-name="P135"/>
      <text:p text:style-name="P141">тандерболт или юсбс. и пару сотен баксов на <text:span text:style-name="T22">этот док. а взамен контрапшн который работает на 15% хуже чем просто вотнуть в </text:span><text:span text:style-name="T13">PCI.</text:span></text:p>
      <text:p text:style-name="P141"><text:span text:style-name="T13"/></text:p>
      <text:p text:style-name="P141">отлично. у меня вс<text:span text:style-name="T22">ё. учитывая что в материнках обычно 2-3 </text:span><text:span text:style-name="T13">PCI-e </text:span>слота, т<text:span text:style-name="T22">ы можешь в принципе рассчитывать на пару карт, если с теплоотводом решишь. т.е. я слышал про компы с двумя картами. так делают. только макси-кейс надо.</text:span></text:p>
      <text:p text:style-name="P141"><text:span text:style-name="T22"/></text:p>
      <text:p text:style-name="P142"><text:span text:style-name="T22">да.</text:span></text:p>
      <text:p text:style-name="P142"><text:span text:style-name="T22"/></text:p>
      <text:p text:style-name="P142"><text:span text:style-name="T22">ну вот и отлично. и макси материнку.</text:span></text:p>
      <text:p text:style-name="P142"><text:span text:style-name="T22"/></text:p>
      <text:p text:style-name="P142"><text:span text:style-name="T22">да.</text:span></text:p>
      <text:p text:style-name="P142"><text:span text:style-name="T22"/></text:p>
      <text:p text:style-name="P142"><text:span text:style-name="T22">это уже не какой-то там системный блок за 200 гривен. это кастом билд.</text:span></text:p>
      <text:p text:style-name="P142"><text:span text:style-name="T22"/></text:p>
      <text:p text:style-name="P142"><text:span text:style-name="T22">...</text:span></text:p>
      <text:p text:style-name="P142"><text:span text:style-name="T22"/></text:p>
      <text:p text:style-name="P142"><text:span text:style-name="T22">иди. отдохни. сьешь шоколадку. тебе честно и одной </text:span><text:span text:style-name="T13">GPU</text:span>хи хватит. для твоих мини рендеров. т<text:span text:style-name="T22">ы ж не будешь мультики снимать. тебе надо мини компоненты в композицию кинуть и всё. для этого хватит одной-двух карт.</text:span></text:p>
      <text:p text:style-name="P142"><text:span text:style-name="T22"/></text:p>
      <text:p text:style-name="P142"><text:span text:style-name="T22">к</text:span></text:p>
      <text:p text:style-name="P142"><text:span text:style-name="T22"/></text:p>
      <text:p text:style-name="P192">SSD<text:span text:style-name="T17">шка в принципе тоже ускорит. </text:span><text:span text:style-name="T22">Но ты прав. они гробятся. хотя наверно зависит от цены. и ты хочешь ещё и джаваскрипт да?</text:span></text:p>
      <text:p text:style-name="P192"><text:span text:style-name="T22"/></text:p>
      <text:p text:style-name="P192"><text:span text:style-name="T22">да.</text:span></text:p>
      <text:p text:style-name="P192"><text:span text:style-name="T22"/></text:p>
      <text:p text:style-name="P192"><text:span text:style-name="T22">а на какой операционке ты планируешь это делать?</text:span></text:p>
      <text:p text:style-name="P192"><text:span text:style-name="T22"/></text:p>
      <text:p text:style-name="P192"><text:span text:style-name="T22">дуал бут.</text:span></text:p>
      <text:p text:style-name="P192"><text:span text:style-name="T22"/></text:p>
      <text:p text:style-name="P192"><text:span text:style-name="T22">бляяяяяяяяяяяя. терпеть их не могу.</text:span></text:p>
      <text:p text:style-name="P192"><text:span text:style-name="T22"/></text:p>
      <text:p text:style-name="P143">а что блядь? мак?</text:p>
      <text:p text:style-name="P143"/>
      <text:p text:style-name="P77">не ну мак это тот же линукс. если под него нету майндмайстера то ты всё равно будешь в виртуальных машинах сидеть. т.е. я склоняюсь всё таки к винде. так как твой главный ресурс это всё таки кликабильные хрени. и учитывая тот факт что ты хочешь писать на андроиде. который требует андроид студио. и которому в принципе пофиг на чём ты его запускаешь. но <text:span text:style-name="T13">IOS</text:span><text:span text:style-name="T17"> студио по моему только на винде и маке. хотя я могу ошибаться.</text:span></text:p>
      <text:p text:style-name="P77"><text:span text:style-name="T17"/></text:p>
      <text:p text:style-name="P77"><text:span text:style-name="T17">...</text:span></text:p>
      <text:p text:style-name="P77"><text:span text:style-name="T17"/></text:p>
      <text:p text:style-name="P77"><text:span text:style-name="T17">т.е. линукс </text:span>это сервера. если будешь делать <text:span text:style-name="T13">CPU</text:span><text:span text:style-name="T17">шн</text:span>ого монстра тогда линуха. но ты хочешь <text:span text:style-name="T13">GPU</text:span><text:span text:style-name="T17">. а значит </text:span>это <text:span text:style-name="T13">Nvidia</text:span><text:span text:style-name="T17">. Поверь, закончится виндой. я почти уверен в </text:span>этом.<text:span text:style-name="T39"> ты будешь фоткать свои лоты. будешь кидать их под микроскоп. так? будешь снимать блин ролики (презентации). ты хотел 3Д модели вещей и потом кидать их на 3Д принтер или ЧПУ. всё это требует ресурсов.</text:span><text:span text:style-name="T40"> т.е. тебе надо дохуя памяти. дохуя всего. поверь. корпус тебе надо здоровый. и материнку тоже.</text:span></text:p>
      <text:p text:style-name="P78">кстати вопрос.</text:p>
      <text:p text:style-name="P78"/>
      <text:p text:style-name="P79">?</text:p>
      <text:p text:style-name="P79"/>
      <text:p text:style-name="P79">погоди. вылетел с головы. блин. прости забыл совсем.</text:p>
      <text:p text:style-name="P79"/>
      <text:p text:style-name="P79">...</text:p>
      <text:p text:style-name="P79"/>
      <text:p text:style-name="P79">короче это ну 1.5 тыс долларов. не ниже. а вспомнил. вопрос. как на счёт сделать корпус своими руками?</text:p>
      <text:p text:style-name="P79"/>
      <text:p text:style-name="P79">... хз. ну нахуй.</text:p>
      <text:p text:style-name="P79"/>
      <text:p text:style-name="P79">это я и хотел услышать. т.е. экономить в стиле жадности мы не будем.</text:p>
      <text:p text:style-name="P44"/>
      <text:p text:style-name="P44">Вопрос №2.</text:p>
      <text:p text:style-name="P4"><text:span text:style-name="T1">Шагом какого конвеера </text:span>оно является. </text:p>
      <text:p text:style-name="P15">Где начало и конец этого конвеера.</text:p>
      <text:p text:style-name="P15">На какой примерно позиции оно этого конвеера находится этот шаг.</text:p>
      <text:p text:style-name="P4">Т.е. посмотри на это как на функцию. </text:p>
      <text:p text:style-name="P4">И скажи:</text:p>
      <text:p text:style-name="P4">- <text:span text:style-name="T1">какие концепты </text:span>в <text:span text:style-name="T1">эту функцию входят </text:span>(в пространстве-времени)</text:p>
      <text:p text:style-name="P15">- какие концепты из неё выходят</text:p>
      <text:p text:style-name="P4">- какого топлива <text:span text:style-name="T1">эта функция требует</text:span></text:p>
      <text:p text:style-name="P4">- <text:span text:style-name="T1">каких </text:span>расходников <text:span text:style-name="T1">эта функция </text:span>требует.</text:p>
      <text:p text:style-name="P1">Т.е. восприми эту вещь как клей, связывающий то что “на входе” <text:span text:style-name="T1">с тем что “</text:span>на выходе”.</text:p>
      <text:p text:style-name="P1"><text:span text:style-name="T1">Т.е. посмотри то что “на входе” (А) и то что “на выходе” (Б) как разные шаги траектории “от А до Б”, а эту функцию увидь как функцию перемещения, и спроси “ЧТО перемещается от А до Б” (</text:span>может общая черта и т.п.)</text:p>
      <text:p text:style-name="P1">Математически, если эта “функция” (шаг <text:span text:style-name="T1">конвеера</text:span>) имеет несколько <text:span text:style-name="T1">возможных концептов “на входе” и </text:span>несколько <text:span text:style-name="T1">возможных вариантов “на выходе” </text:span>(исходов, <text:span text:style-name="T1">как в ситуации с несколькими возможными исходами</text:span>) – то её надо “параметрайзить” – <text:span text:style-name="T1">т.е. </text:span>выбрать систему координат, <text:span text:style-name="T1">с точки зрения которой у неё будет только один </text:span>вход и один выход <text:span text:style-name="T1">(пример – круг, который если описать через х^2 + y^2 = 1 то это функцие не будет, потому что квадрат – у каждого х и у - два исхода, “верх” и “низ” круга, а если описать через x = Rcos(alpha), y = Rsin(alpha) то у каждой комбинации R и alpha всего один исход (точка на круге)</text:span>.</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
      <text:p text:style-name="P144">короче. все информационн<text:span text:style-name="T22">ые потоки которые требуют анализа я хочу чтоб проходили через него. я очень устал покупать вещи которые мне нужны, сидеть на них 2-3 года а потом терять данные. и бить их с криком что они медленные. я хочу иметь всё что нужно для всех моих потребностей обработки информации. я готов открыть вим и в нём себе делать что мне нужно. но я не готов при этом ... выжимать из пальца продуктивность лишь потому что не могу себе позволить более мощный процессор.</text:span></text:p>
      <text:p text:style-name="P144"><text:span text:style-name="T22"/></text:p>
      <text:p text:style-name="P144"><text:span text:style-name="T22">вот вот. и не жалей что ты угробил делл. данные вытащим. у тебя уже есть диск на 500 Гб. будет ещё на 500 штуки 3 и будешь иметь блин 2 терабайта.</text:span></text:p>
      <text:p text:style-name="P144"><text:span text:style-name="T22"/></text:p>
      <text:p text:style-name="P144"><text:span text:style-name="T22">они медленные.</text:span></text:p>
      <text:p text:style-name="P144"><text:span text:style-name="T22"/></text:p>
      <text:p text:style-name="P144"><text:span text:style-name="T22">... медленные - проапгрейдишь. ты ж апгрейдил ноуты.</text:span><text:span text:style-name="T23"> ладно поехали дальше. форм факторы везде одинаковы. ты офигеешь от того как сильно ты привык к тому что под каждую плату надо новый корпус. с ноутбуками это постоянно. а с компами такого нету. серьёзно. поищи. Корпус ПК. только здоровый. глянь форм факторы ещё раз.</text:span></text:p>
      <text:p text:style-name="P144"><text:span text:style-name="T23"/></text:p>
      <text:p text:style-name="P193">xl atx <text:span text:style-name="T22">или atx</text:span></text:p>
      <text:p text:style-name="P193"><text:span text:style-name="T22"/></text:p>
      <text:p text:style-name="P145">щас погоди. гляну на телефоне</text:p>
      <text:p text:style-name="P145"/>
      <text:p text:style-name="P145">вот вот. а ничо что т<text:span text:style-name="T22">ы сидеть не можешь?</text:span></text:p>
      <text:p text:style-name="P145"><text:span text:style-name="T22"/></text:p>
      <text:p text:style-name="P145"><text:span text:style-name="T22">вот именно что если у меня комп мощный то я не буду сидеть и 10 минут ждать после каждого клика.</text:span></text:p>
      <text:p text:style-name="P145"><text:span text:style-name="T22"/></text:p>
      <text:p text:style-name="P145"><text:span text:style-name="T22">ок. приемлемо. иди.</text:span><text:span text:style-name="T24"> посмотришь вернёшься.</text:span></text:p>
      <text:p text:style-name="P145"><text:span text:style-name="T24"/></text:p>
      <text:p text:style-name="P146"><text:span text:style-name="T24">в</text:span><text:span text:style-name="T22">ернулся. короче </text:span><text:span text:style-name="T13">XL </text:span>не брать. а в остальном они интерчейнджебл. типа можно брать стандард, а если станет мало - возьму Ультра.</text:p>
      <text:p text:style-name="P146"/>
      <text:p text:style-name="P146">охуенно. </text:p>
      <text:p text:style-name="P146"/>
      <text:p text:style-name="P146">а пауер сапплай.... 300 ватт <text:span text:style-name="T22">это... щас таких нагрузок даже и нету. щас один <text:s/>процессор может 100-200 ватт тянуть. а пауер сапплаи иногда берут с запасом чтобы на недогрузе у них даже кулер не включался.</text:span></text:p>
      <text:p text:style-name="P146"><text:span text:style-name="T22"/></text:p>
      <text:p text:style-name="P146"><text:span text:style-name="T22">отлично.</text:span></text:p>
      <text:p text:style-name="P146"><text:span text:style-name="T22"/></text:p>
      <text:p text:style-name="P146"><text:span text:style-name="T22">и я так думаю... может для майндмапов мне и хорошего ноутбука хватит.</text:span></text:p>
      <text:p text:style-name="P146"><text:span text:style-name="T22"/></text:p>
      <text:p text:style-name="P146"><text:span text:style-name="T22">БИНГО. и те же деньги скажи</text:span></text:p>
      <text:p text:style-name="P146"><text:span text:style-name="T22"/></text:p>
      <text:p text:style-name="P146"><text:span text:style-name="T22">да. а рендер соберу отдельно. </text:span></text:p>
      <text:p text:style-name="P146"><text:span text:style-name="T22"/></text:p>
      <text:p text:style-name="P146"><text:span text:style-name="T22">иди дальше. у меня всё.</text:span></text:p>
      <text:p text:style-name="P80">тем более что делая карты ты можешь ездить по стране. ты ж не будешь ехать в Киев на курсы и там на бумажке всё записывать чтоб потом вернуться и дома внести всё куда тебе надо.</text:p>
      <text:p text:style-name="P80"/>
      <text:p text:style-name="P80">ну ... не ну вообще-то на это я могу и хату в Киеве купить. я ж не буду ездить во Львов чтоб видео зарендерить.</text:p>
      <text:p text:style-name="P80"/>
      <text:p text:style-name="P80">аааа...... ну ладно. тебе виднее. я думал это не вариант. окей. короче пять тыщ долларов на комп тебе не помеха.</text:p>
      <text:p text:style-name="P80"/>
      <text:p text:style-name="P80">нет. если покупка под него помещения не помеха то и комп не помеха.</text:p>
      <text:p text:style-name="P80"/>
      <text:p text:style-name="P80">к</text:p>
      <text:p text:style-name="P136"/>
      <text:p text:style-name="P81">тем более что по группе мне надо офисы в разных странах. и городах.</text:p>
      <text:p text:style-name="P81"/>
      <text:p text:style-name="P81">к. лады. значит это информационный юнит которых много.</text:p>
      <text:p text:style-name="P81"/>
      <text:p text:style-name="P81">да.</text:p>
      <text:p text:style-name="P81"/>
      <text:p text:style-name="P81">окей.</text:p>
      <text:p text:style-name="P81"/>
      <text:p text:style-name="P147">короче. корпус у меня есть. а что там ещ<text:span text:style-name="T25">ё</text:span> надо я хз.</text:p>
      <text:p text:style-name="P147"/>
      <text:p text:style-name="P82">у тебя МИНИ атх. без <text:span text:style-name="T13">PCIe. </text:span><text:span text:style-name="T17">если плату поменять тогда можно смотреть. но я б</text:span>ы не хотел чтоб ты разочаровался.</text:p>
      <text:p text:style-name="P82"/>
      <text:p text:style-name="P83">...</text:p>
      <text:p text:style-name="P83"/>
      <text:p text:style-name="P83">вдруг кнопка не работает.</text:p>
      <text:p text:style-name="P83"/>
      <text:p text:style-name="P84">а вдруг земля квадратная. что же мне теперь помидоры не сажать?)</text:p>
      <text:p text:style-name="P83"/>
      <text:p text:style-name="P83">ахаххахаххахахахах..... погоди посмеюсь</text:p>
      <text:p text:style-name="P83">))))))))))))))))))))))))))))))))))))))))))))</text:p>
      <text:p text:style-name="P23"/>
      <text:p text:style-name="P2"/>
      <text:p text:style-name="P45">Вопрос №3.</text:p>
      <text:p text:style-name="P3"><text:span text:style-name="T2">О</text:span>бщие черты чего оно модифицирует?</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4"/>
      <text:p text:style-name="P87">даёт возможность рендерить видео, сохранять файлы, и редактировать мои карты.</text:p>
      <text:p text:style-name="P87">по сути речь о клауде. если ты говоришь что у тебя в разных городах стоят компы ты можешь просто на клауд загружать их файлы и синхронизировать.</text:p>
      <text:p text:style-name="P87"/>
      <text:p text:style-name="P87">угу. и покажи мне тот клауд который даст хотя бы терабайт. 50Гб максимум. остальное надо платить. в основном 15. плюс это медленно.</text:p>
      <text:p text:style-name="P87"/>
      <text:p text:style-name="P87">значит это ещё и <text:span text:style-name="T13">VPN</text:span><text:span text:style-name="T17">ка. сам через</text:span><text:span text:style-name="T13"> SSH </text:span><text:span text:style-name="T17">или </text:span><text:span text:style-name="T13">FTP </text:span><text:span text:style-name="T17">подключишься и синхронизируешь.</text:span></text:p>
      <text:p text:style-name="P87"><text:span text:style-name="T17"/></text:p>
      <text:p text:style-name="P87"><text:span text:style-name="T17">угу.</text:span></text:p>
      <text:p text:style-name="P87"><text:span text:style-name="T17"/></text:p>
      <text:p text:style-name="P87"><text:span text:style-name="T17">значит работать все комп</text:span>ы будут круглосуточно</text:p>
      <text:p text:style-name="P87"/>
      <text:p text:style-name="P87">угу</text:p>
      <text:p text:style-name="P87"/>
      <text:p text:style-name="P87">бенчмарк не хочешь? чтоб сэкономить?</text:p>
      <text:p text:style-name="P87"/>
      <text:p text:style-name="P87">... </text:p>
      <text:p text:style-name="P87"/>
      <text:p text:style-name="P87">поищи. я серьёзно. я подожду пока.</text:p>
      <text:p text:style-name="P48"/>
      <text:p text:style-name="P148">я знаю бенчмарки имеют один против другого.</text:p>
      <text:p text:style-name="P148"/>
      <text:p text:style-name="P148">найди там же таблицу и не еби мозги.</text:p>
      <text:p text:style-name="P148"/>
      <text:p text:style-name="P148">к</text:p>
      <text:p text:style-name="P149">я смотрю есть проц<text:span text:style-name="T22">ы и по 1000 баксов и по 4500 баксов...</text:span></text:p>
      <text:p text:style-name="P149"><text:span text:style-name="T22">и в этой таблице мой кор ай 5 3337 даже не всплывает. самый слабый проц там 5860 единиц. а мой ноутбук имеет 2000 вроде. типа ещё слабее.</text:span></text:p>
      <text:p text:style-name="P149"><text:span text:style-name="T22"/></text:p>
      <text:p text:style-name="P149"><text:span text:style-name="T22">а самый мощный скока?</text:span></text:p>
      <text:p text:style-name="P149"><text:span text:style-name="T22"/></text:p>
      <text:p text:style-name="P150"><text:span text:style-name="T22">80 тысяч. там 64 ядра просто.</text:span><text:span text:style-name="T26"> каждое по 3 ГГЦ.</text:span></text:p>
      <text:p text:style-name="P150"><text:span text:style-name="T26"/></text:p>
      <text:p text:style-name="P151"><text:span text:style-name="T22">ты хочешь сказать он всё равно что 64 пентиума?</text:span></text:p>
      <text:p text:style-name="P151"><text:span text:style-name="T22"/></text:p>
      <text:p text:style-name="P151"><text:span text:style-name="T22">я думаю тут всё гораздо сложнее. пентиум старый. он за один цикл наверно меньше сделает чем тредриппер за один цикл.</text:span></text:p>
      <text:p text:style-name="P151"><text:span text:style-name="T22"/></text:p>
      <text:p text:style-name="P151"><text:span text:style-name="T22">...</text:span></text:p>
      <text:p text:style-name="P152"><text:span text:style-name="T22">ок но тебе 64 ядра не надо да? ты ведь не умеешь ими пользоваться.</text:span></text:p>
      <text:p text:style-name="P152"><text:span text:style-name="T22"/></text:p>
      <text:p text:style-name="P152"><text:span text:style-name="T22">если б было у меня я бы научился.</text:span></text:p>
      <text:p text:style-name="P152"><text:span text:style-name="T22"/></text:p>
      <text:p text:style-name="P152"><text:span text:style-name="T22">ок отлично. значит твоя задача выцепить самый лучший за те деньги которые за него просят.</text:span></text:p>
      <text:p text:style-name="P152"><text:span text:style-name="T22"/></text:p>
      <text:p text:style-name="P152"><text:span text:style-name="T22">да.</text:span></text:p>
      <text:p text:style-name="P152"><text:span text:style-name="T22"/></text:p>
      <text:p text:style-name="P153"><text:span text:style-name="T22">128 тыс. грн.</text:span></text:p>
      <text:p text:style-name="P153"><text:span text:style-name="T22"/></text:p>
      <text:p text:style-name="P153"><text:span text:style-name="T22">ну. нормально. учитывая что за эти деньги ты покупаешь ай короче. это всё равно что сравнивать цены самолётов. блин вот нормально, за 3.5 млн боинг купить. толку если у тебя нет 3.5 млн. короче. ты будешь юзать и продавать. юзать и продавать. бекапь постоянно. будешь как с Деллом поступать. если б ты его продал имел бы сразу + 1000 грн. отдохни попей чаю и возвращайся. ты уже примерно понимаешь что такое ПК билдинг.</text:span><text:span text:style-name="T27"> то же что ты с телефоном делал только тут ты можешь ещё компоненты внутри менять.</text:span></text:p>
      <text:p text:style-name="P153"><text:span text:style-name="T27"/></text:p>
      <text:p text:style-name="P154"><text:span text:style-name="T22">к</text:span></text:p>
      <text:p text:style-name="P154"><text:span text:style-name="T27"/></text:p>
      <text:p text:style-name="P155"><text:span text:style-name="T22">бедная твоя мама блядь. пашет пашет.</text:span></text:p>
      <text:p text:style-name="P155"><text:span text:style-name="T22"/></text:p>
      <text:p text:style-name="P155"><text:span text:style-name="T22">угу. вот именно. а чего ей пахать если можно купить нормальную технику и пусть техника пашет. мне не надо 64 ядра для майндмапов. а для рендера я использую </text:span><text:span text:style-name="T13">GPU</text:span>. 64 ядра нужн<text:span text:style-name="T22">ы для каких-то блин... очень рандомных задач которых очень много... например на сервер. обрабатывать запросы блин. миллиардов человек. соц сеть сука. с миллионами запросов. представь постгрес на этом тредриппере. это ж пизда полная какой он мощный.</text:span></text:p>
      <text:p text:style-name="P155"><text:span text:style-name="T22"/></text:p>
      <text:p text:style-name="P155"><text:span text:style-name="T22">о да. наконец-то ты понял. так. а ты сервер не хочешь запускать да?</text:span></text:p>
      <text:p text:style-name="P155"><text:span text:style-name="T22"/></text:p>
      <text:p text:style-name="P155"><text:span text:style-name="T22">я планировал ... на андроид аппликашку сделать.</text:span></text:p>
      <text:p text:style-name="P155"><text:span text:style-name="T22"/></text:p>
      <text:p text:style-name="P155"><text:span text:style-name="T22">ок ну всё равно прогать ты будешь. ты ведь помнишь как оно компайлило. на одном ядре одно на втором второе.</text:span></text:p>
      <text:p text:style-name="P155"><text:span text:style-name="T22"/></text:p>
      <text:p text:style-name="P155"><text:span text:style-name="T22">.............................................</text:span></text:p>
      <text:p text:style-name="P155"><text:span text:style-name="T22"/></text:p>
      <text:p text:style-name="P155"><text:span text:style-name="T22">короче. есть юс кейсы когда ядро важно. но не для тебя. тебе достаточно штук 8ми ядер. и всё будет ок.</text:span></text:p>
      <text:p text:style-name="P155"><text:span text:style-name="T22"/></text:p>
      <text:p text:style-name="P155"><text:span text:style-name="T22">к</text:span></text:p>
      <text:p text:style-name="P155"><text:span text:style-name="T22"/></text:p>
      <text:p text:style-name="P194">DDR 4 <text:span text:style-name="T17">в районе т</text:span><text:span text:style-name="T22">ыщи гривен за две планки да?</text:span></text:p>
      <text:p text:style-name="P194"><text:span text:style-name="T22"/></text:p>
      <text:p text:style-name="P194"><text:span text:style-name="T22">... не знаю погоди я </text:span>GPU <text:span text:style-name="T17">сравню</text:span></text:p>
      <text:p text:style-name="P195"><text:span text:style-name="T17">по видюхам... 1090 баксов... за самую мощную в мире.... </text:span>RTX 2080ti</text:p>
      <text:p text:style-name="P195"/>
      <text:p text:style-name="P156">ок отлично оперативку глянь</text:p>
      <text:p text:style-name="P156"/>
      <text:p text:style-name="P196">DDR4 <text:span text:style-name="T17">самая передовая.</text:span><text:span text:style-name="T20"> галакси микросистемс. цен</text:span><text:span text:style-name="T28">ы нету.</text:span></text:p>
      <text:p text:style-name="P157">их ещ<text:span text:style-name="T22">ё и хрен найдёшь... даже на амазоне...</text:span><text:span text:style-name="T15"> </text:span><text:span text:style-name="T41">вообще цена в районе 150ти баксов за 2 планки. есть и такие что 50 баксов за 2 планки</text:span><text:span text:style-name="T16"> (</text:span><text:span text:style-name="T42">кингстон). хз. точно те модели что я ищу по бенчмаркам я их даже не вижу.</text:span></text:p>
      <text:p text:style-name="P158">по дискам - нормальн<text:span text:style-name="T22">ые вроде в районе 200 баксов.</text:span></text:p>
      <text:p text:style-name="P158"><text:span text:style-name="T22"/></text:p>
      <text:p text:style-name="P158"><text:span text:style-name="T22">вот. наконец-то ты оперируешь реальными цифрами. давай. поехали дальше.</text:span><text:span text:style-name="T29"> гейминг блин. всё гейминг.</text:span></text:p>
      <text:p text:style-name="P158"><text:span text:style-name="T29"/></text:p>
      <text:p text:style-name="P159"><text:span text:style-name="T22">а тебе надо рендер. один хер. гейминг это лишь показатель качества железа. ты сам говорил.</text:span></text:p>
      <text:p text:style-name="P159"><text:span text:style-name="T22">иди к следующему вопросу.</text:span></text:p>
      <text:p text:style-name="P159"><text:span text:style-name="T22"/></text:p>
      <text:p text:style-name="P160"><text:span text:style-name="T22">погоди. там даже сборки есть. уже собранные компы. только выбирай модель по карману и всё.</text:span></text:p>
      <text:p text:style-name="P160"><text:span text:style-name="T22"/></text:p>
      <text:p text:style-name="P160"><text:span text:style-name="T22">чувак. что ты собрался выбирать у тебя денег нету. и у мамы тоже.</text:span><text:span text:style-name="T30"> все топовые вещи всунули в комп и получили топовый комп. всё ок. не парься. иди дальше.</text:span></text:p>
      <text:p text:style-name="P160"><text:span text:style-name="T30"/></text:p>
      <text:p text:style-name="P161"><text:span text:style-name="T30">п</text:span><text:span text:style-name="T22">пц. у меня всё.</text:span><text:span text:style-name="T31"> я кончил.</text:span></text:p>
      <text:p text:style-name="P162">хуя се можно даже кастомайзить кликаньем и получать примерн<text:span text:style-name="T22">ый ожидаемый грейдинг. круто. у меня всё.</text:span></text:p>
      <text:p text:style-name="P2"/>
      <text:p text:style-name="P45">Вопрос №4.</text:p>
      <text:p text:style-name="P3">ЧТО я вижу по этому поводу в своей фазе <text:span text:style-name="T2">(осоззнанном сне).</text:span></text:p>
      <text:p text:style-name="P2">Пойти в фазу <text:span text:style-name="T2">(осознанный сон) </text:span>и посмотреть:</text:p>
      <text:p text:style-name="P2">а) автоматизированное решение этого повторения</text:p>
      <text:p text:style-name="P2">- общая картина</text:p>
      <text:p text:style-name="P2">- вид под микроскопом</text:p>
      <text:p text:style-name="P2">- круг приемуществ</text:p>
      <text:p text:style-name="P2">- майндмапы этого</text:p>
      <text:p text:style-name="P2">- "куда идти"</text:p>
      <text:p text:style-name="P2">- "конечный пункт"</text:p>
      <text:p text:style-name="P2">- "как идти с точки зрения того, что есть сегодня, самым коротким путём к тому что я там вижу"</text:p>
      <text:p text:style-name="P2">- средства защиты от подделки</text:p>
      <text:p text:style-name="P2">- характеристики (измеримые параметры, по которым и без всей мешуры понятно, что вещь выгодна)</text:p>
      <text:p text:style-name="P2">- из каких материалов оно сделано (желательео чтоб было серебро-золото)</text:p>
      <text:p text:style-name="P2">б) максимизация прибыли (как с этого повторения, так и с его решения)</text:p>
      <text:p text:style-name="P2">не уверен пока что стоит так с размаху максимизировать прибыль того что ещё не понял, но можно глянуть.Т.е. Попроси в фазе свой мозг составить весь <text:span text:style-name="T2">этот </text:span>вопросник со всеми ответвлениями.</text:p>
      <text:p text:style-name="P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3"/>
      <text:p text:style-name="P88">хз. мне надо 3Д модель. надо то что потянет ЧПУху. возможно здоровую. ты говоришь 60 баксов можно купить ЧПУ кит. 3 мотора контроллер и декодер. так? </text:p>
      <text:p text:style-name="P88">рельсы можешь купить в Украине по 140 гривен метр. крепления закажешь. выходит ты можешь собрать кит за 2000 грн? ЧПУ?</text:p>
      <text:p text:style-name="P88"/>
      <text:p text:style-name="P88">это только моторы и контроллер. нет спиндела как минимум. а вообще да. та он так и стоит. 3Д принтеры блин можно купить щас по 2 тыщи. вопрос другой - что они могут быть херовые. что там ХЕРОВЫЕ моторы. которые не имеют фидбека например.</text:p>
      <text:p text:style-name="P88"/>
      <text:p text:style-name="P88">ясно. ладно. проехали. хочу ЧПУ. ты собрался покупать комп и вкладывать в него блин 3 тыщи баксов (считай 1 косарь проц 1 косарь видюха 200 баксов РАМ 400 жёсткий. и ещё мать какую-то надо баксов за 300 и корпус за 100 баксов самый простенький).</text:p>
      <text:p text:style-name="P88"/>
      <text:p text:style-name="P88">угу</text:p>
      <text:p text:style-name="P88"/>
      <text:p text:style-name="P88">и после этого ты сможешь что?</text:p>
      <text:p text:style-name="P88"/>
      <text:p text:style-name="P88">рендерить видео и делать карты.</text:p>
      <text:p text:style-name="P88"/>
      <text:p text:style-name="P88">ладно понял. ты усердно нацелен туда. а о других направлениях ты подумал?</text:p>
      <text:p text:style-name="P88"/>
      <text:p text:style-name="P88">это комп. что хочешь то и настраиваешь. он вне очереди. всё от него зависит.</text:p>
      <text:p text:style-name="P88"/>
      <text:p text:style-name="P88">блядь. ноутбуки глянь. ради интереса хотя бы.</text:p>
      <text:p text:style-name="P88"/>
      <text:p text:style-name="P89">хз. просто добавь 3000 баксов.</text:p>
      <text:p text:style-name="P89"/>
      <text:p text:style-name="P89">вот вот. рендерить он будет. ладно. представь ты бы сэкономил 1000 баксов и купил бы себе ЧПУ станок за разницу. ты не подумал об этом? прямо из китая. собранный. просто бери и работай.</text:p>
      <text:p text:style-name="P89"/>
      <text:p text:style-name="P89">эм</text:p>
      <text:p text:style-name="P89"/>
      <text:p text:style-name="P89">сколько тебе тех рендерингов надо</text:p>
      <text:p text:style-name="P89"/>
      <text:p text:style-name="P89">вопрос ведь постепенно повышать градус</text:p>
      <text:p text:style-name="P89"/>
      <text:p text:style-name="P89">угу и гробить то что купил до этого я тебя знаю. 3000 баксов это сколько вообще? 60тыс грн?</text:p>
      <text:p text:style-name="P89"/>
      <text:p text:style-name="P89">да</text:p>
      <text:p text:style-name="P89"/>
      <text:p text:style-name="P89">иди дальше. ты аргумент услышал.</text:p>
      <text:p text:style-name="P52"/>
      <text:p text:style-name="P52"/>
      <text:p text:style-name="P23"/>
      <text:p text:style-name="P23"/>
      <text:p text:style-name="P46">Вопрос №5.</text:p>
      <text:p text:style-name="P5">Что бы ты сделал в рамках этой вещи такого, что если б появилась возможность сделать снова – ты сделал бы то же самое <text:span text:style-name="T12">(хоть сотню раз)</text:span>?</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90">самые мощные компы всегда ставали моим будущем. хотя нет. любые компы. я прогал на паскале. на селеронах наверно или на чём там мы прогали. в школе. я ходил в политех с айбиэмом. который щас 400грн стоит в рабочем состоянии. честно. на безбабье и рыбу раком. купи себе то что по карману и не еби мозги. повышай градус постепенно. и всё. у тебя есть блок питания. в Дэлле. материнка гавкнула ну и хер с ней. а может и не она. потыкал бы. может увидел бы чего в ней полетело.</text:p>
      <text:p text:style-name="P90"/>
      <text:p text:style-name="P91">почему серверы на ксеоне а дэсктопы на кор ай 9?</text:p>
      <text:p text:style-name="P91"/>
      <text:p text:style-name="P92">тебе не плевать? у тебя нету даже на пентиум 200 гривен.</text:p>
      <text:p text:style-name="P163">и... даже сам<text:span text:style-name="T22">ый мощный кор ай 9 слабее мозгов. даже Мусиных.</text:span></text:p>
      <text:p text:style-name="P163"><text:span text:style-name="T22"/></text:p>
      <text:p text:style-name="P163"><text:span text:style-name="T22">да. но иногда мне надо чтоб часть работы делал комп а не я.</text:span></text:p>
      <text:p text:style-name="P163"><text:span text:style-name="T22"/></text:p>
      <text:p text:style-name="P163"><text:span text:style-name="T22">та я в курсе. говорил уже. и ты сильно хочешь рендер. и за шнурочек подвесить кусочки лега типа это ДНК тебе не подходит.</text:span></text:p>
      <text:p text:style-name="P163"><text:span text:style-name="T22"/></text:p>
      <text:p text:style-name="P163"><text:span text:style-name="T22">нет.</text:span></text:p>
      <text:p text:style-name="P163"><text:span text:style-name="T22"/></text:p>
      <text:p text:style-name="P164">короче. я сказал сво<text:span text:style-name="T22">ё мнение. постепенно апгрейдить и всё. и не ебать мозги.</text:span><text:span text:style-name="T32"> бери то на что есть деньги.</text:span></text:p>
      <text:p text:style-name="P164"><text:span text:style-name="T32"/></text:p>
      <text:p text:style-name="P165"><text:span text:style-name="T22">я запорол блин такой классный делл</text:span></text:p>
      <text:p text:style-name="P165"><text:span text:style-name="T22"/></text:p>
      <text:p text:style-name="P165"><text:span text:style-name="T22">чем он был классный? мини АТХ. ты можешь в него всунуть сука этот как его... гейминг железо. поверь. можешь. а не сможешь купишь любой АТХ корпус и всунешь туда. не трать деньги короче. то же самое касается того факта что у тебя уже даже блок питания есть. меня пугает лишь покупать в него что-то и потом это сжечь.</text:span></text:p>
      <text:p text:style-name="P165"><text:span text:style-name="T22"/></text:p>
      <text:p text:style-name="P165"><text:span text:style-name="T22">...</text:span></text:p>
      <text:p text:style-name="P165"><text:span text:style-name="T22"/></text:p>
      <text:p text:style-name="P165"><text:span text:style-name="T22">так ладно. иди. 24-пин никуда не исчез судя по всему. </text:span></text:p>
      <text:p text:style-name="P165"><text:span text:style-name="T22"/></text:p>
      <text:p text:style-name="P165"><text:span text:style-name="T22">к</text:span></text:p>
      <text:p text:style-name="P52"/>
      <text:p text:style-name="P52"/>
      <text:p text:style-name="P1"/>
      <text:p text:style-name="P46">Вопрос №6.</text:p>
      <text:p text:style-name="P5">Что я колдую? </text:p>
      <text:p text:style-name="P16">Что притягивается в мою жизнь, когда я имею эту проблему?</text:p>
      <text:p text:style-name="P1">Моя гипотеза, <text:span text:style-name="T3">которая может показать, </text:span>почему этот вопрос важен.</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93">постепенное повышение означает что ты будешь следить постоянно за компами. и материнками. которые всплывают. и покупать новую и продавать старую.</text:p>
      <text:p text:style-name="P93"/>
      <text:p text:style-name="P93">угу</text:p>
      <text:p text:style-name="P93"/>
      <text:p text:style-name="P93">это значит что ты постоянно будешь нуждаться в деньгах.</text:p>
      <text:p text:style-name="P93"/>
      <text:p text:style-name="P93">эм</text:p>
      <text:p text:style-name="P93"/>
      <text:p text:style-name="P93">серьёзно. вот ты видел материнку. совместимую как с кор ай 3 так и с кор ай 7. но кор ай 7 стоит пару тысяч. а кор ай 3 меньше. и типа блин. каждый месяц будешь брать и вкладывать новых пару тысяч в апгрейды. а старое ты ... ты ведь не продашь. ты ж видишь. оно блядь складывается. под клеймом "соберу целый продам"</text:p>
      <text:p text:style-name="P93"/>
      <text:p text:style-name="P93">ок... т.е. апгрейды будут такие: собрать новый комп - продать старый в сборе.</text:p>
      <text:p text:style-name="P93"/>
      <text:p text:style-name="P93">......................... всё равно блин.<text:span text:style-name="T43"> эффект тот же только стоит <text:s/>дольше. один плюс что оно для работы. типа прибыль будет. ладно. т.е. экономить на запчастях вижу не надо. и ты согласен.</text:span></text:p>
      <text:p text:style-name="P93"/>
      <text:p text:style-name="P94">угу.</text:p>
      <text:p text:style-name="P94"/>
      <text:p text:style-name="P94">распечатай тот переходник на сату.</text:p>
      <text:p text:style-name="P94"/>
      <text:p text:style-name="P94">?</text:p>
      <text:p text:style-name="P94"/>
      <text:p text:style-name="P94">будем с тобой компы собирать и продавать. это твой новый бизнес. покупать запчасти и продавать целое.</text:p>
      <text:p text:style-name="P94"/>
      <text:p text:style-name="P94">уже купил блядь. за 50грн. пентиум. и имею 2 не рабочих.</text:p>
      <text:p text:style-name="P94"/>
      <text:p text:style-name="P94">да. что поделать. ты учился. у меня всё. мысль ты понял. тебе то и дело надо быть готовым потратить там 300-500 баксов на апгрейды раз в месяц. а раз в 3-4 месяца ты продашь всё старое железо в сборе как "не бит не крашен" и отобьёшь может баксов 500. т.е. 30-50% цены. у меня всё.</text:p>
      <text:p text:style-name="P94"/>
      <text:p text:style-name="P94">посмотрим.</text:p>
      <text:p text:style-name="P94"/>
      <text:p text:style-name="P94">иди</text:p>
      <text:p text:style-name="P52"/>
      <text:p text:style-name="P52"/>
      <text:p text:style-name="P21"/>
      <text:p text:style-name="P46">Вопрос №7.</text:p>
      <text:p text:style-name="P5">Что ты можешь сейчас сделать чтоб сделать себе хорошо?</text:p>
      <text:p text:style-name="P1"><text:span text:style-name="T3">Этот вопрос важен, потому что </text:span>многие вещи <text:span text:style-name="T3">часто </text:span>являются психосоматикой.</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95">допить мятный чай.</text:p>
      <text:p text:style-name="P95">шоколада наелся.</text:p>
      <text:p text:style-name="P95">бананов тоже.</text:p>
      <text:p text:style-name="P95">бабок нет и это печально. заработать бы. хочу пачку гривен. или баксов на крайняк чтоб брать на амазоне. надоело улыбаться за скидку.</text:p>
      <text:p text:style-name="P95"/>
      <text:p text:style-name="P95">наконец-то блядь.</text:p>
      <text:p text:style-name="P96">купи тот за 200грн. вставишь винт. и сделаешь из него свой пентюх. твоя мини АТХ должна воткнуться в тот АТХ.</text:p>
      <text:p text:style-name="P96"/>
      <text:p text:style-name="P96">но он ведь не мощнее.</text:p>
      <text:p text:style-name="P96"/>
      <text:p text:style-name="P96">а нас рать.<text:span text:style-name="T44"> мощнее чем ноль. это и есть твоя мантра апгрейда. если НОЛЬ то апгрейдимся чтоб было НЕ НОЛЬ. всё.</text:span></text:p>
      <text:p text:style-name="P97">КВН посмотри. "а нас рать". и продолжим.</text:p>
      <text:p text:style-name="P97"/>
      <text:p text:style-name="P97">блядь я ещё программирование даже не садился делать.</text:p>
      <text:p text:style-name="P97"/>
      <text:p text:style-name="P97">сделаем.. иди.</text:p>
      <text:p text:style-name="P97"/>
      <text:p text:style-name="P98">типа орда проблем - а насрать. ты это хотел сказать?</text:p>
      <text:p text:style-name="P98"/>
      <text:p text:style-name="P99">да. апйгрейди по чучуть. выясни что с текущим компом. выяснишь продолжим.</text:p>
      <text:p text:style-name="P99"/>
      <text:p text:style-name="P99">что? почему?</text:p>
      <text:p text:style-name="P99"/>
      <text:p text:style-name="P99">я хочу чтоб ты всунул в него. то что нужно. отнёсся к нему с уважением. как к компу у которого уже есть как минимум всё нужное железо. есть кулер. есть процессор - даже два. есть... материнка. ну серьёзно.</text:p>
      <text:p text:style-name="P99"/>
      <text:p text:style-name="P99">есть то они есть. но они не работают. не знаю почему. я вытаскивал всё. я включал даже саму мать без ничего. всё равно ноль.</text:p>
      <text:p text:style-name="P99"/>
      <text:p text:style-name="P99">вот сделай щас так. отключи всё. вообще. все кабеля. оставь только мать и проц. и посмотрим. </text:p>
      <text:p text:style-name="P99"/>
      <text:p text:style-name="P99">к</text:p>
      <text:p text:style-name="P99"/>
      <text:p text:style-name="P99">если не арботает то всё, жопа.</text:p>
      <text:p text:style-name="P99"/>
      <text:p text:style-name="P99">к</text:p>
      <text:p text:style-name="P99"/>
      <text:p text:style-name="P100">нихуя. голяк.</text:p>
      <text:p text:style-name="P100"/>
      <text:p text:style-name="P100">ладно. значит полетела материнка.</text:p>
      <text:p text:style-name="P100"/>
      <text:p text:style-name="P100">ОТКУДА БЛЯДЬ? Я Ж ЕЁ НЕ ТРОГАЛ.</text:p>
      <text:p text:style-name="P100"/>
      <text:p text:style-name="P100">хз. может ты припой сорвал где-то. это ж старьё блядь. оно всё хрупкое уже.</text:p>
      <text:p text:style-name="P100"/>
      <text:p text:style-name="P100">но оно ведь гудит.</text:p>
      <text:p text:style-name="P100"/>
      <text:p text:style-name="P100">хочешь пиши в делл. мне насрать. бери новый рабочий и не еби мозги.</text:p>
      <text:p text:style-name="P100"/>
      <text:p text:style-name="P100">да но это ж пиздец. брать новый только потому что я не знаю что с этим. я возьму. но...</text:p>
      <text:p text:style-name="P100"/>
      <text:p text:style-name="P100">вопрос просто в том что делать с железом которое тут не работает. честно. я думаю ты удивишься как оно всё симлесс подходит. у меня всё.</text:p>
      <text:p text:style-name="P52"/>
      <text:p text:style-name="P1"/>
      <text:p text:style-name="P46">Вопрос №8.</text:p>
      <text:p text:style-name="P6">Выскажись своему "видению" (этой проблемы). </text:p>
      <text:p text:style-name="P17">Т.е. представь диалог. </text:p>
      <text:p text:style-name="P17">Есть ты (от первого лица).</text:p>
      <text:p text:style-name="P17">Есть эта проблема (как личность, сидящая лицом к тебе).</text:p>
      <text:p text:style-name="P17">И скажи ей:</text:p>
      <text:p text:style-name="P6">- <text:span text:style-name="T4">что ты её любишь</text:span></text:p>
      <text:p text:style-name="P6">- <text:span text:style-name="T4">что не можешь без него жить</text:span></text:p>
      <text:p text:style-name="P6">- свое мнение</text:p>
      <text:p text:style-name="P6">- <text:span text:style-name="T4">свои тревоги</text:span></text:p>
      <text:p text:style-name="P6">- что <text:span text:style-name="T4">ты </text:span>видишь</text:p>
      <text:p text:style-name="P6">- <text:span text:style-name="T4">спроси его надо ли тебе </text:span>применить к нему какие-то коэффициенты <text:span text:style-name="T4">(обновить свои знания и ожидания в чём-то) </text:span>чтоб лучше его поня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00">ты я думаю собрал бы. тебе дай 2 штуки баксов ты бы выбрал нормальное железо. я даже не сомневаюсь.</text:p>
      <text:p text:style-name="P100">ты бы даже б у железо потянул. по чём <text:span text:style-name="T13">RTX 1080TI </text:span><text:span text:style-name="T17">б у шная?</text:span></text:p>
      <text:p text:style-name="P100"><text:span text:style-name="T17"/></text:p>
      <text:p text:style-name="P101"><text:span text:style-name="T17">хз</text:span></text:p>
      <text:p text:style-name="P101"><text:span text:style-name="T17"/></text:p>
      <text:p text:style-name="P101"><text:span text:style-name="T17">иди. у меня вс</text:span>ё. идею ты услышал.</text:p>
      <text:p text:style-name="P101"/>
      <text:p text:style-name="P166">цена 34 штуки. но большой вопрос.</text:p>
      <text:p text:style-name="P166"/>
      <text:p text:style-name="P166">иди. у меня в<text:span text:style-name="T33">сё.</text:span></text:p>
      <text:p text:style-name="P52"/>
      <text:p text:style-name="P52"/>
      <text:p text:style-name="P1"/>
      <text:p text:style-name="P47">Вопрос №9.</text:p>
      <text:p text:style-name="P7">Представь <text:span text:style-name="T5">что ты видишь себя со стороны. </text:span></text:p>
      <text:p text:style-name="P18">В окружении таких же людей как ты (с такой же проблемой и такими же методами её решения).</text:p>
      <text:p text:style-name="P19">Но представь что ты – единственный кто считает что эти “принятые” решения нерабочие / нечестные / несправедливые / недостойные и т.п. </text:p>
      <text:p text:style-name="P19">И что ты единственный среди них кто верит что решить её можно только когда все вокруг неё обьеденятся.</text:p>
      <text:p text:style-name="P9">Что ты видиш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02">я вижу тупого человека.</text:p>
      <text:p text:style-name="P102">неспособного успеть в плане обработки за потоком информации в мире.</text:p>
      <text:p text:style-name="P102">который думает что жалкий джифорс ему поможет.</text:p>
      <text:p text:style-name="P102">джифорс не зарендерит нифига. это не датацентр.</text:p>
      <text:p text:style-name="P102">купи материнку. любую. прикрути к доске. и будешь иметь комп. чесслово. саморезом. сидишь блядь выдумываешь велосипеды.</text:p>
      <text:p text:style-name="P102"/>
      <text:p text:style-name="P167">...</text:p>
      <text:p text:style-name="P167"/>
      <text:p text:style-name="P103">у меня всё. карты тебе надо. и рендер. и из-за этого жертвовать своим будущим? идти на фирму программировать пол года? ради компа? не смеши.</text:p>
      <text:p text:style-name="P103">постепенно повышай и всё.</text:p>
      <text:p text:style-name="P51"/>
      <text:p text:style-name="P51"/>
      <text:p text:style-name="P51"/>
      <text:p text:style-name="P25"/>
      <text:p text:style-name="P1"/>
      <text:p text:style-name="P23">Вопрос №10. </text:p>
      <text:p text:style-name="P10">Что НА САМОМ ДЕЛЕ произошло?</text:p>
      <text:p text:style-name="P8">- <text:span text:style-name="T6">события</text:span></text:p>
      <text:p text:style-name="P8">- <text:span text:style-name="T6">причины</text:span></text:p>
      <text:p text:style-name="P8">- <text:span text:style-name="T6">следствия</text:span></text:p>
      <text:p text:style-name="P8">- роль <text:span text:style-name="T6">этого события между этими причинами и этими следствиями?</text:span></text:p>
      <text:p text:style-name="P22"><text:span text:style-name="T6">(</text:span>по сути <text:span text:style-name="T6">это поисковой ресёрч – сбор фактов, причин, следствий и связей).</text:span></text:p>
      <text:p text:style-name="P2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04">у меня нет компа. вообще. и все мои проекты всегда сводятся к тому чтоб что-то на компе делать.</text:p>
      <text:p text:style-name="P85">я боюсь производить. но имея надёжный комп который потянет что угодно возможно я что-то создам быстрее чем передумаю это создавть.</text:p>
      <text:p text:style-name="P104"/>
      <text:p text:style-name="P104">наконец-то блядь. добрались до сути проблемы. т.е. ты думаешь. что твой <text:span text:style-name="T13">RTX 2080TI </text:span><text:span text:style-name="T17">создаст что-то б</text:span>ыстрее чем ты психанёшь и нажмёшь "отмена". или стукнешь молотком. или ... всунешь его в ультрасоник клинер как ты сделал с другим железом.</text:p>
      <text:p text:style-name="P104"/>
      <text:p text:style-name="P104">да.</text:p>
      <text:p text:style-name="P104"/>
      <text:p text:style-name="P104">ты понимаешь да... что это щелчёк пальцев против 3х тысяч долларов. не 5ти. трёх. три штуки баксов. и у тебя охуенный комп. из новых запчастей. вероятно если из б у шных то и за 1.5 соберёшь. а если повышать то вообще бесплатно.</text:p>
      <text:p text:style-name="P104"/>
      <text:p text:style-name="P104">...</text:p>
      <text:p text:style-name="P104"/>
      <text:p text:style-name="P104">иди. выдели это жирным.</text:p>
      <text:p text:style-name="P52"/>
      <text:p text:style-name="P52"/>
      <text:p text:style-name="P22"/>
      <text:p text:style-name="P23">Вопрос №11.</text:p>
      <text:p text:style-name="P8">Является ли эта вещь шкалой? </text:p>
      <text:p text:style-name="P10">Чтоб выяснить – спроецируй себя в такие ситуации (просто запиши, если бы ты был в каждой из них, как бы она выглядела):</text:p>
      <text:p text:style-name="P8"><text:span text:style-name="T6">Если “р</text:span>еш<text:span text:style-name="T6">у </text:span>задачу = <text:span text:style-name="T6">пятёрка [подарок, </text:span>социальное признание<text:span text:style-name="T6">]</text:span>, не реш<text:span text:style-name="T6">у</text:span> = ремень [нарушение моей целостности]".</text:p>
      <text:p text:style-name="P10">И наоборот.</text:p>
      <text:p text:style-name="P10">Если “решу задачу = ремень, не решу = пятёрка (подарок, статус и т.п.).”</text:p>
      <text:p text:style-name="P23">Один вариант может казаться более знакомым чем другой.</text:p>
      <text:p text:style-name="P22">Любая шкала почти всегда навязана (1% где-то природного происхождения).</text:p>
      <text:p text:style-name="P22"><text:span text:style-name="T6">И</text:span> она воюет <text:span text:style-name="T6">ремнями и статусами </text:span>за право жизни <text:span text:style-name="T6">в сердцах людей.</text:span></text:p>
      <text:p text:style-name="P22">Не имея этого "конструкта шкалы" ты перестанешь отходить от задачи чтоб доказать кому-то её важнос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68">думаю да.</text:p>
      <text:p text:style-name="P168">вообще так по честному, тебе на днях попалась новая материнка современная. на аукционе. за 800грн. типа вполне себе мог собрать на базе е<text:span text:style-name="T22">ё компьютер. но нет блядь ты потребовал сука денег и власти. будь скромнее. "мама купи мне материнку" звучит лучше чем "мама купи мне компьютер за 3 тыщи долларов". она не знает. ну и пусть не знает. жалко что проебал.</text:span></text:p>
      <text:p text:style-name="P168"><text:span text:style-name="T22">сиди пока на селероне. продавай фуфло. насобираешь денег и попадётся что-то стоящее - купишь. а те файлы с того компа никуда не денутся. и щас 4й квартал начинается. твои майндмапы 3 месяца подождут. а продажи нет.</text:span></text:p>
      <text:p text:style-name="P168"><text:span text:style-name="T22"/></text:p>
      <text:p text:style-name="P168"><text:span text:style-name="T22">не знаю чувак. сувениры во львове каждый день продают. мне надо бабло но не в ущерб всему остальному. короче. я б видео записал за один день если бы у меня матери не было в доме хотя бы до обеда. и комп если б не гавкнул сука. работа пропала блядь. заблокировалась.</text:span></text:p>
      <text:p text:style-name="P168"><text:span text:style-name="T22"/></text:p>
      <text:p text:style-name="P168"><text:span text:style-name="T22">это не работа пропала а ты её запорол. сделаешь новую карта есть. </text:span></text:p>
      <text:p text:style-name="P168"><text:span text:style-name="T22"/></text:p>
      <text:p text:style-name="P168"><text:span text:style-name="T22">эм</text:span></text:p>
      <text:p text:style-name="P168"><text:span text:style-name="T22"/></text:p>
      <text:p text:style-name="P168"><text:span text:style-name="T22">есть карта. не тупи.</text:span></text:p>
      <text:p text:style-name="P168"><text:span text:style-name="T22"/></text:p>
      <text:p text:style-name="P168"><text:span text:style-name="T22">ок.</text:span></text:p>
      <text:p text:style-name="P168"><text:span text:style-name="T22"/></text:p>
      <text:p text:style-name="P168"><text:span text:style-name="T22">сними видео на селероне. а там посмотрим.</text:span></text:p>
      <text:p text:style-name="P168"><text:span text:style-name="T22"/></text:p>
      <text:p text:style-name="P168"><text:span text:style-name="T22">к</text:span></text:p>
      <text:p text:style-name="P105">так по хорошему там месяц работы где-то. месяц карт.</text:p>
      <text:p text:style-name="P105"/>
      <text:p text:style-name="P105">ни одной из тех карт мне не жалко потерять. тем более что ты их не потерял. вопрос лишь в переходнике. не гони пургу. купишь. комп. за 200 гривен. и скачаешь. пока что важнее тебя на ноги поставить.</text:p>
      <text:p text:style-name="P105"/>
      <text:p text:style-name="P105">та ты уже задолбал. ставишь и ставишь а я не встаю.</text:p>
      <text:p text:style-name="P105"/>
      <text:p text:style-name="P105">не встаёшь потмоу что тебя тут же юзают.</text:p>
      <text:p text:style-name="P105">и с компом то же самое. как купишь так сразу все начнут клянчить "дай ресурсов" блин.</text:p>
      <text:p text:style-name="P105"/>
      <text:p text:style-name="P105">я не дам</text:p>
      <text:p text:style-name="P105"/>
      <text:p text:style-name="P105">ну вот и отлично. а то ты даже на кор ай пятом пытался какие-то лайт койны майнить. </text:p>
      <text:p text:style-name="P105"/>
      <text:p text:style-name="P105">не буду</text:p>
      <text:p text:style-name="P105"/>
      <text:p text:style-name="P105">дай бог.</text:p>
      <text:p text:style-name="P106">это станок для обработки ТВОЕЙ информации. и ничьей иной. серьёзно. главное что меня волнует это материнка. всё. всё остальное можно купить на аукционе.</text:p>
      <text:p text:style-name="P106"/>
      <text:p text:style-name="P106">...</text:p>
      <text:p text:style-name="P106"/>
      <text:p text:style-name="P106">ЛЮБОЕ ЛУЧШЕ ЧЕМ НИЧЕГО.</text:p>
      <text:p text:style-name="P106"/>
      <text:p text:style-name="P106">к</text:p>
      <text:p text:style-name="P106"/>
      <text:p text:style-name="P106">переходник сколько стоит? с 2.5 на 3.5?</text:p>
      <text:p text:style-name="P106"/>
      <text:p text:style-name="P106">ты хочешь ноутбучный винт всунуть в ПК?</text:p>
      <text:p text:style-name="P106"/>
      <text:p text:style-name="P106">да</text:p>
      <text:p text:style-name="P106"/>
      <text:p text:style-name="P106">хз. думаю гривен 300. могу посмотреть.</text:p>
      <text:p text:style-name="P106"/>
      <text:p text:style-name="P106">давай</text:p>
      <text:p text:style-name="P106"/>
      <text:p text:style-name="P107">но нахуя? винт лучший в мире стоит 4 тыщи.</text:p>
      <text:p text:style-name="P107"/>
      <text:p text:style-name="P169">хз</text:p>
      <text:p text:style-name="P169"/>
      <text:p text:style-name="P169">иди. у меня вс<text:span text:style-name="T22">ё.</text:span></text:p>
      <text:p text:style-name="P1"/>
      <text:p text:style-name="P23"/>
      <text:p text:style-name="P23">Вопрос №12.</text:p>
      <text:p text:style-name="P10">Сделай “сборку” этого вопроса.</text:p>
      <text:p text:style-name="P8"><text:span text:style-name="T6">П</text:span>рочувствуй <text:span text:style-name="T6">внутренние процессы</text:span>:</text:p>
      <text:p text:style-name="P8">- это<text:span text:style-name="T6">го</text:span> событи<text:span text:style-name="T6">я</text:span></text:p>
      <text:p text:style-name="P8">- вс<text:span text:style-name="T6">его </text:span>что с ним связано</text:p>
      <text:p text:style-name="P8">- <text:span text:style-name="T6">тебя</text:span></text:p>
      <text:p text:style-name="P8">- <text:span text:style-name="T6">того что тебя с ним </text:span>обьединяет</text:p>
      <text:p text:style-name="P8">- <text:span text:style-name="T6">всех прохожих проходящих мимо этого события</text:span></text:p>
      <text:p text:style-name="P8">- информационного поля</text:p>
      <text:p text:style-name="P8">- всех остальных во вселенной</text:p>
      <text:p text:style-name="P22">  * чтоб дать мозгам понять что ты решил что-то в этом плане навсегда изменить. </text:p>
      <text:p text:style-name="P22">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text:span text:style-name="T6">н</text:span>астоящего момента).</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08">чпу кит говоришь....</text:p>
      <text:p text:style-name="P108">джикод генерируется фьюженом. его ты можешь скачать бесплатно прям щас.</text:p>
      <text:p text:style-name="P108">а ЧПУ кит принимает джикод и превращает его в движение моторов.</text:p>
      <text:p text:style-name="P108"/>
      <text:p text:style-name="P108">ок....</text:p>
      <text:p text:style-name="P108"/>
      <text:p text:style-name="P108">т.е. да, куча настроек. но...</text:p>
      <text:p text:style-name="P108">купи эти рейки ёпт. 135грн метр. купи блядь метр на метр на метр. будешь сука статуи делать. 6 штук получается. 1000грн вложить в эти рейки и будешь себе джикодить до опупения.</text:p>
      <text:p text:style-name="P108"/>
      <text:p text:style-name="P108">...</text:p>
      <text:p text:style-name="P108"/>
      <text:p text:style-name="P108">иди. это станок. ты собираешь станок. на угад. вначале модель в голове потом всё остальное. просто за тебя часть моделей превратили в стандарты. потому что не все в мире могут в голове собрать комп.</text:p>
      <text:p text:style-name="P108">а в остальном это тот же инжениринг. и поверь. железо стоит денег.</text:p>
      <text:p text:style-name="P108">зря ты его испотил.</text:p>
      <text:p text:style-name="P108"/>
      <text:p text:style-name="P108">Я НЕ ПОНИМАЮ ЧТО Я ИСПОРТИЛ. МАТЕРИНКА ДОЛЖНА РАБОТАТЬ БЕЗ ДОПОЛНИТЕЛЬНЫХ КОМПОНЕНТОВ. в ноуте по крайней мере. если я воткну саму мать в розетку то...</text:p>
      <text:p text:style-name="P108"/>
      <text:p text:style-name="P108">какой как. престижио мог и не заработать.</text:p>
      <text:p text:style-name="P108"/>
      <text:p text:style-name="P108">блядь. сука. нет не так. вор. пиздабол.</text:p>
      <text:p text:style-name="P108"/>
      <text:p text:style-name="P108">вот вот. ты утомил Олю. продавай своё фуфло. и делай видео на асере. увидишь. что так лучше. качай Олив на него.</text:p>
      <text:p text:style-name="P108"/>
      <text:p text:style-name="P170">ок</text:p>
      <text:p text:style-name="P170"/>
      <text:p text:style-name="P170">отлично. <text:span text:style-name="T45">почему т</text:span><text:span text:style-name="T34">ы кстати такие палки в колёса себе суёшь когда ищешь себе приемущество</text:span><text:span text:style-name="T22">? это ж просто апгрейд пк.</text:span></text:p>
      <text:p text:style-name="P170"><text:span text:style-name="T22"/></text:p>
      <text:p text:style-name="P170"><text:span text:style-name="T22">не знаю.</text:span></text:p>
      <text:p text:style-name="P170"><text:span text:style-name="T22"/></text:p>
      <text:p text:style-name="P170"><text:span text:style-name="T22">иди подумай об этом. у меня всё</text:span></text:p>
      <text:p text:style-name="P57"/>
      <text:p text:style-name="P52"/>
      <text:p text:style-name="P22"/>
      <text:p text:style-name="P32">Вопрос №13.</text:p>
      <text:p text:style-name="P4">Представь что эта вещь (проблема) летает в вакууме, в котором нет ни энергии ни других вещей. Что ты видишь?</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71">вижу потенциал <text:span text:style-name="T22">обрабатывать инфу. </text:span><text:span text:style-name="T13">dx </text:span>по сути.</text:p>
      <text:p text:style-name="P171"/>
      <text:p text:style-name="P171">да. верно. ни больше ни меньше.</text:p>
      <text:p text:style-name="P171"/>
      <text:p text:style-name="P171">ок</text:p>
      <text:p text:style-name="P53"/>
      <text:p text:style-name="P53"/>
      <text:p text:style-name="P33"/>
      <text:p text:style-name="P1"/>
      <text:p text:style-name="P32">Вопрос №14.</text:p>
      <text:p text:style-name="P4">Чем (какими своими частями)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72">оперативкой диском процессорами. и их работой между собой.</text:p>
      <text:p text:style-name="P172"/>
      <text:p text:style-name="P172">вот и отлично. материнка тоже важна. просто они взаимозаменяем<text:span text:style-name="T22">ы. возможно ты статическим электричеством её повредил. а может реально замкнуло что-то (что означает что тогда нельзя ни одну из этих деталей никуда втыкать). кулер работает. но в остальном.... не знаю короче.</text:span></text:p>
      <text:p text:style-name="P172"><text:span text:style-name="T22"/></text:p>
      <text:p text:style-name="P172"><text:span text:style-name="T22">вот вот. и я не знаю</text:span></text:p>
      <text:p text:style-name="P57"/>
      <text:p text:style-name="P57"/>
      <text:p text:style-name="P33"/>
      <text:p text:style-name="P1"/>
      <text:p text:style-name="P32">Вопрос №15.</text:p>
      <text:p text:style-name="P4">Почему (по каким причинам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09">потому что я его для этого юзаю. кидаю в него нужную мне инфу.</text:p>
      <text:p text:style-name="P58"/>
      <text:p text:style-name="P53"/>
      <text:p text:style-name="P33"/>
      <text:p text:style-name="P34">Вопрос №16.</text:p>
      <text:p text:style-name="P4">Можно ли (и стоит ли) решить повторяющуюся проблему, котор<text:span text:style-name="T7">ую</text:span> оно решает, <text:span text:style-name="T7">так </text:span>чтоб это повторение создавало меньше заморочек для меня?</text:p>
      <text:p text:style-name="P34">Скорей всего нет, ещё рано что-то менять, но посмотреть стои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110">ну б.у.</text:p>
      <text:p text:style-name="P110">нормальные компоненты б.у. покупай и всё.</text:p>
      <text:p text:style-name="P110">и используй. а те что стоят продавай.</text:p>
      <text:p text:style-name="P110">у тебя 3 компа поломанных в доме. будет четвёртый. похуй.</text:p>
      <text:p text:style-name="P110">напиши в делл саппорт чат.</text:p>
      <text:p text:style-name="P54"/>
      <text:p text:style-name="P54"/>
      <text:p text:style-name="P35"/>
      <text:p text:style-name="P34">Вопрос №17.</text:p>
      <text:p text:style-name="P4">Какой перманентный вред нанесённый мне оно решае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173">оно решает то что я не успею отменить. хотя вряд ли. оно решает что я не буду ждать вот <text:span text:style-name="T22">эти мили и нано секунды между действием и реакцией компа. может он и моё продолжение но проходит время. задержка. прежде чем он сделает что я прошу. а я пытался так думать. мол жму кнопку и жду результат через 40 мин. это чревато разочарованием. иногда хочешь просто нажать кнопку и получить результат сразу. </text:span></text:p>
      <text:p text:style-name="P173"><text:span text:style-name="T22"/></text:p>
      <text:p text:style-name="P174"><text:span text:style-name="T22">разочарование да?</text:span></text:p>
      <text:p text:style-name="P174"><text:span text:style-name="T22"/></text:p>
      <text:p text:style-name="P174"><text:span text:style-name="T22">да. было сотня раз. что я жал кнопку. и результат БЫЛ. но его отбирали. он до меня не долетал.</text:span></text:p>
      <text:p text:style-name="P174"><text:span text:style-name="T22">как с бабами которых я возбуждаю из дома а их кто-то там где-то ебёт вместо меня.</text:span></text:p>
      <text:p text:style-name="P174"><text:span text:style-name="T22"/></text:p>
      <text:p text:style-name="P174"><text:span text:style-name="T22">ок. т.е. канал связи между тобой и компом нарушен. а если б он был надёжным то ты бы ... ты бы не .... ты бы не хотел оптиплекс менять на более мощный?</text:span></text:p>
      <text:p text:style-name="P174"><text:span text:style-name="T22"/></text:p>
      <text:p text:style-name="P174"><text:span text:style-name="T22">эм нет почему хотел бы</text:span></text:p>
      <text:p text:style-name="P174"><text:span text:style-name="T22"/></text:p>
      <text:p text:style-name="P174"><text:span text:style-name="T22">но почему? значит причина не в этом?</text:span></text:p>
      <text:p text:style-name="P174"><text:span text:style-name="T22"/></text:p>
      <text:p text:style-name="P174"><text:span text:style-name="T22">я жму кнопку и жду 5 минут пока он сделает то что я нажал. это издевательство.</text:span></text:p>
      <text:p text:style-name="P174"><text:span text:style-name="T22"/></text:p>
      <text:p text:style-name="P174"><text:span text:style-name="T22">ок. значит не выёбуйся и </text:span><text:span text:style-name="T34">бери кор ай 7</text:span><text:span text:style-name="T22">. у меня всё.</text:span></text:p>
      <text:p text:style-name="P59"/>
      <text:p text:style-name="P59"/>
      <text:p text:style-name="P35"/>
      <text:p text:style-name="P37">Вопрос №18.</text:p>
      <text:p text:style-name="P11">Какие у него есть методы решения этого перманентного вреда нанесённого мн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1">те которые запрограммирую.</text:p>
      <text:p text:style-name="P111"/>
      <text:p text:style-name="P111">ок. </text:p>
      <text:p text:style-name="P111"/>
      <text:p text:style-name="P111">или те которые запрограммировали.</text:p>
      <text:p text:style-name="P111"/>
      <text:p text:style-name="P111">отлично. окей. ладно. иди дальше. не забывай ты ещё ИИ хотел девелопить на нём. модели тренеровать чтоб они модели опознавали и т.п.</text:p>
      <text:p text:style-name="P111"/>
      <text:p text:style-name="P111">ДА!!!!!!!!!!!!!!!!!!!!!!!!!!!</text:p>
      <text:p text:style-name="P111"/>
      <text:p text:style-name="P111">ну вот. но <text:span text:style-name="T13">GPU</text:span><text:span text:style-name="T17">ха для </text:span>этого так себе вариант. там вроде есть лучше.<text:span text:style-name="T46"> <text:s/>погугли.</text:span><text:span text:style-name="T21"> </text:span><text:span text:style-name="T47">это как ... с биткойнами. начали с ГПУх а потом создали дедикейтед чип. погугли.</text:span></text:p>
      <text:p text:style-name="P111"/>
      <text:p text:style-name="P197">4<text:span text:style-name="T22">тыс грн... флешка от Интела... с ИИ процессором... я ... погоди я подохуел немного. модуль.</text:span></text:p>
      <text:p text:style-name="P197"><text:span text:style-name="T22"/></text:p>
      <text:p text:style-name="P197"><text:span text:style-name="T22">вот вот. видишь. с железом в мире проблем нету. если знать где искать. проблемы лишь с деньгами.</text:span></text:p>
      <text:p text:style-name="P197"><text:span text:style-name="T22"/></text:p>
      <text:p text:style-name="P197"><text:span text:style-name="T22">к</text:span></text:p>
      <text:p text:style-name="P197"><text:span text:style-name="T22"/></text:p>
      <text:p text:style-name="P197"><text:span text:style-name="T22">видео соберёшь на этом ноуте. иди.</text:span></text:p>
      <text:p text:style-name="P112">без графики.</text:p>
      <text:p text:style-name="P55"/>
      <text:p text:style-name="P55"/>
      <text:p text:style-name="P36"/>
      <text:p text:style-name="P37">Вопрос №19.</text:p>
      <text:p text:style-name="P11">Чьи ещё повторяющиеся проблемы и перманентные вреды оно решает и какими методами? </text:p>
      <text:p text:style-name="P11">И могу ли я их решить <text:span text:style-name="T8">сам?</text:span></text:p>
      <text:p text:style-name="P11">(а.к.а. Распутать гадюшник, <text:span text:style-name="T8">взять на себя роль делающую этот пункт ценным</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3">так. по поводу сервера.</text:p>
      <text:p text:style-name="P113">ты явно недооцениваешь что такое кор ай 9. ты что думаешь он будет тебе <text:span text:style-name="T13">SQL </text:span><text:span text:style-name="T17">операции делать? я могу. но </text:span>это.... ну короче. это датацентр. никакой автономностью здесь и не пахнет. на амазоне снимешь в аренду датацентр и будешь иметь себе сайт. ты так делал 30 раз и это никогда не подводило. на хероке будешь иметь. всё. я всё сказал. девелопмент тут. а там... без ключей и так никто не украдёт. на амазоне много чего в мире сделано. и ты не исключение. будет у тебя датацентр 4го уровня защиты сделаешь у себя. пока что у тебя 1й. это слишком чувствительная инфа и так.</text:p>
      <text:p text:style-name="P113"/>
      <text:p text:style-name="P113">...</text:p>
      <text:p text:style-name="P113"/>
      <text:p text:style-name="P113">платёжную систему ты как подключать будешь? дома? у тебя через дом будут проходить платежи? </text:p>
      <text:p text:style-name="P113"/>
      <text:p text:style-name="P113">да</text:p>
      <text:p text:style-name="P113"/>
      <text:p text:style-name="P113">и сколько прийдёт времени прежде чем к тебе прийдёт кто-то из СБУ со словами "дай мне доступ к этой нифе или посадим"?</text:p>
      <text:p text:style-name="P113"/>
      <text:p text:style-name="P113">придут уеду </text:p>
      <text:p text:style-name="P113"/>
      <text:p text:style-name="P113">ок другой вопрос. децентрализация. ты то в украине то в США. сам говоришь. куча городов. где у тебя инфа?</text:p>
      <text:p text:style-name="P113"/>
      <text:p text:style-name="P113">эм</text:p>
      <text:p text:style-name="P113"/>
      <text:p text:style-name="P113">вот вот. ты думал бекапы по миру раскидать. но это опасно. и куча гемора. и........... не решает проблему отсутствия защиты. что ты будешь кидать базу данных на 35 неохраняемых серверов по всему миру? школьник залезет в окно одного из твоих домов, спиздит системный блок и всё. <text:span text:style-name="T13">breach.</text:span></text:p>
      <text:p text:style-name="P113"><text:span text:style-name="T13"/></text:p>
      <text:p text:style-name="P175">... потому я и сделаю его <text:span text:style-name="T22">надёжным.</text:span></text:p>
      <text:p text:style-name="P175"><text:span text:style-name="T22"/></text:p>
      <text:p text:style-name="P175"><text:span text:style-name="T22">но ты понимашеь да? надёжность стоит денег. постоянных. 4 уровень противостоит неограниченному количеству групп людей с автоматизированными инструментами. а это значит специалисты с автоматами. т.е. охрана. круглосуточная. и большой вопрос. т.е. у тебя 35 охраняемых центров по миру. как ты думаешь через сколько дней К НИМ прийдёт мент со словами "дай доступ а то посадим". амазон чувак. и не выдумывай. хоть завтра настроим. ты свой сервак так и не настроил. купил но не сделал. а почму? потому что у тебя а) не было денег и б) постоянно работающий но пустующий сервак это работа в минус. электроэнергия всегда важна. вопрос простой. превысит ли аренда амазона цену за электричество.</text:span></text:p>
      <text:p text:style-name="P175"><text:span text:style-name="T22">ты платил 100грн в месяц за свет. из-за компа. мама платила. а амазон сколько стоит?</text:span></text:p>
      <text:p text:style-name="P175"><text:span text:style-name="T22"/></text:p>
      <text:p text:style-name="P175"><text:span text:style-name="T22">хз. 7 баксов что-то такое. херока.</text:span></text:p>
      <text:p text:style-name="P175"><text:span text:style-name="T22"/></text:p>
      <text:p text:style-name="P175"><text:span text:style-name="T22">не хероку. АМАЗОН.</text:span></text:p>
      <text:p text:style-name="P175"><text:span text:style-name="T22"/></text:p>
      <text:p text:style-name="P175"><text:span text:style-name="T22">оу. я не помню. херню. щас могу глянуть.</text:span></text:p>
      <text:p text:style-name="P175"><text:span text:style-name="T22"/></text:p>
      <text:p text:style-name="P175"><text:span text:style-name="T22">глянь пжлст.</text:span></text:p>
      <text:p text:style-name="P175"><text:span text:style-name="T22"/></text:p>
      <text:p text:style-name="P198">1-3 <text:span text:style-name="T17">бакса в месяц.</text:span></text:p>
      <text:p text:style-name="P198"><text:span text:style-name="T17"/></text:p>
      <text:p text:style-name="P198"><text:span text:style-name="T17">т.е. столько же.</text:span></text:p>
      <text:p text:style-name="P198"><text:span text:style-name="T17"/></text:p>
      <text:p text:style-name="P198"><text:span text:style-name="T17">да</text:span></text:p>
      <text:p text:style-name="P198"><text:span text:style-name="T17"/></text:p>
      <text:p text:style-name="P198"><text:span text:style-name="T17">ну и вот </text:span><text:span text:style-name="T22">вопрос. за 100 гривен в месяц ты можешь иметь сервак в твоей квартире. ненадёжной. а можешь на амазоне. допустим тебя здесь нету (уехал по делам проходить курсы с майндмапами). где бы ты хотел чтоб хранились ТВОИ пункты? здесь? (где между мамой и твоим диском стоит лишь пароль и её незнание) или АМАЗОН?</text:span></text:p>
      <text:p text:style-name="P198"><text:span text:style-name="T22"/></text:p>
      <text:p text:style-name="P198"><text:span text:style-name="T22">.....</text:span></text:p>
      <text:p text:style-name="P198"><text:span text:style-name="T22"/></text:p>
      <text:p text:style-name="P198"><text:span text:style-name="T22">ты не доверяешь амазону?</text:span></text:p>
      <text:p text:style-name="P198"><text:span text:style-name="T22"/></text:p>
      <text:p text:style-name="P198"><text:span text:style-name="T22">я не доверяю аренде.</text:span></text:p>
      <text:p text:style-name="P198"><text:span text:style-name="T22"/></text:p>
      <text:p text:style-name="P198"><text:span text:style-name="T22">да но какая разница если цена та же (даже выше тут а не там)</text:span></text:p>
      <text:p text:style-name="P198"><text:span text:style-name="T22"/></text:p>
      <text:p text:style-name="P199"><text:span text:style-name="T22">много вопросов ты пытаешься решить</text:span></text:p>
      <text:p text:style-name="P199"><text:span text:style-name="T22"/></text:p>
      <text:p text:style-name="P199"><text:span text:style-name="T22">я просто говорю что если ты не будешь экономить на электроэнергии то ты можешь купить или собрать зверя. все твои пляски с бубном о том как сэкономить МАМИНЫ деньги.</text:span></text:p>
      <text:p text:style-name="P199"><text:span text:style-name="T22"/></text:p>
      <text:p text:style-name="P199"><text:span text:style-name="T22">хз</text:span></text:p>
      <text:p text:style-name="P199"><text:span text:style-name="T22"/></text:p>
      <text:p text:style-name="P199"><text:span text:style-name="T22">иди. 1200 ватт. пиздец. 24/7. это датацентр чувак. то что ты описал. кстати вопрос. почему тредриппер самый крутой проц но комбинация лучшая была у кор ай 9го?</text:span></text:p>
      <text:p text:style-name="P199"><text:span text:style-name="T22"/></text:p>
      <text:p text:style-name="P199"><text:span text:style-name="T22">хз</text:span></text:p>
      <text:p text:style-name="P199"><text:span text:style-name="T22"/></text:p>
      <text:p text:style-name="P199"><text:span text:style-name="T22">и второй вопрос. ты уверен что 2-3 ГПУхи лучше чем 64 ядра тредриппера?</text:span></text:p>
      <text:p text:style-name="P199"><text:span text:style-name="T22"/></text:p>
      <text:p text:style-name="P199"><text:span text:style-name="T22">не уверен......</text:span></text:p>
      <text:p text:style-name="P199"><text:span text:style-name="T22">надо попробовать</text:span></text:p>
      <text:p text:style-name="P199"><text:span text:style-name="T22"/></text:p>
      <text:p text:style-name="P199"><text:span text:style-name="T22">вот вот. иди. у меня всё.</text:span></text:p>
      <text:p text:style-name="P55"/>
      <text:p text:style-name="P55">…</text:p>
      <text:p text:style-name="P36"/>
      <text:p text:style-name="P37"/>
      <text:p text:style-name="P37">Вопрос №20.</text:p>
      <text:p text:style-name="P11">Решения каких повторяющихся проблем и нанесённых кому-то перманентных вредов этой вещи избыточно? (в мире) </text:p>
      <text:p text:style-name="P36">Т.е. <text:span text:style-name="T8">какие вещи ему н</text:span>астолько просто <text:span text:style-name="T8">решать</text:span>, что ему решать их "одним больше одним, меньше - пофиг - никаких существенных дополнительных энергозатрат <text:span text:style-name="T8">при росте нагрузки</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76">поверь если собрать такой комп (купить своровать я хз) то <text:span text:style-name="T22">это на долгие годы лишит тебя необходимости покупать компы. поверь. вот так же как ты щас купил пентиум (на котором теоретически мог бы работать со школы) так и здесь. мол собери ты его сейчас ты лет 15 сможешь спокойно работать. т.е. он если даже щас тянет там блендер на последних настройках... то будь уверен он потянет эту версию блендера и лет через 15 тоже. а учитывая что его достаточно чтоб симулировать физику и кучу всего, то... кстати вот зачем тебе процессор помимо ГПУхи. симуляция физики.</text:span></text:p>
      <text:p text:style-name="P176"><text:span text:style-name="T22"/></text:p>
      <text:p text:style-name="P176"><text:span text:style-name="T22">окей</text:span></text:p>
      <text:p text:style-name="P176"><text:span text:style-name="T22"/></text:p>
      <text:p text:style-name="P176"><text:span text:style-name="T22">иди. у меня всё. я тему озвучил. то что ты покупаешь оно целиком и полностью может лет 8-10 тебе служить. это ОЧЕНЬ много. представь. каждый божий день. в течении следующих 10ти лет. у тебя всё в порядке. с компом. и всегда есть ресурс для работы.</text:span></text:p>
      <text:p text:style-name="P176"><text:span text:style-name="T22"/></text:p>
      <text:p text:style-name="P176"><text:span text:style-name="T22">оу</text:span></text:p>
      <text:p text:style-name="P176"><text:span text:style-name="T22"/></text:p>
      <text:p text:style-name="P176"><text:span text:style-name="T22">вот вот. и б у уже звучит не так паршиво как раньше. вопрос лишь в том где купить. так? ты ГОД проработал на пентиуме. ну почти. ну ладно не год. сколько . месяцев 7. или 6. я хз. я не помню когда ты его взял. хочешь можешь глянуть.</text:span></text:p>
      <text:p text:style-name="P176"><text:span text:style-name="T22"/></text:p>
      <text:p text:style-name="P176"><text:span text:style-name="T22">щас.</text:span></text:p>
      <text:p text:style-name="P176"><text:span text:style-name="T22"/></text:p>
      <text:p text:style-name="P176"><text:span text:style-name="T22">суть в том что почти год. без малого. без пары месяцев. и более того. ты бы им пользовался и пользовался если б не твои завуалированные панические атаки. т.е. можешь смело рассчитывать что эта материнка будет служить тебе верой и правдой лет 200. </text:span></text:p>
      <text:p text:style-name="P176"><text:span text:style-name="T22"/></text:p>
      <text:p text:style-name="P176"><text:span text:style-name="T22">??</text:span></text:p>
      <text:p text:style-name="P176"><text:span text:style-name="T22"/></text:p>
      <text:p text:style-name="P176"><text:span text:style-name="T22">я серьёзно.</text:span></text:p>
      <text:p text:style-name="P176"><text:span text:style-name="T22"/></text:p>
      <text:p text:style-name="P176"><text:span text:style-name="T22">ок</text:span></text:p>
      <text:p text:style-name="P176"><text:span text:style-name="T22"/></text:p>
      <text:p text:style-name="P176"><text:span text:style-name="T22">ну вот и отлично. а сайты грузи на амазон. ну нахуй хранить чужие пункты здесь. тем более что у тебя андроид. вот вот. ещё и андроид. ёпрст. ты сможешь хоть прогать хоть видео делать. с такой мощёй. так? а вопрос ведь плёвый. т.е. погугли сколько стоит вот тот кор ай 9 что ты говорил</text:span></text:p>
      <text:p text:style-name="P176"><text:span text:style-name="T22"/></text:p>
      <text:p text:style-name="P200">1000 <text:span text:style-name="T17">баксов. + доставка 32.</text:span></text:p>
      <text:p text:style-name="P200"><text:span text:style-name="T17"/></text:p>
      <text:p text:style-name="P201"><text:span text:style-name="T17">т.е. подсуммирую. если т</text:span><text:span text:style-name="T22">ы вдруг когда-то раскошелишься на кор ай 9 16-ядерный.... то тебе его мощи и возможностей хватит... на следующих.. лет 15.</text:span></text:p>
      <text:p text:style-name="P201"><text:span text:style-name="T22"/></text:p>
      <text:p text:style-name="P201"><text:span text:style-name="T22">оу. да.</text:span></text:p>
      <text:p text:style-name="P201"><text:span text:style-name="T22"/></text:p>
      <text:p text:style-name="P201"><text:span text:style-name="T22">т.е. это не купил-выбросил. если пользоваться с умом и не лезть делать то чего ты не умеешь (не бить не мочить поставить блок защиты от перепадов напряжения и т.п.) он ВПОЛНЕ проработает 10 ЛЕТ. или 120 лет ты прав. запросто. вспомни слоумоу гайз. когда у него комп был подпоркой для стола. и он 10 лет его собрал. а потом он просто... докупил в него ССДшек. и ещё будет юзать. вот. теперь ты понимаешь что такое комп.</text:span></text:p>
      <text:p text:style-name="P201"><text:span text:style-name="T22"/></text:p>
      <text:p text:style-name="P201"><text:span text:style-name="T22">да</text:span></text:p>
      <text:p text:style-name="P201"><text:span text:style-name="T22"/></text:p>
      <text:p text:style-name="P201"><text:span text:style-name="T22">вот и отлично.</text:span><text:span text:style-name="T35"> этот комп прослужит дольше тебя. ты не работал ни на одной фирме дольше года. ладно. двух. ты не изучал ни одной темы дольше 4х лет. а этот комп блин будет и будет.</text:span></text:p>
      <text:p text:style-name="P201"><text:span text:style-name="T35"/></text:p>
      <text:p text:style-name="P202"><text:span text:style-name="T22">да. так есть.</text:span></text:p>
      <text:p text:style-name="P202"><text:span text:style-name="T22">если не украдут.</text:span></text:p>
      <text:p text:style-name="P202"><text:span text:style-name="T22"/></text:p>
      <text:p text:style-name="P202"><text:span text:style-name="T22">а кому надо его красть? компьютер и компьютер. 20 тысяч это не те деньги за которые можно блин напрягаться. подумай.</text:span></text:p>
      <text:p text:style-name="P202"><text:span text:style-name="T22"/></text:p>
      <text:p text:style-name="P202"><text:span text:style-name="T22">я кажется понимаю о чём ты. 4-мерная декорация.</text:span></text:p>
      <text:p text:style-name="P202"><text:span text:style-name="T22"/></text:p>
      <text:p text:style-name="P202"><text:span text:style-name="T22">да. 4-мерный тауер дефенс. осознаешь и все компы твои.</text:span></text:p>
      <text:p text:style-name="P202"><text:span text:style-name="T22"/></text:p>
      <text:p text:style-name="P202"><text:span text:style-name="T22">оу. ок</text:span></text:p>
      <text:p text:style-name="P202"><text:span text:style-name="T22"/></text:p>
      <text:p text:style-name="P202"><text:span text:style-name="T22">вот и отлично. для этого ты и берёшь. ты ж хотел карты делать помнишь?</text:span></text:p>
      <text:p text:style-name="P202"><text:span text:style-name="T22"/></text:p>
      <text:p text:style-name="P202"><text:span text:style-name="T22">да.</text:span></text:p>
      <text:p text:style-name="P202"><text:span text:style-name="T22"/></text:p>
      <text:p text:style-name="P202"><text:span text:style-name="T22">ну и вот. давай. </text:span><text:span text:style-name="T34">4-мерный тауер дефенс</text:span><text:span text:style-name="T22">.</text:span></text:p>
      <text:p text:style-name="P202"><text:span text:style-name="T22">кстати а ничо что 1000 долларов стоит поездка в Индию в один конец?</text:span></text:p>
      <text:p text:style-name="P202"><text:span text:style-name="T22"/></text:p>
      <text:p text:style-name="P203"><text:span text:style-name="T22">чо. пока что. но будет ничо если там индия а здесь мощь.</text:span></text:p>
      <text:p text:style-name="P203"><text:span text:style-name="T22"/></text:p>
      <text:p text:style-name="P203"><text:span text:style-name="T22">ты не понял. если ты хочешь ставить компы по всему миру и пользоваться ими.... то.... у тебя по всему миру будут компы... которые готовы тебя обслуживать... следующих 10-15 лет. без проблем.</text:span></text:p>
      <text:p text:style-name="P203"><text:span text:style-name="T22"/></text:p>
      <text:p text:style-name="P203"><text:span text:style-name="T22">ок</text:span></text:p>
      <text:p text:style-name="P203"><text:span text:style-name="T22"/></text:p>
      <text:p text:style-name="P203"><text:span text:style-name="T22">процессор. чувак. я не шучу. смотри. корпус галимый ты хочешь взять щас. пластиковый. и всунуть в него нормальное железо. но он ВПОЛНЕ МОГ ТЕБЕ СЛУЖИТЬ ВСЁ ЭТО ВРЕМЯ. т.е. если б у тебя в 15 лет не украли тот комп, то ... ты бы мог сегодня его проапгрейдить... в тот корпус засунуть свои новые финты.</text:span></text:p>
      <text:p text:style-name="P203"><text:span text:style-name="T22">вот теперь всё. равно как сверло СССРовское. которое уже деда нету блядь 20 лет а оно всё стоит. и ты его подточил и дальше можно сверлить.</text:span></text:p>
      <text:p text:style-name="P203"><text:span text:style-name="T22"/></text:p>
      <text:p text:style-name="P203"><text:span text:style-name="T22">есть такое. а я не понтуюсь?</text:span></text:p>
      <text:p text:style-name="P203"><text:span text:style-name="T22"/></text:p>
      <text:p text:style-name="P203"><text:span text:style-name="T22">НЕТ. ТЫ СВЕРЛИШЬ ДЫРКИ. В МИРЕ. ТЫ С ЭТОГО НАЧАЛ. С ТОГО КАКИЕ ЗАДАЧИ ТЫ ХОЧЕШЬ ДЕЛАТЬ. и поверь это ПРАВЕДНЫЕ задачи. КАК И ДЕДОВЫ ДЫРКИ. вопрос лишь в том что... с этого не обязательно НАЧИНАТЬ.</text:span></text:p>
      <text:p text:style-name="P203"><text:span text:style-name="T22">купил маме смартфон блядь в топ 200 в мире. сколько в мире смартфонов сука. а ты ей нашёл топовый. за ту сумму которая для неё бедной в украине всё равно реально заработать. читая уроки сука.</text:span></text:p>
      <text:p text:style-name="P203"><text:span text:style-name="T22"/></text:p>
      <text:p text:style-name="P204"><text:span text:style-name="T22">...</text:span></text:p>
      <text:p text:style-name="P204"><text:span text:style-name="T22"/></text:p>
      <text:p text:style-name="P205"><text:span text:style-name="T22">тыща долларов брат. на процессор. и тыща на видюху. и какую-то материнку которая их саппортит. и всё. и блок питания. корпус любой. и будет у тебя отличный ПК.</text:span></text:p>
      <text:p text:style-name="P205"><text:span text:style-name="T22"/></text:p>
      <text:p text:style-name="P205"><text:span text:style-name="T22">я подумаю над этим</text:span></text:p>
      <text:p text:style-name="P205"><text:span text:style-name="T22"/></text:p>
      <text:p text:style-name="P205"><text:span text:style-name="T22">ЧТО ТУТ ДУМАТЬ? Я ГОВОРЮ 50 ТЫСЯЧ ГРИВЕН И ТВОЙ ВОПРОС С КОМПАМИ РЕШЁН НА ВСЮ ЖИЗНЬ.</text:span></text:p>
      <text:p text:style-name="P206"><text:span text:style-name="T22">16 2-поточных ядер. 32 потока. пиздец.</text:span></text:p>
      <text:p text:style-name="P206"><text:span text:style-name="T22"/></text:p>
      <text:p text:style-name="P207"><text:span text:style-name="T22">вот вот. пиздец.</text:span></text:p>
      <text:p text:style-name="P207"><text:span text:style-name="T22"/></text:p>
      <text:p text:style-name="P207"><text:span text:style-name="T22">ну ты понял о чём я? будь у тебя такие деньги ты бы собрал себе ЧУДО комп.</text:span></text:p>
      <text:p text:style-name="P207"><text:span text:style-name="T22">подумай об этом.</text:span></text:p>
      <text:p text:style-name="P207"><text:span text:style-name="T22"/></text:p>
      <text:p text:style-name="P207"><text:span text:style-name="T22">к</text:span></text:p>
      <text:p text:style-name="P207"><text:span text:style-name="T22"/></text:p>
      <text:p text:style-name="P207"><text:span text:style-name="T22">и на рынке б у его нету, равно как и нету </text:span>ROG phone 6<text:span text:style-name="T17">. потому что кто-то должен б</text:span><text:span text:style-name="T22">ыл его купить новым а потом сказать мол "та ну нафиг я хочу продать". т.е. конфискат разве что.</text:span></text:p>
      <text:p text:style-name="P207"><text:span text:style-name="T22">вот. ты оценил. я всё.</text:span></text:p>
      <text:p text:style-name="P49"/>
      <text:p text:style-name="P49"/>
      <text:p text:style-name="P49"/>
      <text:p text:style-name="P1"/>
      <text:p text:style-name="P37">Вопрос №21.</text:p>
      <text:p text:style-name="P4">Как это повторение делает меня лучш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4">даёт возможность не спотыкаться о время ожидания. хочешь руби включил руби. хочешь джаваскрипт включил джаваскрипт. хочешь компилируй. хочешь видео рендери. это дата центр.</text:p>
      <text:p text:style-name="P207">R&amp;D <text:span text:style-name="T17">тул. за 2 </text:span><text:span text:style-name="T22">тыщи долларов.</text:span></text:p>
      <text:p text:style-name="P207"><text:span text:style-name="T22"/></text:p>
      <text:p text:style-name="P207"><text:span text:style-name="T22">2 тыщи долларов это только карта и проц. тебе ещё блок питания надо. который не "потейто".</text:span></text:p>
      <text:p text:style-name="P207"><text:span text:style-name="T22"/></text:p>
      <text:p text:style-name="P207"><text:span text:style-name="T22">ок</text:span></text:p>
      <text:p text:style-name="P207"><text:span text:style-name="T22"/></text:p>
      <text:p text:style-name="P207"><text:span text:style-name="T22">забилди этот комп на том сайте.</text:span></text:p>
      <text:p text:style-name="P177">ВОТ! ВИДИШЬ. <text:span text:style-name="T22">ЭТОГО ТЕБЕ ХВАТИТ ЧТОБ НЕ ДУМАТЬ О ТОМ ЧТО У ТЕБЯ КАКОЙ-ТО НЕ ТАКОЙ КОМП БОЛЬШЕ НИКОГДА.</text:span></text:p>
      <text:p text:style-name="P177"><text:span text:style-name="T22"/></text:p>
      <text:p text:style-name="P177"><text:span text:style-name="T22">.... я не думал об этом в этом ключе.</text:span></text:p>
      <text:p text:style-name="P177"><text:span text:style-name="T22"/></text:p>
      <text:p text:style-name="P177"><text:span text:style-name="T22">ты просто никогда сам не выбирал. ты вечно жил с подарков. смотри какие платы всплывают и гугли под какие процы рассчитаны. соберёшь себе к концу года такое железо что офигеешь. у меня всё.</text:span></text:p>
      <text:p text:style-name="P60"/>
      <text:p text:style-name="P55"/>
      <text:p text:style-name="P55">…</text:p>
      <text:p text:style-name="P37"/>
      <text:p text:style-name="P37"/>
      <text:p text:style-name="P37">Вопрос №22.</text:p>
      <text:p text:style-name="P11">Задай себе вопрос, на каком этапе твоей жизни это возникло впервые.</text:p>
      <text:p text:style-name="P11">И представь что ты <text:span text:style-name="T8">тогдашний </text:span>(того возраста) говоришь об этом понятии себе сегодняшнему. Слово в слово. </text:p>
      <text:p text:style-name="P36">Тоже <text:span text:style-name="T8">глубокая </text:span>терапия. Чтоб не тыкать себе палки в колёса дальше на этом пути</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5">хз когда они появились тогда и начал об этом думать</text:p>
      <text:p text:style-name="P115"/>
      <text:p text:style-name="P115">отлично.</text:p>
      <text:p text:style-name="P49"/>
      <text:p text:style-name="P49"/>
      <text:p text:style-name="P1"/>
      <text:p text:style-name="P37">Вопрос №23.</text:p>
      <text:p text:style-name="P4">БЛАГОДАРНОСТЬ</text:p>
      <text:p text:style-name="P12">Проговори в уме:</text:p>
      <text:p text:style-name="P12">Я благодарю…:</text:p>
      <text:p text:style-name="P4">- <text:span text:style-name="T8">его </text:span>(предмет <text:span text:style-name="T8">вопроса</text:span>)</text:p>
      <text:p text:style-name="P4">- его существовани<text:span text:style-name="T8">е</text:span></text:p>
      <text:p text:style-name="P4">- всё что он(о) даёт</text:p>
      <text:p text:style-name="P4">- всех кто мне что либо даёт когда оно у меня есть</text:p>
      <text:p text:style-name="P4">- всё что мне приходит когда оно у меня есть</text:p>
      <text:p text:style-name="P4">- все методы делать себе хорошо которые мне доступны когда оно у меня есть</text:p>
      <text:p text:style-name="P4">- всё что не мешает и не сопротивляется созданию, поддержанию и защите этого (или вакуумов в которых оно есть)</text:p>
      <text:p text:style-name="P4">- всех ради кого оно создаётся поддерживается и защищается</text:p>
      <text:p text:style-name="P4">- всё ради чего оно создаётся поддерживается и защищается</text:p>
      <text:p text:style-name="P4">- всё чем я есть когда оно у меня есть <text:span text:style-name="T8">(</text:span>это защита от тех кто мне будет упрекать что <text:s/>я чего-то “не заслужил”, <text:span text:style-name="T8">и</text:span>ли <text:span text:style-name="T8">что я “</text:span>что-то не так сделал и заслужил проблему”. Упырей короче которые пытаются меня добить <text:span text:style-name="T8">воспользовавшись этой проблемой).</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6">+</text:p>
      <text:p text:style-name="P116">ты из-за компов блин две сотни девочек нашел. которые рядом с тобой теперь будут до конца жизни. ты из за компов нашёл себя в айсеке. как логист-компьютерщик. почему нет? почему просто не быть этим?</text:p>
      <text:p text:style-name="P116">я скажу почему. потому что <text:span text:style-name="T45">ты боишься. что тебе вдруг первый раз в жизни ничего не будет нужно.</text:span></text:p>
      <text:p text:style-name="P116">отметь это жирным и увидимся в понедельник.</text:p>
      <text:p text:style-name="P50"/>
      <text:p text:style-name="P116">та я бы... блин я б хотел уйти на отдых зная что я доделал.</text:p>
      <text:p text:style-name="P116"/>
      <text:p text:style-name="P116">а уйдёшь зная что проект был слишком большой. и ты бросил на половине чтоб отдохнуть</text:p>
      <text:p text:style-name="P116"/>
      <text:p text:style-name="P116">я боюсь незаконченных карт. меня начнёт кидать. начну заказывать непонятно что и т.п.</text:p>
      <text:p text:style-name="P116"/>
      <text:p text:style-name="P116">ок. отлично. хорошо что ты так хорошо себя знаешь. завари себе чаю. закончим сегодня. только отдохни минут 20 и продолжим.</text:p>
      <text:p text:style-name="P116"/>
      <text:p text:style-name="P116">к</text:p>
      <text:p text:style-name="P116"/>
      <text:p text:style-name="P116">отлично. и ... я кашки хочу. или пюре. чего-то мягкого. и молочного. пюре со сметаной. и кусок банана в прикуску</text:p>
      <text:p text:style-name="P116"/>
      <text:p text:style-name="P116">к</text:p>
      <text:p text:style-name="P116"/>
      <text:p text:style-name="P117">ну шо. я готов продолжать.</text:p>
      <text:p text:style-name="P117"/>
      <text:p text:style-name="P50"/>
      <text:p text:style-name="P1"/>
      <text:p text:style-name="P37">Вопрос №24.</text:p>
      <text:p text:style-name="P11"><text:span text:style-name="T8">БЛАГОДАРНОСТЬ </text:span>АЛЬТЕРНАТИВЫ.</text:p>
      <text:p text:style-name="P12">Т.е. как предыдущий вопрос №23, но на этот раз я благодарю:</text:p>
      <text:p text:style-name="P12">- альтернативу этого вопроса (то что достигает той же цели противоположными результатами)</text:p>
      <text:p text:style-name="P12">- существование альтернативы</text:p>
      <text:p text:style-name="P12">- всё что мне альтернатива даёт</text:p>
      <text:p text:style-name="P11">- всех кто мне что либо даёт когда у меня есть <text:span text:style-name="T8">альтернатива</text:span></text:p>
      <text:p text:style-name="P11">- всё что мне приходит когда у меня есть <text:span text:style-name="T8">альтернатива</text:span></text:p>
      <text:p text:style-name="P11">- все методы делать себе хорошо которые мне доступны когда у меня <text:span text:style-name="T8">альтернатива</text:span></text:p>
      <text:p text:style-name="P11">- всё что не мешает и не сопротивляется созданию, поддержанию и защите <text:span text:style-name="T8">альтернативы</text:span></text:p>
      <text:p text:style-name="P11">- всех ради кого <text:span text:style-name="T8">альтернатива этой вещи </text:span>создаётся поддерживается и защищается</text:p>
      <text:p text:style-name="P11">- всё ради чего <text:span text:style-name="T8">альтернатива </text:span>создаётся поддерживается и защищается</text:p>
      <text:p text:style-name="P12">- всё чем я есть когда у меня есть альтернатива</text:p>
      <text:p text:style-name="P37"/>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7">+</text:p>
      <text:p text:style-name="P117">альтернатива это мозги</text:p>
      <text:p text:style-name="P117">майндмапы</text:p>
      <text:p text:style-name="P117">карты.</text:p>
      <text:p text:style-name="P117">и если ты хочешь работать в связке прийдётся делиться с клиентами своим товаром.</text:p>
      <text:p text:style-name="P117">мозгами.</text:p>
      <text:p text:style-name="P117">будь то видео или заказы.</text:p>
      <text:p text:style-name="P117">лучше видео. люди не всегда знают что заказывать.</text:p>
      <text:p text:style-name="P117">иди. у меня всё.</text:p>
      <text:p text:style-name="P117">ты для этого и берёшь комп.</text:p>
      <text:p text:style-name="P117">маст хэв и то и другое.</text:p>
      <text:p text:style-name="P117">и мозги и карты и видео и комп.</text:p>
      <text:p text:style-name="P117">да. хорошо что ты за это взялся.</text:p>
      <text:p text:style-name="P117">и... поверь. вложи ты даже тысяч 6 гривен в комп (в б ушные старые запчасти типа кор ай 7 и видео карты с двумя гб видео памяти) ты всё равно офигеешь от того сколько пользы оно принесёт.</text:p>
      <text:p text:style-name="P117">но опять таки. </text:p>
      <text:p text:style-name="P117">твой путь на верх ПК производительности это лишь путь.</text:p>
      <text:p text:style-name="P117">длиною в жизнь.</text:p>
      <text:p text:style-name="P117">финансы поют романсы.</text:p>
      <text:p text:style-name="P117">т.е. их нету.</text:p>
      <text:p text:style-name="P117">были бы было бы проще.</text:p>
      <text:p text:style-name="P117">покупай потихоньку материнку и т.п.</text:p>
      <text:p text:style-name="P117">всё будет.</text:p>
      <text:p text:style-name="P118">за чьи деньги неважно.</text:p>
      <text:p text:style-name="P118">маме охота отбить доход</text:p>
      <text:p text:style-name="P118">скажи что вначале надо починить и продать то что есть прежде чем брать новое</text:p>
      <text:p text:style-name="P118">она согласится</text:p>
      <text:p text:style-name="P118">а я нет.</text:p>
      <text:p text:style-name="P118">я больше верю в продажу того что не нужно.</text:p>
      <text:p text:style-name="P118">короче.</text:p>
      <text:p text:style-name="P118">продавай всё.</text:p>
      <text:p text:style-name="P118">четвёртый квартал.</text:p>
      <text:p text:style-name="P118">карты могут и подождать месяца три.</text:p>
      <text:p text:style-name="P118">у меня всё. пасиб. где брать запчасти знаешь.</text:p>
      <text:p text:style-name="P118">какие- тоже знаешь. бушные с проверкой на совместимость.</text:p>
      <text:p text:style-name="P118">а там посмотрим</text:p>
      <text:p text:style-name="P118"/>
      <text:p text:style-name="P118">к</text:p>
      <text:p text:style-name="P62"/>
      <text:p text:style-name="P62"/>
      <text:p text:style-name="P37"/>
      <text:p text:style-name="P37">Вопрос №25.</text:p>
      <text:p text:style-name="P11">Если бы земляни прилетели на другую планету, на которой бы их считали пришельцами... </text:p>
      <text:p text:style-name="P11">И среди них был ты. </text:p>
      <text:p text:style-name="P12">С этой проблемой.</text:p>
      <text:p text:style-name="P11">Кого бы в тебе увидели те жители той планеты, для которой вы все - пришельцы?</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8">я вижу комп за 3 штуки баксов.</text:p>
      <text:p text:style-name="P118">это пол машины для селюков.</text:p>
      <text:p text:style-name="P118">или два мопеда.</text:p>
      <text:p text:style-name="P118">поверь.</text:p>
      <text:p text:style-name="P118">если будет возможность у тебя его спиздят.</text:p>
      <text:p text:style-name="P118">точно так же как они готовы спиздить телефон а не его запчасти.</text:p>
      <text:p text:style-name="P118">но так как это не единственный проект и даже не самый главный то всё окей</text:p>
      <text:p text:style-name="P118">это лишь дочька твоих других проектов.</text:p>
      <text:p text:style-name="P118">всё окей короче.</text:p>
      <text:p text:style-name="P118">собирай из того что есть.</text:p>
      <text:p text:style-name="P118">там посмотрим</text:p>
      <text:p text:style-name="P118">и перестань думать что ты бедный. ты не алкаш. а большего и не надо.</text:p>
      <text:p text:style-name="P118"/>
      <text:p text:style-name="P118">к</text:p>
      <text:p text:style-name="P62"/>
      <text:p text:style-name="P118">никому. слышишь. все твои достижения по жизни лишь от того что ты умница стараешься и делаешь всё что нужно и терпишь трезвость.</text:p>
      <text:p text:style-name="P118">продавай всё это дерьмо.</text:p>
      <text:p text:style-name="P118">всё будет.</text:p>
      <text:p text:style-name="P118">я всё сказал.</text:p>
      <text:p text:style-name="P118">со следующей недели можешь начинать продавать</text:p>
      <text:p text:style-name="P118">программирование оставь пока на закуску</text:p>
      <text:p text:style-name="P118">и так программировать не на чем.</text:p>
      <text:p text:style-name="P118"/>
      <text:p text:style-name="P118">а карты</text:p>
      <text:p text:style-name="P118"/>
      <text:p text:style-name="P118">а карты тоже.</text:p>
      <text:p text:style-name="P118">я же сказал. если ты с нового года начнёшь ты ничо не потеряешь.</text:p>
      <text:p text:style-name="P118">либо раньше если продашь быстрее.</text:p>
      <text:p text:style-name="P118"/>
      <text:p text:style-name="P118">к</text:p>
      <text:p text:style-name="P118"/>
      <text:p text:style-name="P118">всё. пока.</text:p>
      <text:p text:style-name="P118">очень хочу в понедельник продолжить а не сегодня</text:p>
      <text:p text:style-name="P118">уверен что не потянешь перерыв без срыва?</text:p>
      <text:p text:style-name="P118"/>
      <text:p text:style-name="P118">да. не потяну. я себе не доверяю.</text:p>
      <text:p text:style-name="P118">татуировка доказательство.</text:p>
      <text:p text:style-name="P118"/>
      <text:p text:style-name="P118">ладно.</text:p>
      <text:p text:style-name="P62"/>
      <text:p text:style-name="P37"/>
      <text:p text:style-name="P37">Вопрос №26.</text:p>
      <text:p text:style-name="P4"><text:span text:style-name="T8">Представь, как р</text:span>асцветают (я и все остальные) от любых моих мыслей или действий.</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9">ок. компьютерная комната блин. ты не забывай речь о пылесосе. который тянет пыль 24/7 по сути.</text:p>
      <text:p text:style-name="P119">т.е. да. ты будешь делать карты и презентации.</text:p>
      <text:p text:style-name="P119">и да, ты будешь иметь доход с него. с того что ты можешь на нём сделать</text:p>
      <text:p text:style-name="P119">но.......... будь добр. </text:p>
      <text:p text:style-name="P119"/>
      <text:p text:style-name="P119">что</text:p>
      <text:p text:style-name="P119"/>
      <text:p text:style-name="P119">будь добр</text:p>
      <text:p text:style-name="P119"/>
      <text:p text:style-name="P119">быть добрым что</text:p>
      <text:p text:style-name="P119"/>
      <text:p text:style-name="P119">буть добр следовать правилам эксплуатации компа. не лей на него чай. не путай его с футбольным мячом. не порти его шокером. не суй материнку в воду. олл зет гуд стаф.</text:p>
      <text:p text:style-name="P119"/>
      <text:p text:style-name="P119">......................................................... </text:p>
      <text:p text:style-name="P119"/>
      <text:p text:style-name="P119">будь добр. я бы даже скзаал твои мозги важнее чем комп. я тебе напомню что твой ресёрч по здоровью ты сделал на Дэлле. за две недели.</text:p>
      <text:p text:style-name="P119"/>
      <text:p text:style-name="P119">а зделал бы за пару часов если б у меня он не тормозил при открытие 500 закладок.</text:p>
      <text:p text:style-name="P119"/>
      <text:p text:style-name="P119">а ещё быстерее если б у тебя дневник был. но это такое. это программирование. </text:p>
      <text:p text:style-name="P119">просто. будь добр. <text:span text:style-name="T45">не делай врагом носитель информации. когда враг у тебя сама информация.</text:span></text:p>
      <text:p text:style-name="P119"/>
      <text:p text:style-name="P119">эм</text:p>
      <text:p text:style-name="P119"/>
      <text:p text:style-name="P119">у меня всё. выдели жирным и ложись спать.</text:p>
      <text:p text:style-name="P63"/>
      <text:p text:style-name="P119">... хз</text:p>
      <text:p text:style-name="P119"/>
      <text:p text:style-name="P119">ложись. пожалуйста. серёж. ничего не будет. я хочу отдохнуть. </text:p>
      <text:p text:style-name="P119"/>
      <text:p text:style-name="P119">а я не хочу принять тупые решения пока не доделал. я уже Дэлл так угробил.</text:p>
      <text:p text:style-name="P119"/>
      <text:p text:style-name="P119">ладно. блядь. прости что предложил. лады. иду дальше.</text:p>
      <text:p text:style-name="P63"/>
      <text:p text:style-name="P37"/>
      <text:p text:style-name="P37">Вопрос №27.</text:p>
      <text:p text:style-name="P11"><text:span text:style-name="T8">Увидь</text:span>, что оно <text:span text:style-name="T8">(этот предмет разговора)</text:span>, и каждая его часть - это <text:span text:style-name="T8">ты</text:span>.</text:p>
      <text:p text:style-name="P1">* потому что "видеть что это я" это приближение, а требование - это отдаление.</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0">экстеншн.</text:p>
      <text:p text:style-name="P120">хм</text:p>
      <text:p text:style-name="P120">т.е. комп делает лучше и быстрее только то что я и так делаю.</text:p>
      <text:p text:style-name="P120">хранилище файлов.</text:p>
      <text:p text:style-name="P120">открытие закрытие файлов. комбинирование файлов.</text:p>
      <text:p text:style-name="P120">с этим охуенно справится кор ай 7й.</text:p>
      <text:p text:style-name="P120">поюзаешь - тогда поищешь аргументы в пользу более мощного.</text:p>
      <text:p text:style-name="P120">серьёзно. кор ай 7 плюс средненькая видюха за 2000грн и у тебя вырастут крылья.</text:p>
      <text:p text:style-name="P120">а там посмотрим.</text:p>
      <text:p text:style-name="P120">и два диска. которые у тебя уже есть. и питание у тебя есть. сколько у тебя питание кстати в Дэлл? если есть 500 ватт то можешь новое даже не смотреть.</text:p>
      <text:p text:style-name="P120"/>
      <text:p text:style-name="P120">эм ща гляну</text:p>
      <text:p text:style-name="P120"/>
      <text:p text:style-name="P120">глянь. плиз. ну серьёзно. <text:s/>нормальный блок питания. я даже думаю может <text:span text:style-name="T13">Mini ATX</text:span><text:span text:style-name="T17"> всунуть в него. попробовать. поискать. может и покупать ничо не надо будет.</text:span></text:p>
      <text:p text:style-name="P120"><text:span text:style-name="T17"/></text:p>
      <text:p text:style-name="P120"><text:span text:style-name="T17">посмотрим погоди.</text:span></text:p>
      <text:p text:style-name="P121"><text:span text:style-name="T17">220 ватт. мало. один проц кор ай 7 может тянуть больше.</text:span></text:p>
      <text:p text:style-name="P121"><text:span text:style-name="T17"/></text:p>
      <text:p text:style-name="P121"><text:span text:style-name="T17">да. т</text:span>ы прав. ладно. в помойку его.</text:p>
      <text:p text:style-name="P121"/>
      <text:p text:style-name="P121">в кладовку а не в помойку. я починю. когда дойдут руки.</text:p>
      <text:p text:style-name="P121"/>
      <text:p text:style-name="P121">будешь покупать материнские платы?</text:p>
      <text:p text:style-name="P121">или такой же блок?</text:p>
      <text:p text:style-name="P121"/>
      <text:p text:style-name="P121">куплю. как только всплывёт гривен за 200.</text:p>
      <text:p text:style-name="P121"/>
      <text:p text:style-name="P121">ладно. как знаешь. кидай тогда в закладки</text:p>
      <text:p text:style-name="P121"/>
      <text:p text:style-name="P121">к</text:p>
      <text:p text:style-name="P121"/>
      <text:p text:style-name="P178">а зачем можно спросить?</text:p>
      <text:p text:style-name="P178"/>
      <text:p text:style-name="P178">чтоб не думать что я рукожоп.</text:p>
      <text:p text:style-name="P178"/>
      <text:p text:style-name="P178">к</text:p>
      <text:p text:style-name="P179">может хватит себе <text:span text:style-name="T22">доказывать что ты не рукожоп?</text:span></text:p>
      <text:p text:style-name="P179"><text:span text:style-name="T22">тыж себе в убыток это доказываешь. нет чтоб в прибыль...</text:span></text:p>
      <text:p text:style-name="P179"><text:span text:style-name="T22"/></text:p>
      <text:p text:style-name="P180"><text:span text:style-name="T22">ок. тогда пункт:</text:span></text:p>
      <text:p text:style-name="P185"><text:span text:style-name="T22">доказывание себе (себе в убыток) что я не рукожоп</text:span></text:p>
      <text:p text:style-name="P185"><text:span text:style-name="T22"/></text:p>
      <text:p text:style-name="P181">весь в сборе 2000 блядь.</text:p>
      <text:p text:style-name="P181"/>
      <text:p text:style-name="P181">спроси <text:span text:style-name="T22">этого чувака. как его оптиплекс реагирует на включение в розетку платы без периферии.</text:span></text:p>
      <text:p text:style-name="P181"><text:span text:style-name="T22"/></text:p>
      <text:p text:style-name="P182"><text:span text:style-name="T22">пздец.</text:span></text:p>
      <text:p text:style-name="P182"><text:span text:style-name="T22"/></text:p>
      <text:p text:style-name="P182"><text:span text:style-name="T22">посоветуйся с ним.</text:span></text:p>
      <text:p text:style-name="P182"><text:span text:style-name="T22"/></text:p>
      <text:p text:style-name="P183"><text:span text:style-name="T22">у него блока питания нету. чтоб проверить твой вопрос надо иметь Б П</text:span></text:p>
      <text:p text:style-name="P183"><text:span text:style-name="T22"/></text:p>
      <text:p text:style-name="P183"><text:span text:style-name="T22">возьми всё в сборе.</text:span></text:p>
      <text:p text:style-name="P183"><text:span text:style-name="T22">или спроси сколько он хочет за всё в сборе.</text:span></text:p>
      <text:p text:style-name="P183"><text:span text:style-name="T22"/></text:p>
      <text:p text:style-name="P184"><text:span text:style-name="T22">короче. продаётся. видишь. 650грн за рабочий. то что кто-то хочет 2 тыщи это пошли они нахуй. 650грн заплатишь когда будет настроение. эти компы есть в природе. если не тут то на ибее. у меня всё.</text:span></text:p>
      <text:p text:style-name="P217"/>
      <text:p text:style-name="P40">Вопрос №28.</text:p>
      <text:p text:style-name="P13"><text:span text:style-name="T9">Увидь, </text:span>что оно и каждая его часть видит в <text:span text:style-name="T9">тебе (т.е. увидь его глазами себя)</text:span>.</text:p>
      <text:p text:style-name="P1">* практика показала что это сразу включает механизмы саморешения, после которых экономится куча времени на анализ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22">новый диск будешь ставить постоянно да? будешь... обновляться... продавать старое покупать новое. апгрейдиться.</text:p>
      <text:p text:style-name="P122">ты покупаешь кусочки лего.</text:p>
      <text:p text:style-name="P122"/>
      <text:p text:style-name="P122">ВОТ ИМЕННО ЧТО ЭТО НЕ ЛЕГО. ЕСЛИ ХОЧУ ПРЫГНУТЬ ВЫШЕ ГОЛОВЫ ПРИЙДЁТСЯ АНАЛИЗИРОВАТЬ КАК ОНИ РАБОТАЮТ ВМЕСТЕ.</text:p>
      <text:p text:style-name="P122"/>
      <text:p text:style-name="P122">... наконец-то. у меня всё.</text:p>
      <text:p text:style-name="P64"/>
      <text:p text:style-name="P122">и что блядь ты говоришь мне надо читать какие компоненты как вместе работают?</text:p>
      <text:p text:style-name="P122"/>
      <text:p text:style-name="P86">я говорю что если тыкать всё что можешь то ты не выжмешь 100% из железа. опять таки. на безбабье и рыбу раком. и у тебя всё получится и на том железе которое ты накликал. но когда встанет вопрос апгрейдиться... ты просто открой сайт тех ПС билдеров... и они тебе скажут какое железо надо чтоб выжать из компа больше чем бенчмарк.</text:p>
      <text:p text:style-name="P122"/>
      <text:p text:style-name="P209"><text:span text:style-name="T22">к</text:span></text:p>
      <text:p text:style-name="P209"><text:span text:style-name="T22"/></text:p>
      <text:p text:style-name="P209"><text:span text:style-name="T22">у меня всё.</text:span></text:p>
      <text:p text:style-name="P1"/>
      <text:p text:style-name="P40">Вопрос №29.</text:p>
      <text:p text:style-name="P20">Как выглядит постоянная защита всех вещей (людей, предметов, структур и т.п.), которые тебя постоянно удовлетворяют, от любых проявлений этой проблемы.</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24">телефоны восьмиядерные. ты это дело прошёл.</text:p>
      <text:p text:style-name="P124">этот этап. </text:p>
      <text:p text:style-name="P124">заказал маме что тебе надо. у меня всё.</text:p>
      <text:p text:style-name="P124"/>
      <text:p text:style-name="P124">ты думаешь ты материнку кстати угробил?</text:p>
      <text:p text:style-name="P124">по твоей логике если купить второй такой же то ты узнаешь что с ним и будешь иметь два рабочих.</text:p>
      <text:p text:style-name="P124"/>
      <text:p text:style-name="P124">ДААААААААА..</text:p>
      <text:p text:style-name="P124"/>
      <text:p text:style-name="P124">а ты не думал просто....... выкинуть?</text:p>
      <text:p text:style-name="P124"/>
      <text:p text:style-name="P124">я буду иметь 2 рабочих и продам</text:p>
      <text:p text:style-name="P124"/>
      <text:p text:style-name="P124">два пентиума да? чтобы доказать себе что ты не рукожоп? давай так. если с дивидендов тебе капнет 650 гривен и всё что стоит ДО 650ти грн и тебе нужнее - уже куплено - ты возьмёшь и ... купишь</text:p>
      <text:p text:style-name="P124"/>
      <text:p text:style-name="P124">к</text:p>
      <text:p text:style-name="P124"/>
      <text:p text:style-name="P124">всё. блядь. 2000. ну и наёба много на ОЛХ. пиздец.</text:p>
      <text:p text:style-name="P124"/>
      <text:p text:style-name="P124">угу. а ты купил за 5 тысяч смартфон.</text:p>
      <text:p text:style-name="P124"/>
      <text:p text:style-name="P124">ещё не купил. и со смартфоном проще. я хоть примерно понял что беру. а тут рассчёт на лоха.</text:p>
      <text:p text:style-name="P124"/>
      <text:p text:style-name="P124">не на лоха а на того кто не знает что такое пентиум. у меня всё.</text:p>
      <text:p text:style-name="P124">рассчёт на селюков. на тех кто не знает маржу.</text:p>
      <text:p text:style-name="P124">НА ТЕХ КТО СВОЮ МАРЖУ СОЗДАЛ НА ОСНОВАНИИ ОЛХ.</text:p>
      <text:p text:style-name="P124"/>
      <text:p text:style-name="P124">вот вот.</text:p>
      <text:p text:style-name="P124"/>
      <text:p text:style-name="P124">ЗАВТРА ПОЕДЕШЬ НА РАДИОРЫНОК УЗНАЕШЬ ПО ЧЁМ ТАМ ЭТОТ СМАРТФОН. ВЕРНЁШЬСЯ И ТОГДА ПОСМОТРИШЬ БРАТЬ ИЛИ НЕТ. ИДИ СПАТЬ.</text:p>
      <text:p text:style-name="P124"/>
      <text:p text:style-name="P124">я успеваю. и....</text:p>
      <text:p text:style-name="P124"/>
      <text:p text:style-name="P124">ладно. у меня всё.</text:p>
      <text:p text:style-name="P64"/>
      <text:p text:style-name="P64"/>
      <text:p text:style-name="P64"/>
      <text:p text:style-name="P1"/>
      <text:p text:style-name="P40">Вопрос №30.</text:p>
      <text:p text:style-name="P4"><text:span text:style-name="T9">П</text:span>осмотри на это с принципа что свобода это не иметь всё что хочешь а не хотеть.</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24">не иметь всё что хочешь а не хотеть...</text:p>
      <text:p text:style-name="P124">так. подумай. значит ремонт делл оптиплекса ... ты хочешь потратить 650 грн за возможность узнать что со вторым... и потом возможно починить второй ещё гривен за 300-400... и потом ты хочешь продать оба за 2000. так?</text:p>
      <text:p text:style-name="P124"/>
      <text:p text:style-name="P124">да.</text:p>
      <text:p text:style-name="P124"/>
      <text:p text:style-name="P124">ну так это ж блядь... это ж блядь дурость. т.е. смотри. следующий вопрос такой.</text:p>
      <text:p text:style-name="P124">готов ли ты выбросить 5000 грн в помойку лишь бы с ними не возиться. не тратить время на сравнение двух компов и потенциально испортить оба и просрать ещё месяц времени и т.п.</text:p>
      <text:p text:style-name="P124"/>
      <text:p text:style-name="P124">нет.</text:p>
      <text:p text:style-name="P124"/>
      <text:p text:style-name="P124">подумай. у тебя есть 5000. или нет. 4000 ладно.</text:p>
      <text:p text:style-name="P124">и тебе говорят "выброси их, и тебе не будет возни". типа утилизация двух компов стоит 4000. двух пентиумов. твои действия?</text:p>
      <text:p text:style-name="P124"/>
      <text:p text:style-name="P124">либо повторяющаяся пожизненная проблема либо 4000 за то чтоб их не было?</text:p>
      <text:p text:style-name="P124"/>
      <text:p text:style-name="P124">да.</text:p>
      <text:p text:style-name="P124"/>
      <text:p text:style-name="P124">нет. я бы в кладовку оба поставил.</text:p>
      <text:p text:style-name="P124"/>
      <text:p text:style-name="P124">отлично. значит бери когда будешь иметь деньги второй такой же, чини оба и продавай. у меня всё. а по вопросу....</text:p>
      <text:p text:style-name="P124">это и был ответ по вопросу. </text:p>
      <text:p text:style-name="P124">продавать старый но рабочий комп выгоднее чем нерабочий.</text:p>
      <text:p text:style-name="P124"/>
      <text:p text:style-name="P124">к</text:p>
      <text:p text:style-name="P64"/>
      <text:p text:style-name="P124">чини. хер с тобой. ты умеешь.</text:p>
      <text:p text:style-name="P124">делл во как сделал. аж приятно в руки взять. и оптиплекс сделаешь. вопрос лишь в том запорол ли ты оба. или один. </text:p>
      <text:p text:style-name="P124"/>
      <text:p text:style-name="P124">эм</text:p>
      <text:p text:style-name="P124"/>
      <text:p text:style-name="P124">их продают и по частям и т.п. бери. </text:p>
      <text:p text:style-name="P124"/>
      <text:p text:style-name="P124">за 650грн я лучше клаву к престижио найду новую. или закажу с алиэкспресса. </text:p>
      <text:p text:style-name="P124">она там по моему даже не 700 а сколько ... 500 вроде не?</text:p>
      <text:p text:style-name="P124"/>
      <text:p text:style-name="P124">хз.</text:p>
      <text:p text:style-name="P124"/>
      <text:p text:style-name="P124">кажется. а может я ошибаюсь.</text:p>
      <text:p text:style-name="P124"/>
      <text:p text:style-name="P124">это всё равно куча бабок.</text:p>
      <text:p text:style-name="P64"/>
      <text:p text:style-name="P123">не куча. херня это. иди.у меня всё.</text:p>
      <text:p text:style-name="P124">и купить две батареи и монитор и крышку и у тебя будут все компы 100% рабочие.</text:p>
      <text:p text:style-name="P124"/>
      <text:p text:style-name="P124">...</text:p>
      <text:p text:style-name="P124"/>
      <text:p text:style-name="P124">попродаёшь и соберёшь себе.</text:p>
      <text:p text:style-name="P124"/>
      <text:p text:style-name="P124">.... бэлииииииин.</text:p>
      <text:p text:style-name="P124"/>
      <text:p text:style-name="P124">у меня всё. реши с телефоном вначале. не прыгай. запчасти есть и всегда будут. это массовое производство. а значит и массовые детали. а в мире вещи состоящие из деталей часто гавкают. где всё работает кроме компонента Х, а покупать лень. </text:p>
      <text:p text:style-name="P124">ты починишь.</text:p>
      <text:p text:style-name="P124">вопрос лишь в покупке второго такого же компа.</text:p>
      <text:p text:style-name="P124">у меня всё.</text:p>
      <text:p text:style-name="P124">не покупай за последние деньги. собери себе. это скоерее хобби. типа будет ЛИШНИХ 700грн тогда сделаешь.</text:p>
      <text:p text:style-name="P124"/>
      <text:p text:style-name="P124">к</text:p>
      <text:p text:style-name="P124"/>
      <text:p text:style-name="P124">вот и отлично. старая техника как видишь на чердаке стоит блядь десятилетиями и нихуя ей не случается. если завернуть в целофан то в ней тараканы не заведутся. а значит можно будет распечатать и юзать хоть после атомной войны.</text:p>
      <text:p text:style-name="P124"/>
      <text:p text:style-name="P124">угу</text:p>
      <text:p text:style-name="P124"/>
      <text:p text:style-name="P124">у меня всё. это актив. который ждёт своей очереди чтоб быть проданным.</text:p>
      <text:p text:style-name="P125">за макс. сумму</text:p>
      <text:p text:style-name="P125"/>
      <text:p text:style-name="P125">вообще-то ядерная война наступила. и я НА НЁМ нашел выход из неё. сделав свой ресёрч. так что не говори мне что компьютер это мусор. и "в помойку". никогда так не говори. да, он стоит 600 грн. но мне плевать сколько он стоит. главное сколько пользы он может принести в умелых руках. завод в европе или в америке его старался, создавал, вложил в ресурсы, я выкину, он заржавеет а потом кто-то опять будет силы вкладывать восстанавливать.</text:p>
      <text:p text:style-name="P125"/>
      <text:p text:style-name="P125">та понял я понял</text:p>
      <text:p text:style-name="P125">я это всё тебе говорю чтоб ты увидел что я имею ввиду когда говорю что компьютер полезен и через 10 лет</text:p>
      <text:p text:style-name="P125"/>
      <text:p text:style-name="P125">и через 20 и через 50 по ходу</text:p>
      <text:p text:style-name="P125"/>
      <text:p text:style-name="P125">да. и даже если закон мора (или как там его, типа каждых 2 года мощность удваивается) правдив, и через 20 лет компы будут мощнее в 2*2*2*2*2*2*2*2*2*2 = 2<text:span text:style-name="T13">^10</text:span><text:span text:style-name="T17"> = 1024 раза, то вс</text:span>ё равно будут люди которым важен не тредриппер * 1000, а просто пентиум... для простых эксель задач. <text:s/>надёжный сука деревянный на мощной литографии а не на тех микронанопиздрических процах которые горят если на них пукнуть. военные купят. они до сих пор сидят на фортране.</text:p>
      <text:p text:style-name="P125">починишь.</text:p>
      <text:p text:style-name="P125"/>
      <text:p text:style-name="P125">ок. отлично.</text:p>
      <text:p text:style-name="P125"/>
      <text:p text:style-name="P125">вот и всё.</text:p>
      <text:p text:style-name="P1"/>
      <text:p text:style-name="P40">Вопрос №31.</text:p>
      <text:p text:style-name="P13">Что сделать чтоб оно увидело во мне и всех моих частях себя?</text:p>
      <text:p text:style-name="P29"/>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26">продавай всё. что криво лежит.</text:p>
      <text:p text:style-name="P126">т.е. программирование потом. оно не убежит.</text:p>
      <text:p text:style-name="P126">а продавать надо.</text:p>
      <text:p text:style-name="P126">на этом компе.</text:p>
      <text:p text:style-name="P126">и видео снимай когда не продаёшь.</text:p>
      <text:p text:style-name="P126">ты заработаешь штуку-две-три баксов и соберёшь себе этот танк. и всё будет окей.</text:p>
      <text:p text:style-name="P126"/>
      <text:p text:style-name="P126">а как же группа? правила распределения финансов?</text:p>
      <text:p text:style-name="P126"/>
      <text:p text:style-name="P126">ой ёбтвоюмать. напомни как ты купил ПК</text:p>
      <text:p text:style-name="P126"/>
      <text:p text:style-name="P126">продавал вроде статуэтки </text:p>
      <text:p text:style-name="P126"/>
      <text:p text:style-name="P126">вот вот. у тебя в группе не было никогда 1000грн. </text:p>
      <text:p text:style-name="P126"/>
      <text:p text:style-name="P126">к</text:p>
      <text:p text:style-name="P126"/>
      <text:p text:style-name="P126">ты всё одалживаешь. и работает. иди. может не приоритет но имеет право на существование. у меня всё.</text:p>
      <text:p text:style-name="P126"/>
      <text:p text:style-name="P126">... хз</text:p>
      <text:p text:style-name="P126"/>
      <text:p text:style-name="P126">уходи. этот комп (асер) вполне тянет на комп только для проекта по антиквару. поверь многие антикварщики на таком свой первый миллион заработали.</text:p>
      <text:p text:style-name="P126">книжка по сути.</text:p>
      <text:p text:style-name="P126">иди. ничего тебе не бракуэ</text:p>
      <text:p text:style-name="P61"/>
      <text:p text:style-name="P61"/>
      <text:p text:style-name="P56">…</text:p>
      <text:p text:style-name="P38"/>
      <text:p text:style-name="P1"/>
      <text:p text:style-name="P40">Вопрос №32.</text:p>
      <text:p text:style-name="P4">Направь своё намеренье на хорошее для тебя решение этого повторения.</text:p>
      <text:p text:style-name="P1">(выгодного, прибыльного, приятно запоминающегося - в кои то веки поживи для себя)</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26">800 гривен на материнку. которая потянет кор ай 7. а там посмотрим. может купишь ещё процессор за 2000 грн. серьёзно. кор ай 7е щас фигню стоят.</text:p>
      <text:p text:style-name="P126">может проапгрейдишь. а может будешь крутить свой делл и всунешь всё это в него.</text:p>
      <text:p text:style-name="P126">короче. я хз. не знаю. пойдёшь на радиорынок померяешь блин. или на ОЛХе купишь из рук в руки.</text:p>
      <text:p text:style-name="P126">скажешь что тебе надо чтоб дырки сошлись. </text:p>
      <text:p text:style-name="P126"/>
      <text:p text:style-name="P126">к</text:p>
      <text:p text:style-name="P126"/>
      <text:p text:style-name="P126">короче. я тебе ещё раз говорю. многие люди и того не имеют и нормально выросли. нормальными людьми. делай что можешь. и не еби мозги. тебе зубы надо делать. и я тебе напомню что стоматолог Аня вообще не имеет компа в работе. она имеет свою дрель, свёрла и смартфон. всё. и ауди. и какой-то херовый комп для фильмов. и ей похер на компы. ВООБЩЕ.</text:p>
      <text:p text:style-name="P126"/>
      <text:p text:style-name="P126">...</text:p>
      <text:p text:style-name="P126"/>
      <text:p text:style-name="P126">иди.</text:p>
      <text:p text:style-name="P126">вот тебе ещё бонус. этот комп Экономный.</text:p>
      <text:p text:style-name="P126">шутка ли. 220 ватт. ты думал 350. а оказалось 220.</text:p>
      <text:p text:style-name="P126"/>
      <text:p text:style-name="P126">...</text:p>
      <text:p text:style-name="P126"/>
      <text:p text:style-name="P126">т.е. поверь бывают юс кейсы когда это важно. ёпт даже ТЫ хотел взять его себе для сервера. ГОД прошёл а они не подешевели. железо не дешевеет чувак. вспомни. б у айфоны как стоили 4000 так и стоят. просто появились новые за 24000. а потом появятся ещё более новые за 124000. они не падают в цене. потому что есть вторичный рынок. есть те кто купит за 4000. </text:p>
      <text:p text:style-name="P126"/>
      <text:p text:style-name="P126">...</text:p>
      <text:p text:style-name="P126"/>
      <text:p text:style-name="P126">зафлудить мир компами блядь. весь. ну и мир сука. так у меня всё. иди. щас в каждом тостере блядь компьютер. или ты забыл? как на С++ хотел что-то делать? иди.</text:p>
      <text:p text:style-name="P211"/>
      <text:p text:style-name="P65"/>
      <text:p text:style-name="P40"/>
      <text:p text:style-name="P40">Вопрос №33.</text:p>
      <text:p text:style-name="P4"><text:span text:style-name="T9">Если есть какой-то холст, на котором нарисованы мир, ты, люди и т.п. - какое Н</text:span>амеренье по поводу этого вопроса протека<text:span text:style-name="T9">ет у всех этих предметов (ты, люди, мир и т.п.) и между ними на этом </text:span>холст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27">хм.</text:p>
      <text:p text:style-name="P127">равно как ты и починил комп за 200грн.</text:p>
      <text:p text:style-name="P127">взял нужные детали.</text:p>
      <text:p text:style-name="P127">херак и сделал.</text:p>
      <text:p text:style-name="P127">и теперь печатаешь на ноутбуке. </text:p>
      <text:p text:style-name="P127">2013го года.</text:p>
      <text:p text:style-name="P127">хоть этот год был так давно что я уже даже не верю что это было со мной.</text:p>
      <text:p text:style-name="P127">а он дальше работает.</text:p>
      <text:p text:style-name="P127">и будет и дальше работать.</text:p>
      <text:p text:style-name="P127">и ничего ему не бракует. через 2-3 года термопасту поменяешь и будет дальше работать.</text:p>
      <text:p text:style-name="P127"/>
      <text:p text:style-name="P127">...</text:p>
      <text:p text:style-name="P127"/>
      <text:p text:style-name="P127">или ты забыл? что они даже с засохшей термопастой нормально работают?</text:p>
      <text:p text:style-name="P127"/>
      <text:p text:style-name="P127">...</text:p>
      <text:p text:style-name="P127"/>
      <text:p text:style-name="P127">если компы НЕ БИТЬ то они живут долго и счастливо. и поверь тебе не очень то и нужен даже кор ай 7 для того как ты используешь ПК сейчас.</text:p>
      <text:p text:style-name="P127">пальцев только твоих жалко.</text:p>
      <text:p text:style-name="P127">и того факта что "любить всё и голодать" невозможно если твоя цель быть здоровым.</text:p>
      <text:p text:style-name="P127"/>
      <text:p text:style-name="P127">у меня всё. иди. компы нужны. даже старые.</text:p>
      <text:p text:style-name="P127">лучше пусть он стареет в твоих умелых полезных руках</text:p>
      <text:p text:style-name="P127">а не в руках геймера</text:p>
      <text:p text:style-name="P127">собирай из аукционных деталей. не пожалеешь.</text:p>
      <text:p text:style-name="P127"/>
      <text:p text:style-name="P127">к</text:p>
      <text:p text:style-name="P127"/>
      <text:p text:style-name="P127">у меня всё.</text:p>
      <text:p text:style-name="P65"/>
      <text:p text:style-name="P65"/>
      <text:p text:style-name="P65"/>
      <text:p text:style-name="P1"/>
      <text:p text:style-name="P40">Вопрос №34.</text:p>
      <text:p text:style-name="P4">Что в этой вещи было видно у кого-то в фазе (осознанном сне) и КАК оно им было видно? </text:p>
      <text:p text:style-name="P1">[все аспекты: общую картину, под микроскопом и т.д. - короче всё что ты искал в своей фазе - найди и в ихней]</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27">компы.</text:p>
      <text:p text:style-name="P127">давай начнём с очевидного.</text:p>
      <text:p text:style-name="P127">есть много людей технически не задроченых</text:p>
      <text:p text:style-name="P127">которые делают из того что есть.</text:p>
      <text:p text:style-name="P127">вспомни как в Андронном Коллайдере был комп который работал на Виндоус ХР.</text:p>
      <text:p text:style-name="P127">и как этот чувак что ты смотрел час назад что ЧПУху создал. у него комп какой-то такой убитый будто из середины 2000х. </text:p>
      <text:p text:style-name="P127">пластиковые кнопки и т.д.</text:p>
      <text:p text:style-name="P127">и твой асер тоже не наилучший. </text:p>
      <text:p text:style-name="P127">а ты на нём создаёшь актив который будет тебе служить верой и правдой 40 лет.</text:p>
      <text:p text:style-name="P127">поверь. иногда просто нужен лист бумаги. </text:p>
      <text:p text:style-name="P127">и некоторые компы которые годятся только на это тоже полезных</text:p>
      <text:p text:style-name="P127"/>
      <text:p text:style-name="P127">угу. а потом я понял что мне пентиума мало. и ругал его. и разобрал к чёрту.</text:p>
      <text:p text:style-name="P127"/>
      <text:p text:style-name="P127">и жалеешь об этом</text:p>
      <text:p text:style-name="P127"/>
      <text:p text:style-name="P127">очень</text:p>
      <text:p text:style-name="P127"/>
      <text:p text:style-name="P127">ну вот и славно.</text:p>
      <text:p text:style-name="P66"/>
      <text:p text:style-name="P66"/>
      <text:p text:style-name="P66"/>
      <text:p text:style-name="P1"/>
      <text:p text:style-name="P40">Вопрос №35.</text:p>
      <text:p text:style-name="P13">Что другие люди колдуют <text:span text:style-name="T10">(притягивают в твою жизнь) </text:span>связанного с этой вещью?</text:p>
      <text:p text:style-name="P39"/>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27">тех кто им что-то даст.</text:p>
      <text:p text:style-name="P127">чтобы они купили то что им надо.</text:p>
      <text:p text:style-name="P127">как бы это сказать... </text:p>
      <text:p text:style-name="P127">приманивают тех кто даёт просто так.</text:p>
      <text:p text:style-name="P127">пиздят много на камеру и т.п.</text:p>
      <text:p text:style-name="P127">чтоб встретить тех кто даёт. патреонов.</text:p>
      <text:p text:style-name="P127"/>
      <text:p text:style-name="P127">угу</text:p>
      <text:p text:style-name="P127"/>
      <text:p text:style-name="P127">и цель поиска патреонов найти себе спонсоров кторые дадут комп. у меня всё. </text:p>
      <text:p text:style-name="P127">снимай видео на селероне. запостишь продолжим.</text:p>
      <text:p text:style-name="P67"/>
      <text:p text:style-name="P127">к</text:p>
      <text:p text:style-name="P67"/>
      <text:p text:style-name="P1"/>
      <text:p text:style-name="P41">Вопрос №36.</text:p>
      <text:p text:style-name="P4">Что другие люди <text:span text:style-name="T11">делают </text:span>связано<text:span text:style-name="T11">го с этой задачей, с целью их самоудовлетворения</text:span>?</text:p>
      <text:p text:style-name="P1"/>
      <text:p text:style-name="P30">Открытый ответ (какие мысли, образы, внутренние диалоги, ощущения, эмоции, предчувствия, проекции и т.п. возникают - всё писать сюда).</text:p>
      <text:p text:style-name="P30">Все существенные (полезные) мысли выделить жирным (т.е. те, которые не хотелось бы чтоб пропали).</text:p>
      <text:p text:style-name="P30"/>
      <text:p text:style-name="P128">играют.</text:p>
      <text:p text:style-name="P128">стрелялки леталки и прочие симуляторы</text:p>
      <text:p text:style-name="P128">виртуальная реальность</text:p>
      <text:p text:style-name="P128">они на передовой консюмеризма (почему-то)</text:p>
      <text:p text:style-name="P128">потому что обьективно для работы очень мало людей в мире юзают. т.е. очень узкая горстка людей СОЗДАЁТ что-то и огромное количество людей потребляет это на тех же ресурсах.</text:p>
      <text:p text:style-name="P128">вот и всё.</text:p>
      <text:p text:style-name="P128">один полетел в космос путём творчества а другие за ним путём копирования</text:p>
      <text:p text:style-name="P128">есть вещи которые нельзя даже скопировать не имея определённых инструментов</text:p>
      <text:p text:style-name="P128">тебе ли не знать, уважаемый человек с важной инфой на недоступном диске</text:p>
      <text:p text:style-name="P128">у меня всё.</text:p>
      <text:p text:style-name="P68"/>
      <text:p text:style-name="P68"/>
      <text:p text:style-name="P68"/>
      <text:p text:style-name="P1"/>
      <text:p text:style-name="P42">Вопрос №37.</text:p>
      <text:p text:style-name="P14">Что ЭТА ПРОБЛЕМА решает?</text:p>
      <text:p text:style-name="P42">(сам по себе)</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28">воспроизводит быстрее больше дальше. воспроизводство.</text:p>
      <text:p text:style-name="P128">программирование лишь прелюдия. говорение кому что воспроизводить.</text:p>
      <text:p text:style-name="P128">комп это алтимт воспроизводитель.</text:p>
      <text:p text:style-name="P128"/>
      <text:p text:style-name="P128">наконец-то.</text:p>
      <text:p text:style-name="P128">ты в него блядь тут жизнь пытался воткнуть. в этот конкретный асер. помнишь? Каперому на нём писал блядь. нечто что само сделает сайты.</text:p>
      <text:p text:style-name="P128"/>
      <text:p text:style-name="P128">помню</text:p>
      <text:p text:style-name="P128"/>
      <text:p text:style-name="P128">вот а теперь ты видишь что комп это алтимат воспроизводитель.</text:p>
      <text:p text:style-name="P128"/>
      <text:p text:style-name="P128">ну первый шаг решения бага- вопроизвести.</text:p>
      <text:p text:style-name="P128"/>
      <text:p text:style-name="P128">вот вот. короче. ты увидел. ты ещё и каперому на нём будешь делать. очень серьёзная машина получается. если ты на асере такое сделал то представь каких делов ты наделать сможешь на... танке.... который может всё блин. может не наилучшим образом из возможных... но всё. который не запнётся... прошу тебя привыкни к тому железу которое ты создашь. прочувствуй его. не пожалеешь.</text:p>
      <text:p text:style-name="P128">у меня всё.</text:p>
      <text:p text:style-name="P128"/>
      <text:p text:style-name="P128">к</text:p>
      <text:p text:style-name="P69"/>
      <text:p text:style-name="P129">привыкни означает что если он не может сделать больше то тебе надо поменять подход а не поменять комп.</text:p>
      <text:p text:style-name="P129"/>
      <text:p text:style-name="P129">окей</text:p>
      <text:p text:style-name="P129"/>
      <text:p text:style-name="P129">иди. всё летать будет. поверь. это охуенно. иметь такой комп.</text:p>
      <text:p text:style-name="P129"/>
      <text:p text:style-name="P129">.............</text:p>
      <text:p text:style-name="P129"/>
      <text:p text:style-name="P129">иди. у меня всё.</text:p>
      <text:p text:style-name="P129"/>
      <text:p text:style-name="P129">боже я щас расплачусь. от желания его иметь.</text:p>
      <text:p text:style-name="P129"/>
      <text:p text:style-name="P129">у меня всё. иди.</text:p>
      <text:p text:style-name="P69"/>
      <text:p text:style-name="P42"/>
      <text:p text:style-name="P42">Вопрос №38.</text:p>
      <text:p text:style-name="P4">Когда <text:span text:style-name="T11">впервые в истории вселенной </text:span>ЭТА ПРОБЛЕМА впервые попыталась решить то что она решает <text:span text:style-name="T11">(вещь к которой ты пришёл в вопросе №37)</text:span>? </text:p>
      <text:p text:style-name="P4"><text:span text:style-name="T11">Представь, что Эта Проблема (тогдашняя, первая в истории) </text:span>говорит <text:span text:style-name="T11">Этой Сегодняшней Проблеме (которую мы сейчас решаем), что она существует для решения ответа из вопроса №37.</text:span></text:p>
      <text:p text:style-name="P3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30">быстрее больше дальше только в тех руках кторые достойны этого. у меня всё.</text:p>
      <text:p text:style-name="P130">ты достоин. твои планы благородны. иди.</text:p>
      <text:p text:style-name="P130">при желании ты на таком компе даже виртуальную машину сможешь запустить и она будет мощнее твоего кор ай 5го. если тебе вдруг понадобится линукс</text:p>
      <text:p text:style-name="P130">я думаю ты поставишь пару терабайт платформ и будет охуенно.</text:p>
      <text:p text:style-name="P130"/>
      <text:p text:style-name="P130">...</text:p>
      <text:p text:style-name="P130"/>
      <text:p text:style-name="P130">4-5 дисков. вот за чем тебе надо следить. всё будет. иди.</text:p>
      <text:p text:style-name="P130"/>
      <text:p text:style-name="P130">к</text:p>
      <text:p text:style-name="P69"/>
      <text:p text:style-name="P69"/>
      <text:p text:style-name="P69"/>
      <text:p text:style-name="P42"/>
      <text:p text:style-name="P42">Вопрос №39.</text:p>
      <text:p text:style-name="P14">Что ЭТА ПРОБЛЕМА колдует?</text:p>
      <text:p text:style-name="P43">Что она сама по себе притягивает в жизнь каждому кто её имеет?</text:p>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30">комп не против быть твоим. тебе надо - бери.</text:p>
      <text:p text:style-name="P130">бери. </text:p>
      <text:p text:style-name="P130">никто не против.</text:p>
      <text:p text:style-name="P130">бери.</text:p>
      <text:p text:style-name="P130">только слышишь...</text:p>
      <text:p text:style-name="P130"/>
      <text:p text:style-name="P130">что</text:p>
      <text:p text:style-name="P130"/>
      <text:p text:style-name="P130">не бери фигню</text:p>
      <text:p text:style-name="P130">выспись, поедь на радиорынок.</text:p>
      <text:p text:style-name="P130">или не высыпайся. хз. по моему лучше выспаться. поедешь в обед блядь чем плохо. ты думаешь они тебе будут не рады?</text:p>
      <text:p text:style-name="P130">мне насрать на продавцов которые в 5 вечера уже уходят. хотите деньги - работайте.</text:p>
      <text:p text:style-name="P130"/>
      <text:p text:style-name="P130">угу</text:p>
      <text:p text:style-name="P130"/>
      <text:p text:style-name="P130">иди. сьездишь. у меня всё.</text:p>
      <text:p text:style-name="P130"/>
      <text:p text:style-name="P130">к</text:p>
      <text:p text:style-name="P130"/>
      <text:p text:style-name="P130">чем раньше тем лучше.</text:p>
      <text:p text:style-name="P130">и ... если не купишь его сегодня - не страшно, купишь через неделю. вот это главный твой козырь наверно.</text:p>
      <text:p text:style-name="P130">тебе надо крутиться именно в этой позиции. апгрейдится тогда когда тебе некритично, когда именно ты проапгрейдишься.</text:p>
      <text:p text:style-name="P130">потому что тогда ты бы купил компьютер не за 700грн а за 200. такой же мощности. поверь. точно такой же.</text:p>
      <text:p text:style-name="P130"/>
      <text:p text:style-name="P130">...</text:p>
      <text:p text:style-name="P130"/>
      <text:p text:style-name="P130">просто он был бы в обычном АТХ кейсе. а не в хитром железном кейсе который не проапгрейдить.</text:p>
      <text:p text:style-name="P130">иди. у меня всё.</text:p>
      <text:p text:style-name="P130"/>
      <text:p text:style-name="P213"><text:span text:style-name="T22">к</text:span></text:p>
      <text:p text:style-name="P213"><text:span text:style-name="T22"/></text:p>
      <text:p text:style-name="P213"><text:span text:style-name="T22">и зубы чини тогда когда тебе некритично сегодня или через месяц.</text:span></text:p>
      <text:p text:style-name="P213"><text:span text:style-name="T22">а не тогда когда тебе надо прям завтра.</text:span></text:p>
      <text:p text:style-name="P214"><text:span text:style-name="T22">это хорошая привычка. апгрейдится тогда когда есть и ресурсы и время. а не тогда когда нет ни того ни другого.</text:span></text:p>
      <text:p text:style-name="P214"><text:span text:style-name="T22"/></text:p>
      <text:p text:style-name="P208"><text:span text:style-name="T22">охуенно сказано.</text:span></text:p>
      <text:p text:style-name="P208"><text:span text:style-name="T22"/></text:p>
      <text:p text:style-name="P208"><text:span text:style-name="T22">у меня всё.</text:span></text:p>
      <text:p text:style-name="P1"/>
      <text:p text:style-name="P42">Вопрос №40.</text:p>
      <text:p text:style-name="P4">Как сделать так чтоб этот <text:span text:style-name="T11">вопрос</text:span>: </text:p>
      <text:p text:style-name="P4">- Решал всемирные проблемы?</text:p>
      <text:p text:style-name="P4">- Мотивировал инфраструктуры находить <text:span text:style-name="T11">рост и ускорение роста решения </text:span>всемирных проблем?</text:p>
      <text:p text:style-name="P4">- Мотивировал инфраструктуры мотивировать другие инфраструктуры искать <text:span text:style-name="T11">рост и ускорение решения всемирных проблем</text:span>?</text:p>
      <text:p text:style-name="P1">(<text:span text:style-name="T11">я это решаю уже прикладным, но всё таки - </text:span>так навскидку)</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31">будешь собирать сними видео. и запиши всё на камеру. запишешь - посмотришь и сделаешь что тебе нужно.</text:p>
      <text:p text:style-name="P131"/>
      <text:p text:style-name="P132">я не очень понимаю когда... когда я эти видео буду делать</text:p>
      <text:p text:style-name="P132"/>
      <text:p text:style-name="P132">чувак. твои майндмапы это тоже апгрейды. это репорт. просто сделай канал ВГ ПК Билдинг и пости там все свои новости. у меня всё.</text:p>
      <text:p text:style-name="P132"/>
      <text:p text:style-name="P215"><text:span text:style-name="T22">к</text:span></text:p>
      <text:p text:style-name="P215"><text:span text:style-name="T22"/></text:p>
      <text:p text:style-name="P216"><text:span text:style-name="T22">я тебе напомню. что ты не так давно смотрел видео о том какие шлейфы куда втыкать. это полезно чувак. это нужно. браво. наконец-то ты понял.</text:span></text:p>
      <text:p text:style-name="P216"><text:span text:style-name="T22">что каждй твой проект должен иметь ютюб канал. иди. прощаюсь с тобой навсегда.</text:span></text:p>
      <text:p text:style-name="P216"><text:span text:style-name="T22">как "проблема".</text:span></text:p>
      <text:p text:style-name="P216"><text:span text:style-name="T22">всё будет.</text:span></text:p>
      <text:p text:style-name="P216"><text:span text:style-name="T22">я теперь не проблема. запостишь и всё.</text:span></text:p>
      <text:p text:style-name="P216"><text:span text:style-name="T22"/></text:p>
      <text:p text:style-name="P216"><text:span text:style-name="T22">к</text:span></text:p>
      <text:p text:style-name="P70"/>
      <text:p text:style-name="P133">я прям щас хочу это сделать...</text:p>
      <text:p text:style-name="P133"/>
      <text:p text:style-name="P133">делай. я не против. давай. ютюб канал. прям щас.</text:p>
      <text:p text:style-name="P133"/>
      <text:p text:style-name="P133">к</text:p>
      <text:p text:style-name="P133"/>
      <text:p text:style-name="P187">у меня есть уже Електроникс</text:p>
      <text:p text:style-name="P187"/>
      <text:p text:style-name="P187">а <text:span text:style-name="T22">это ПК Билдинг. А то инжениринг. это разные каналы.</text:span></text:p>
      <text:p text:style-name="P187"><text:span text:style-name="T22"/></text:p>
      <text:p text:style-name="P187"><text:span text:style-name="T22">хз. тянут ли они на отдельный канал</text:span></text:p>
      <text:p text:style-name="P187"><text:span text:style-name="T22"/></text:p>
      <text:p text:style-name="P187"><text:span text:style-name="T22">тянут. електроникс это ты будешь ультрасоник клинеры билдать. </text:span></text:p>
      <text:p text:style-name="P187"><text:span text:style-name="T22"/></text:p>
      <text:p text:style-name="P188">а <text:span text:style-name="T22">электроник репейрс?</text:span></text:p>
      <text:p text:style-name="P188"><text:span text:style-name="T22"/></text:p>
      <text:p text:style-name="P188"><text:span text:style-name="T22">да. можешь создать. не убудет.</text:span></text:p>
      <text:p text:style-name="P188"><text:span text:style-name="T22"/></text:p>
      <text:p text:style-name="P188"><text:span text:style-name="T22">окей.</text:span></text:p>
      <text:p text:style-name="P188"><text:span text:style-name="T22"/></text:p>
      <text:p text:style-name="P188"><text:span text:style-name="T22">только контента нету.</text:span></text:p>
      <text:p text:style-name="P188"><text:span text:style-name="T22"/></text:p>
      <text:p text:style-name="P188"><text:span text:style-name="T22">будет. я куплю камеру</text:span></text:p>
      <text:p text:style-name="P188"><text:span text:style-name="T22"/></text:p>
      <text:p text:style-name="P188"><text:span text:style-name="T22">ЕСТЬ У ТЕБЯ КАМЕРА. БЛЯДЬ СКОЛЬКО МОЖНО. ВСЁ У ТЕБЯ ЕСТЬ. ОТМЕНЯТЬ НИЧЕГО НЕ НАДО. на следующую неделю план такой: всё время когда мама дома - ты продаёшь. всё время когда она не дома ты снимаешь видео.</text:span></text:p>
      <text:p text:style-name="P188"><text:span text:style-name="T22"/></text:p>
      <text:p text:style-name="P188"><text:span text:style-name="T22">окей</text:span></text:p>
      <text:p text:style-name="P188"><text:span text:style-name="T22"/></text:p>
      <text:p text:style-name="P188"><text:span text:style-name="T22">ты ПОНЯЛ?</text:span></text:p>
      <text:p text:style-name="P188"><text:span text:style-name="T22"/></text:p>
      <text:p text:style-name="P188"><text:span text:style-name="T22">......я <text:s/>пытаюсь увильнуть. но тут не увильнёшь.</text:span></text:p>
      <text:p text:style-name="P188"><text:span text:style-name="T22"/></text:p>
      <text:p text:style-name="P188"><text:span text:style-name="T22">А ПОЧЕМУ ты пытаешься увильнуть? давай поговорим 5 минут. ты пытаешься увильнуть. от апгрейдов. чтоб "мама не узнала". почему?</text:span></text:p>
      <text:p text:style-name="P188"><text:span text:style-name="T22"/></text:p>
      <text:p text:style-name="P188"><text:span text:style-name="T22">потому что вопли.</text:span></text:p>
      <text:p text:style-name="P188"><text:span text:style-name="T22">и унижения.</text:span></text:p>
      <text:p text:style-name="P188"><text:span text:style-name="T22">и чтоб им не поддаваться мне нужны карты.</text:span></text:p>
      <text:p text:style-name="P188"><text:span text:style-name="T22"/></text:p>
      <text:p text:style-name="P188"><text:span text:style-name="T22">ОХУЕННО. значит ищем деньги тебе на комп который потянет карты. серьёзно. кор ай 7 и всё будет в поряде. даже графло так себе приоритет.</text:span></text:p>
      <text:p text:style-name="P189">у меня вс<text:span text:style-name="T22">ё.</text:span><text:span text:style-name="T36"> тебе отравили мозги полностью. этой грёбанной картошкой с конфетами.</text:span></text:p>
      <text:p text:style-name="P190"><text:span text:style-name="T22">бедный ты тип сука. честно. мне тебя жалко. очень.</text:span></text:p>
      <text:p text:style-name="P190"><text:span text:style-name="T22">вот. вижу. вижу слёзы осознания. вот теперь я тебя отпущу. с этой мыслью. а всё что жирное перекопируй в дневник.</text:span></text:p>
      <text:p text:style-name="P190"><text:span text:style-name="T22"/></text:p>
      <text:p text:style-name="P190"><text:span text:style-name="T22">дневника нету</text:span></text:p>
      <text:p text:style-name="P190"><text:span text:style-name="T22"/></text:p>
      <text:p text:style-name="P190"><text:span text:style-name="T22">в телефон. неважно. куда угодно.</text:span></text:p>
      <text:p text:style-name="P190"><text:span text:style-name="T22"/></text:p>
      <text:p text:style-name="P190"><text:span text:style-name="T22">к</text:span></text:p>
      <text:p text:style-name="P70"/>
      <text:p text:style-name="P190">откр<text:span text:style-name="T22">ыл блокнот. видишь? иногда даже блокнот важен. а ты сомневался что компы тебе нужны 10летней давности. иди. у меня всё.</text:span></text:p>
      <text:p text:style-name="P190"><text:span text:style-name="T22">и телефон купи.</text:span></text:p>
      <text:p text:style-name="P190"><text:span text:style-name="T22"/></text:p>
      <text:p text:style-name="P190">итак. вот что надо проанализировать:</text:p>
      <text:p text:style-name="P186">а вдруг земля квадратная. что же мне теперь помидоры не сажать?)</text:p>
      <text:p text:style-name="P186">я боюсь производить. но имея надёжный комп который потянет что угодно возможно я что-то создам быстрее чем передумаю это создавть.</text:p>
      <text:p text:style-name="P186">почему ты кстати такие палки в колёса себе суёшь когда ищешь себе приемущество?</text:p>
      <text:p text:style-name="P186">бери кор ай 7.</text:p>
      <text:p text:style-name="P186">4-мерный тауер дефенс.</text:p>
      <text:p text:style-name="P186">ты боишься. что тебе вдруг первый раз в жизни ничего не будет нужно.</text:p>
      <text:p text:style-name="P186">не делай врагом носитель информации. когда враг у тебя сама информация.</text:p>
      <text:p text:style-name="P186">доказывание себе (себе в убыток) что я не рукожоп</text:p>
      <text:p text:style-name="P186">я говорю что если тыкать всё что можешь то ты не выжмешь 100% из железа. опять таки. на безбабье и рыбу раком. и у тебя всё получится и на том железе которое ты накликал. но когда встанет вопрос апгрейдиться... ты просто открой сайт тех ПС билдеров... и они тебе скажут какое железо надо чтоб выжать из компа больше чем бенчмарк.</text:p>
      <text:p text:style-name="P186">апгрейдись тогда когда есть и время и ресурсы. а не тогда когда нет ни того ни другого.</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1T19:35:31.724000000</meta:creation-date>
    <meta:editing-duration>PT8H37M44S</meta:editing-duration>
    <meta:editing-cycles>127</meta:editing-cycles>
    <meta:generator>LibreOffice/7.0.0.3$Windows_x86 LibreOffice_project/8061b3e9204bef6b321a21033174034a5e2ea88e</meta:generator>
    <dc:title>Вопросник</dc:title>
    <dc:date>2020-08-22T04:34:57.124000000</dc:date>
    <meta:document-statistic meta:table-count="0" meta:image-count="0" meta:object-count="0" meta:page-count="1" meta:paragraph-count="1077" meta:word-count="12421" meta:character-count="72400" meta:non-whitespace-character-count="60977"/>
    <meta:template xlink:type="simple" xlink:actuate="onRequest" xlink:title="Вопросник" xlink:href="../../../AppData/Roaming/LibreOffice/4/user/template/Вопросник.ott" meta:date="2020-08-21T19:35:15.974000000"/>
  </office:meta>
</office:document-meta>
</file>